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008080" style:font-name="Consolas" fo:font-size="8pt" style:font-size-asian="8pt" style:font-name-complex="Consolas1" style:font-size-complex="8pt"/>
    </style:style>
    <style:style style:name="P3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Consolas" fo:font-size="8pt" style:font-size-asian="8pt" style:font-name-complex="Consolas1" style:font-size-complex="8pt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in" fo:margin-bottom="0in" style:contextual-spacing="false" fo:line-height="100%">
        <style:tab-stops>
          <style:tab-stop style:position="1.9189in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Courier New" fo:font-size="8pt" style:font-name-asian="Calibri1" style:font-size-asian="8pt" style:font-name-complex="Courier New1" style:font-size-complex="8pt"/>
    </style:style>
    <style:style style:name="P8" style:family="paragraph" style:parent-style-name="Standard" style:master-page-name="Standard">
      <style:paragraph-properties fo:margin-top="0in" fo:margin-bottom="0in" style:contextual-spacing="false" fo:line-height="100%" style:page-number="auto" fo:padding-left="0in" fo:padding-right="0in" fo:padding-top="0in" fo:padding-bottom="0.0138in" fo:border-left="none" fo:border-right="none" fo:border-top="none" fo:border-bottom="0.74pt solid #00000a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T1" style:family="text">
      <style:text-properties style:font-name="Consolas" fo:font-size="8pt" style:font-size-asian="8pt" style:font-name-complex="Consolas1" style:font-size-complex="8pt"/>
    </style:style>
    <style:style style:name="T2" style:family="text">
      <style:text-properties fo:color="#3f7f5f" style:font-name="Consolas" fo:font-size="8pt" style:font-size-asian="8pt" style:font-name-complex="Consolas1" style:font-size-complex="8pt"/>
    </style:style>
    <style:style style:name="T3" style:family="text">
      <style:text-properties fo:color="#3f7f5f" style:font-name="Consolas" fo:font-size="8pt" style:text-underline-style="solid" style:text-underline-width="auto" style:text-underline-color="font-color" style:font-size-asian="8pt" style:font-name-complex="Consolas1" style:font-size-complex="8pt"/>
    </style:style>
    <style:style style:name="T4" style:family="text">
      <style:text-properties fo:color="#7f0055" style:font-name="Consolas" fo:font-size="8pt" fo:font-weight="bold" style:font-size-asian="8pt" style:font-weight-asian="bold" style:font-name-complex="Consolas1" style:font-size-complex="8pt" style:font-weight-complex="bold"/>
    </style:style>
    <style:style style:name="T5" style:family="text">
      <style:text-properties fo:color="#7f0055" style:font-name="Consolas" fo:font-size="8pt" style:text-underline-style="solid" style:text-underline-width="auto" style:text-underline-color="font-color" fo:font-weight="bold" style:font-size-asian="8pt" style:font-weight-asian="bold" style:font-name-complex="Consolas1" style:font-size-complex="8pt" style:font-weight-complex="bold"/>
    </style:style>
    <style:style style:name="T6" style:family="text">
      <style:text-properties fo:color="#000000" style:font-name="Consolas" fo:font-size="8pt" style:font-size-asian="8pt" style:font-name-complex="Consolas1" style:font-size-complex="8pt"/>
    </style:style>
    <style:style style:name="T7" style:family="text">
      <style:text-properties fo:color="#000000" style:font-name="Consolas" fo:font-size="8pt" fo:font-style="italic" style:font-size-asian="8pt" style:font-style-asian="italic" style:font-name-complex="Consolas1" style:font-size-complex="8pt" style:font-style-complex="italic"/>
    </style:style>
    <style:style style:name="T8" style:family="text">
      <style:text-properties fo:color="#000000" style:font-name="Consolas" fo:font-size="8pt" style:text-underline-style="solid" style:text-underline-width="auto" style:text-underline-color="font-color" style:font-size-asian="8pt" style:font-name-complex="Consolas1" style:font-size-complex="8pt"/>
    </style:style>
    <style:style style:name="T9" style:family="text">
      <style:text-properties fo:color="#0000c0" style:font-name="Consolas" fo:font-size="8pt" fo:font-style="italic" style:font-size-asian="8pt" style:font-style-asian="italic" style:font-name-complex="Consolas1" style:font-size-complex="8pt" style:font-style-complex="italic"/>
    </style:style>
    <style:style style:name="T10" style:family="text">
      <style:text-properties fo:color="#0000c0" style:font-name="Consolas" fo:font-size="8pt" style:font-size-asian="8pt" style:font-name-complex="Consolas1" style:font-size-complex="8pt"/>
    </style:style>
    <style:style style:name="T11" style:family="text">
      <style:text-properties fo:color="#2a00ff" style:font-name="Consolas" fo:font-size="8pt" style:font-size-asian="8pt" style:font-name-complex="Consolas1" style:font-size-complex="8pt"/>
    </style:style>
    <style:style style:name="T12" style:family="text">
      <style:text-properties fo:color="#2a00ff" style:font-name="Consolas" fo:font-size="8pt" fo:font-style="italic" style:font-size-asian="8pt" style:font-style-asian="italic" style:font-name-complex="Consolas1" style:font-size-complex="8pt" style:font-style-complex="italic"/>
    </style:style>
    <style:style style:name="T13" style:family="text">
      <style:text-properties fo:color="#2a00ff" style:font-name="Consolas" fo:font-size="8pt" fo:font-style="italic" style:text-underline-style="solid" style:text-underline-width="auto" style:text-underline-color="font-color" style:font-size-asian="8pt" style:font-style-asian="italic" style:font-name-complex="Consolas1" style:font-size-complex="8pt" style:font-style-complex="italic"/>
    </style:style>
    <style:style style:name="T14" style:family="text">
      <style:text-properties fo:color="#3f5fbf" style:font-name="Consolas" fo:font-size="8pt" style:font-size-asian="8pt" style:font-name-complex="Consolas1" style:font-size-complex="8pt"/>
    </style:style>
    <style:style style:name="T15" style:family="text">
      <style:text-properties fo:color="#3f5fbf" style:font-name="Consolas" fo:font-size="8pt" style:text-underline-style="solid" style:text-underline-width="auto" style:text-underline-color="font-color" style:font-size-asian="8pt" style:font-name-complex="Consolas1" style:font-size-complex="8pt"/>
    </style:style>
    <style:style style:name="T16" style:family="text">
      <style:text-properties fo:color="#646464" style:font-name="Consolas" fo:font-size="8pt" style:font-size-asian="8pt" style:font-name-complex="Consolas1" style:font-size-complex="8pt"/>
    </style:style>
    <style:style style:name="T17" style:family="text">
      <style:text-properties fo:color="#7f7f9f" style:font-name="Consolas" fo:font-size="8pt" style:font-size-asian="8pt" style:font-name-complex="Consolas1" style:font-size-complex="8pt"/>
    </style:style>
    <style:style style:name="T18" style:family="text">
      <style:text-properties fo:color="#4f6228" style:font-name="Consolas" fo:font-size="8pt" style:font-size-asian="8pt" style:font-name-complex="Consolas1" style:font-size-complex="8pt"/>
    </style:style>
    <style:style style:name="T19" style:family="text">
      <style:text-properties fo:color="#008080" style:font-name="Consolas" fo:font-size="8pt" style:font-size-asian="8pt" style:font-name-complex="Consolas1" style:font-size-complex="8pt"/>
    </style:style>
    <style:style style:name="T20" style:family="text">
      <style:text-properties fo:color="#008080" style:font-name="Consolas" fo:font-size="8pt" style:text-underline-style="solid" style:text-underline-width="auto" style:text-underline-color="font-color" style:font-size-asian="8pt" style:font-name-complex="Consolas1" style:font-size-complex="8pt"/>
    </style:style>
    <style:style style:name="T21" style:family="text">
      <style:text-properties fo:color="#3f7f7f" style:font-name="Consolas" fo:font-size="8pt" style:font-size-asian="8pt" style:font-name-complex="Consolas1" style:font-size-complex="8pt"/>
    </style:style>
    <style:style style:name="T22" style:family="text">
      <style:text-properties fo:color="#3f7f7f" style:font-name="Consolas" fo:font-size="8pt" style:text-underline-style="solid" style:text-underline-width="auto" style:text-underline-color="font-color" style:font-size-asian="8pt" style:font-name-complex="Consolas1" style:font-size-complex="8pt"/>
    </style:style>
    <style:style style:name="T23" style:family="text">
      <style:text-properties fo:color="#7f007f" style:font-name="Consolas" fo:font-size="8pt" style:font-size-asian="8pt" style:font-name-complex="Consolas1" style:font-size-complex="8pt"/>
    </style:style>
    <style:style style:name="T24" style:family="text">
      <style:text-properties fo:color="#7f007f" style:font-name="Consolas" fo:font-size="8pt" style:text-underline-style="solid" style:text-underline-width="auto" style:text-underline-color="font-color" style:font-size-asian="8pt" style:font-name-complex="Consolas1" style:font-size-complex="8pt"/>
    </style:style>
    <style:style style:name="T25" style:family="text">
      <style:text-properties fo:color="#70ad47" style:font-name="Courier New" fo:font-size="8pt" style:font-name-asian="Calibri1" style:font-size-asian="8pt" style:font-name-complex="Courier New1" style:font-size-complex="8pt"/>
    </style:style>
    <style:style style:name="T26" style:family="text">
      <style:text-properties style:font-name="Courier New" fo:font-size="8pt" style:font-name-asian="Calibri1" style:font-size-asian="8pt" style:font-name-complex="Courier New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UTOLOCK MAINACTIVITY.JAVA</text:span></text:p>
      <text:p text:style-name="P4"/>
      <text:p text:style-name="P5"><text:span text:style-name="T2">//</text:span><text:span text:style-name="T3">Autolock</text:span><text:span text:style-name="T2"> MainActivity.java</text:span></text:p>
      <text:p text:style-name="P5"><text:span text:style-name="T2">//Performs the functions of the first screen the user interacts with</text:span></text:p>
      <text:p text:style-name="P5"><text:span text:style-name="T2">//Coded on 4/10/2014</text:span></text:p>
      <text:p text:style-name="P5"><text:span text:style-name="T2">//included are onCreate, onStart, onStop,resolveSignInError, onConnectionFailed, onActivityResult, onConnected,updateUI, getProfileInformation,onConnectionSuspended, onCreateOptionsMenu, onClick, signInWithGplus, signOutFromGplus, revokeGplusAccess,</text:span></text:p>
      <text:p text:style-name="P4"/>
      <text:p text:style-name="P5"><text:span text:style-name="T4">package</text:span><text:span text:style-name="T6"> com.example.autolock;</text:span></text:p>
      <text:p text:style-name="P5"><text:span text:style-name="T4">import</text:span><text:span text:style-name="T6"> java.io.InputStream;</text:span></text:p>
      <text:p text:style-name="P4"/>
      <text:p text:style-name="P5"><text:span text:style-name="T4">import</text:span><text:span text:style-name="T6"> android.app.Activity;</text:span></text:p>
      <text:p text:style-name="P5"><text:span text:style-name="T4">import</text:span><text:span text:style-name="T6"> android.content.Intent;</text:span></text:p>
      <text:p text:style-name="P5"><text:span text:style-name="T4">import</text:span><text:span text:style-name="T6"> android.content.IntentSender.SendIntentException;</text:span></text:p>
      <text:p text:style-name="P5"><text:span text:style-name="T4">import</text:span><text:span text:style-name="T6"> android.graphics.Bitmap;</text:span></text:p>
      <text:p text:style-name="P5"><text:span text:style-name="T4">import</text:span><text:span text:style-name="T6"> android.graphics.BitmapFactory;</text:span></text:p>
      <text:p text:style-name="P5"><text:span text:style-name="T4">import</text:span><text:span text:style-name="T6"> android.os.AsyncTask;</text:span></text:p>
      <text:p text:style-name="P5"><text:span text:style-name="T4">import</text:span><text:span text:style-name="T6"> android.os.Bundle;</text:span></text:p>
      <text:p text:style-name="P5"><text:span text:style-name="T4">import</text:span><text:span text:style-name="T6"> android.util.Log;</text:span></text:p>
      <text:p text:style-name="P5"><text:span text:style-name="T4">import</text:span><text:span text:style-name="T6"> android.view.Menu;</text:span></text:p>
      <text:p text:style-name="P5"><text:span text:style-name="T4">import</text:span><text:span text:style-name="T6"> android.view.View;</text:span></text:p>
      <text:p text:style-name="P5"><text:span text:style-name="T4">import</text:span><text:span text:style-name="T6"> android.view.View.OnClickListener;</text:span></text:p>
      <text:p text:style-name="P5"><text:span text:style-name="T4">import</text:span><text:span text:style-name="T6"> android.widget.Button;</text:span></text:p>
      <text:p text:style-name="P5"><text:span text:style-name="T4">import</text:span><text:span text:style-name="T6"> android.widget.ImageView;</text:span></text:p>
      <text:p text:style-name="P5"><text:span text:style-name="T4">import</text:span><text:span text:style-name="T6"> android.widget.LinearLayout;</text:span></text:p>
      <text:p text:style-name="P5"><text:span text:style-name="T4">import</text:span><text:span text:style-name="T6"> android.widget.TextView;</text:span></text:p>
      <text:p text:style-name="P5"><text:span text:style-name="T4">import</text:span><text:span text:style-name="T6"> android.widget.Toast;</text:span></text:p>
      <text:p text:style-name="P4"/>
      <text:p text:style-name="P5"><text:span text:style-name="T4">import</text:span><text:span text:style-name="T6"> com.google.android.gms.common.ConnectionResult;</text:span></text:p>
      <text:p text:style-name="P5"><text:span text:style-name="T4">import</text:span><text:span text:style-name="T6"> com.google.android.gms.common.GooglePlayServicesUtil;</text:span></text:p>
      <text:p text:style-name="P5"><text:span text:style-name="T4">import</text:span><text:span text:style-name="T6"> com.google.android.gms.common.SignInButton;</text:span></text:p>
      <text:p text:style-name="P5"><text:span text:style-name="T4">import</text:span><text:span text:style-name="T6"> com.google.android.gms.common.api.GoogleApiClient;</text:span></text:p>
      <text:p text:style-name="P5"><text:span text:style-name="T4">import</text:span><text:span text:style-name="T6"> com.google.android.gms.common.api.GoogleApiClient.ConnectionCallbacks;</text:span></text:p>
      <text:p text:style-name="P5"><text:span text:style-name="T4">import</text:span><text:span text:style-name="T6"> com.google.android.gms.common.api.GoogleApiClient.OnConnectionFailedListener;</text:span></text:p>
      <text:p text:style-name="P5"><text:span text:style-name="T4">import</text:span><text:span text:style-name="T6"> com.google.android.gms.common.api.ResultCallback;</text:span></text:p>
      <text:p text:style-name="P5"><text:span text:style-name="T4">import</text:span><text:span text:style-name="T6"> com.google.android.gms.common.api.Status;</text:span></text:p>
      <text:p text:style-name="P5"><text:span text:style-name="T4">import</text:span><text:span text:style-name="T6"> com.google.android.gms.plus.Plus;</text:span></text:p>
      <text:p text:style-name="P5"><text:span text:style-name="T4">import</text:span><text:span text:style-name="T6"> com.google.android.gms.plus.model.people.Person;</text:span></text:p>
      <text:p text:style-name="P5"><text:span text:style-name="T6"><text:s/></text:span></text:p>
      <text:p text:style-name="P5"><text:span text:style-name="T4">public</text:span><text:span text:style-name="T6"> </text:span><text:span text:style-name="T4">class</text:span><text:span text:style-name="T6"> MainActivity </text:span><text:span text:style-name="T4">extends</text:span><text:span text:style-name="T6"> Activity </text:span><text:span text:style-name="T4">implements</text:span><text:span text:style-name="T6"> OnClickListener,</text:span></text:p>
      <text:p text:style-name="P5"><text:span text:style-name="T6"><text:s text:c="8"/>ConnectionCallbacks, OnConnectionFailedListener {</text:span></text:p>
      <text:p text:style-name="P5"><text:span text:style-name="T6"><text:s text:c="3"/></text:span></text:p>
      <text:p text:style-name="P5"><text:span text:style-name="T6"><text:s text:c="4"/></text:span><text:span text:style-name="T2">// </text:span><text:span text:style-name="T3">Logcat</text:span><text:span text:style-name="T2"> tag</text:span></text:p>
      <text:p text:style-name="P5"><text:span text:style-name="T6"><text:s text:c="4"/></text:span><text:span text:style-name="T4">private</text:span><text:span text:style-name="T6"> </text:span><text:span text:style-name="T4">static</text:span><text:span text:style-name="T6"> </text:span><text:span text:style-name="T4">final</text:span><text:span text:style-name="T6"> String </text:span><text:span text:style-name="T9">TAG</text:span><text:span text:style-name="T6"> = </text:span><text:span text:style-name="T11">"MainActivity"</text:span><text:span text:style-name="T6">;</text:span></text:p>
      <text:p text:style-name="P5"><text:span text:style-name="T6"><text:s/></text:span></text:p>
      <text:p text:style-name="P5"><text:span text:style-name="T6"><text:s text:c="4"/></text:span><text:span text:style-name="T2">// Profile </text:span><text:span text:style-name="T3">pic</text:span><text:span text:style-name="T2"> image size in pixels</text:span></text:p>
      <text:p text:style-name="P5"><text:span text:style-name="T6"><text:s text:c="4"/></text:span><text:span text:style-name="T4">private</text:span><text:span text:style-name="T6"> </text:span><text:span text:style-name="T4">static</text:span><text:span text:style-name="T6"> </text:span><text:span text:style-name="T4">final</text:span><text:span text:style-name="T6"> </text:span><text:span text:style-name="T4">int</text:span><text:span text:style-name="T6"> </text:span><text:span text:style-name="T9">PROFILE_PIC_SIZE</text:span><text:span text:style-name="T6"> = 400;</text:span></text:p>
      <text:p text:style-name="P5"><text:span text:style-name="T6"><text:s/></text:span></text:p>
      <text:p text:style-name="P5"><text:span text:style-name="T6"><text:s text:c="4"/></text:span><text:span text:style-name="T2">// Google client to interact with Google API</text:span></text:p>
      <text:p text:style-name="P5"><text:span text:style-name="T6"><text:s text:c="4"/></text:span><text:span text:style-name="T4">private</text:span><text:span text:style-name="T6"> GoogleApiClient </text:span><text:span text:style-name="T10">mGoogleApiClient</text:span><text:span text:style-name="T6">;</text:span></text:p>
      <text:p text:style-name="P5"><text:span text:style-name="T6"><text:s text:c="4"/></text:span><text:span text:style-name="T4">private</text:span><text:span text:style-name="T6"> </text:span><text:span text:style-name="T4">static</text:span><text:span text:style-name="T6"> </text:span><text:span text:style-name="T4">final</text:span><text:span text:style-name="T6"> </text:span><text:span text:style-name="T4">int</text:span><text:span text:style-name="T6"> </text:span><text:span text:style-name="T9">RC_SIGN_IN</text:span><text:span text:style-name="T6"> = 0;</text:span></text:p>
      <text:p text:style-name="P5"><text:span text:style-name="T6"><text:s text:c="4"/></text:span></text:p>
      <text:p text:style-name="P5"><text:span text:style-name="T6"><text:s text:c="4"/></text:span><text:span text:style-name="T14">/**</text:span></text:p>
      <text:p text:style-name="P5"><text:span text:style-name="T14"><text:s text:c="5"/>* A flag indicating that a PendingIntent is in progress and prevents us</text:span></text:p>
      <text:p text:style-name="P5"><text:span text:style-name="T14"><text:s text:c="5"/>* from starting further intents.</text:span></text:p>
      <text:p text:style-name="P5"><text:span text:style-name="T14"><text:s text:c="5"/>*/</text:span></text:p>
      <text:p text:style-name="P5"><text:span text:style-name="T6"><text:s text:c="4"/></text:span><text:span text:style-name="T4">private</text:span><text:span text:style-name="T6"> </text:span><text:span text:style-name="T4">boolean</text:span><text:span text:style-name="T6"> </text:span><text:span text:style-name="T10">mIntentInProgress</text:span><text:span text:style-name="T6">;</text:span></text:p>
      <text:p text:style-name="P5"><text:span text:style-name="T6"><text:s text:c="4"/></text:span><text:span text:style-name="T4">private</text:span><text:span text:style-name="T6"> </text:span><text:span text:style-name="T4">boolean</text:span><text:span text:style-name="T6"> </text:span><text:span text:style-name="T10">mSignInClicked</text:span><text:span text:style-name="T6">; </text:span></text:p>
      <text:p text:style-name="P5"><text:span text:style-name="T6"><text:s text:c="4"/></text:span><text:span text:style-name="T4">private</text:span><text:span text:style-name="T6"> ConnectionResult </text:span><text:span text:style-name="T10">mConnectionResult</text:span><text:span text:style-name="T6">;</text:span></text:p>
      <text:p text:style-name="P5"><text:span text:style-name="T6"><text:s text:c="4"/></text:span><text:span text:style-name="T4">private</text:span><text:span text:style-name="T6"> SignInButton </text:span><text:span text:style-name="T10">btnSignIn</text:span><text:span text:style-name="T6">;</text:span></text:p>
      <text:p text:style-name="P5"><text:span text:style-name="T6"><text:s text:c="4"/></text:span><text:span text:style-name="T4">private</text:span><text:span text:style-name="T6"> Button </text:span><text:span text:style-name="T10">btnSignOut</text:span><text:span text:style-name="T6">, </text:span><text:span text:style-name="T10">btnRevokeAccess</text:span><text:span text:style-name="T6">, </text:span><text:span text:style-name="T10">lockcontrol</text:span><text:span text:style-name="T6">;</text:span></text:p>
      <text:p text:style-name="P5"><text:span text:style-name="T6"><text:s text:c="4"/></text:span><text:span text:style-name="T4">private</text:span><text:span text:style-name="T6"> ImageView </text:span><text:span text:style-name="T10">imgProfilePic</text:span><text:span text:style-name="T6">;</text:span></text:p>
      <text:p text:style-name="P5"><text:span text:style-name="T6"><text:s text:c="4"/></text:span><text:span text:style-name="T4">private</text:span><text:span text:style-name="T6"> TextView </text:span><text:span text:style-name="T10">txtName</text:span><text:span text:style-name="T6">, </text:span><text:span text:style-name="T10">txtEmail</text:span><text:span text:style-name="T6">, </text:span><text:span text:style-name="T10">autolock</text:span><text:span text:style-name="T6">, </text:span><text:span text:style-name="T10">title</text:span><text:span text:style-name="T6">;</text:span></text:p>
      <text:p text:style-name="P5"><text:span text:style-name="T6"><text:s text:c="4"/></text:span><text:span text:style-name="T4">private</text:span><text:span text:style-name="T6"> LinearLayout </text:span><text:span text:style-name="T10">llProfileLayout</text:span><text:span text:style-name="T6">;</text:span></text:p>
      <text:p text:style-name="P5"><text:span text:style-name="T6"><text:s/></text:span></text:p>
      <text:p text:style-name="P5"><text:soft-page-break/><text:span text:style-name="T6"><text:s text:c="4"/></text:span><text:span text:style-name="T16">@Override</text:span></text:p>
      <text:p text:style-name="P5"><text:span text:style-name="T6"><text:s text:c="4"/></text:span><text:span text:style-name="T4">protected</text:span><text:span text:style-name="T6"> </text:span><text:span text:style-name="T4">void</text:span><text:span text:style-name="T6"> onCreate(Bundle savedInstanceState) {</text:span></text:p>
      <text:p text:style-name="P5"><text:span text:style-name="T6"><text:s text:c="8"/></text:span><text:span text:style-name="T4">super</text:span><text:span text:style-name="T6">.onCreate(savedInstanceState);</text:span></text:p>
      <text:p text:style-name="P5"><text:span text:style-name="T6"><text:s text:c="8"/>setContentView(R.layout.</text:span><text:span text:style-name="T9">activity_main</text:span><text:span text:style-name="T6">);</text:span></text:p>
      <text:p text:style-name="P5"><text:span text:style-name="T6"><text:s/></text:span></text:p>
      <text:p text:style-name="P5"><text:span text:style-name="T6"><text:s text:c="8"/></text:span><text:span text:style-name="T10">btnSignIn</text:span><text:span text:style-name="T6"> = (SignInButton) findViewById(R.id.</text:span><text:span text:style-name="T9">btn_sign_in</text:span><text:span text:style-name="T6">);</text:span></text:p>
      <text:p text:style-name="P5"><text:span text:style-name="T6"><text:s text:c="8"/></text:span><text:span text:style-name="T10">btnSignOut</text:span><text:span text:style-name="T6"> = (Button) findViewById(R.id.</text:span><text:span text:style-name="T9">btn_sign_out</text:span><text:span text:style-name="T6">);</text:span></text:p>
      <text:p text:style-name="P5"><text:span text:style-name="T6"><text:s text:c="8"/></text:span><text:span text:style-name="T10">btnRevokeAccess</text:span><text:span text:style-name="T6"> = (Button) findViewById(R.id.</text:span><text:span text:style-name="T9">btn_revoke_access</text:span><text:span text:style-name="T6">);</text:span></text:p>
      <text:p text:style-name="P5"><text:span text:style-name="T6"><text:s text:c="8"/></text:span><text:span text:style-name="T10">lockcontrol</text:span><text:span text:style-name="T6"> = (Button) findViewById(R.id.</text:span><text:span text:style-name="T9">lockcontrol</text:span><text:span text:style-name="T6">);</text:span></text:p>
      <text:p text:style-name="P5"><text:span text:style-name="T6"><text:s text:c="8"/></text:span><text:span text:style-name="T10">imgProfilePic</text:span><text:span text:style-name="T6"> = (ImageView) findViewById(R.id.</text:span><text:span text:style-name="T9">imgProfilePic</text:span><text:span text:style-name="T6">);</text:span></text:p>
      <text:p text:style-name="P5"><text:span text:style-name="T6"><text:s text:c="8"/></text:span><text:span text:style-name="T10">txtName</text:span><text:span text:style-name="T6"> = (TextView) findViewById(R.id.</text:span><text:span text:style-name="T9">txtName</text:span><text:span text:style-name="T6">);</text:span></text:p>
      <text:p text:style-name="P5"><text:span text:style-name="T6"><text:s text:c="8"/></text:span><text:span text:style-name="T10">title</text:span><text:span text:style-name="T6"> = (TextView) findViewById(R.id.</text:span><text:span text:style-name="T9">title</text:span><text:span text:style-name="T6">);</text:span></text:p>
      <text:p text:style-name="P5"><text:span text:style-name="T6"><text:s text:c="8"/></text:span><text:span text:style-name="T10">txtEmail</text:span><text:span text:style-name="T6"> = (TextView) findViewById(R.id.</text:span><text:span text:style-name="T9">txtEmail</text:span><text:span text:style-name="T6">);</text:span></text:p>
      <text:p text:style-name="P5"><text:span text:style-name="T6"><text:s text:c="8"/></text:span><text:span text:style-name="T10">autolock</text:span><text:span text:style-name="T6"> = (TextView) findViewById(R.id.</text:span><text:span text:style-name="T9">autolock</text:span><text:span text:style-name="T6">);</text:span></text:p>
      <text:p text:style-name="P5"><text:span text:style-name="T6"><text:s text:c="8"/></text:span><text:span text:style-name="T10">llProfileLayout</text:span><text:span text:style-name="T6"> = (LinearLayout) findViewById(R.id.</text:span><text:span text:style-name="T9">llProfile</text:span><text:span text:style-name="T6">);</text:span></text:p>
      <text:p text:style-name="P5"><text:span text:style-name="T6"><text:s/></text:span></text:p>
      <text:p text:style-name="P5"><text:span text:style-name="T6"><text:s text:c="8"/></text:span><text:span text:style-name="T2">// Button click listeners</text:span></text:p>
      <text:p text:style-name="P5"><text:span text:style-name="T6"><text:s text:c="8"/></text:span><text:span text:style-name="T10">btnSignIn</text:span><text:span text:style-name="T6">.setOnClickListener(</text:span><text:span text:style-name="T4">this</text:span><text:span text:style-name="T6">);</text:span></text:p>
      <text:p text:style-name="P5"><text:span text:style-name="T6"><text:s text:c="8"/></text:span><text:span text:style-name="T10">btnSignOut</text:span><text:span text:style-name="T6">.setOnClickListener(</text:span><text:span text:style-name="T4">this</text:span><text:span text:style-name="T6">);</text:span></text:p>
      <text:p text:style-name="P5"><text:span text:style-name="T6"><text:s text:c="8"/></text:span><text:span text:style-name="T10">btnRevokeAccess</text:span><text:span text:style-name="T6">.setOnClickListener(</text:span><text:span text:style-name="T4">this</text:span><text:span text:style-name="T6">);</text:span></text:p>
      <text:p text:style-name="P5"><text:span text:style-name="T6"><text:s text:c="8"/></text:span><text:span text:style-name="T10">lockcontrol</text:span><text:span text:style-name="T6">.setOnClickListener(</text:span><text:span text:style-name="T4">this</text:span><text:span text:style-name="T6">);</text:span></text:p>
      <text:p text:style-name="P5"><text:span text:style-name="T6"><text:s/></text:span></text:p>
      <text:p text:style-name="P5"><text:span text:style-name="T6"><text:s text:c="8"/></text:span><text:span text:style-name="T10">mGoogleApiClient</text:span><text:span text:style-name="T6"> = </text:span><text:span text:style-name="T4">new</text:span><text:span text:style-name="T6"> GoogleApiClient.Builder(</text:span><text:span text:style-name="T4">this</text:span><text:span text:style-name="T6">)</text:span></text:p>
      <text:p text:style-name="P5"><text:span text:style-name="T6"><text:s text:c="16"/>.addConnectionCallbacks(</text:span><text:span text:style-name="T4">this</text:span><text:span text:style-name="T6">)</text:span></text:p>
      <text:p text:style-name="P5"><text:span text:style-name="T6"><text:s text:c="16"/>.addOnConnectionFailedListener(</text:span><text:span text:style-name="T4">this</text:span><text:span text:style-name="T6">).addApi(Plus.</text:span><text:span text:style-name="T9">API</text:span><text:span text:style-name="T6">, </text:span><text:span text:style-name="T4">null</text:span><text:span text:style-name="T6">)</text:span></text:p>
      <text:p text:style-name="P5"><text:span text:style-name="T6"><text:s text:c="16"/>.addScope(Plus.</text:span><text:span text:style-name="T9">SCOPE_PLUS_LOGIN</text:span><text:span text:style-name="T6">).build();</text:span></text:p>
      <text:p text:style-name="P5"><text:span text:style-name="T6"><text:s text:c="4"/>}</text:span></text:p>
      <text:p text:style-name="P5"><text:span text:style-name="T6"><text:s text:c="4"/></text:span></text:p>
      <text:p text:style-name="P5"><text:span text:style-name="T6"><text:s text:c="4"/></text:span><text:span text:style-name="T4">protected</text:span><text:span text:style-name="T6"> </text:span><text:span text:style-name="T4">void</text:span><text:span text:style-name="T6"> onStart() {</text:span></text:p>
      <text:p text:style-name="P5"><text:span text:style-name="T6"><text:s text:c="8"/></text:span><text:span text:style-name="T4">super</text:span><text:span text:style-name="T6">.onStart();</text:span></text:p>
      <text:p text:style-name="P5"><text:span text:style-name="T6"><text:s text:c="8"/></text:span><text:span text:style-name="T10">mGoogleApiClient</text:span><text:span text:style-name="T6">.connect();</text:span></text:p>
      <text:p text:style-name="P5"><text:span text:style-name="T6"><text:s text:c="4"/>}</text:span></text:p>
      <text:p text:style-name="P5"><text:span text:style-name="T6"><text:s/></text:span></text:p>
      <text:p text:style-name="P5"><text:span text:style-name="T6"><text:s text:c="4"/></text:span><text:span text:style-name="T4">protected</text:span><text:span text:style-name="T6"> </text:span><text:span text:style-name="T4">void</text:span><text:span text:style-name="T6"> onStop() {</text:span></text:p>
      <text:p text:style-name="P5"><text:span text:style-name="T6"><text:s text:c="8"/></text:span><text:span text:style-name="T4">super</text:span><text:span text:style-name="T6">.onStop();</text:span></text:p>
      <text:p text:style-name="P5"><text:span text:style-name="T6"><text:s text:c="8"/></text:span><text:span text:style-name="T4">if</text:span><text:span text:style-name="T6"> (</text:span><text:span text:style-name="T10">mGoogleApiClient</text:span><text:span text:style-name="T6">.isConnected()) {</text:span></text:p>
      <text:p text:style-name="P5"><text:span text:style-name="T6"><text:s text:c="12"/></text:span><text:span text:style-name="T10">mGoogleApiClient</text:span><text:span text:style-name="T6">.disconnect();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 text:c="4"/></text:span></text:p>
      <text:p text:style-name="P5"><text:span text:style-name="T6"><text:s text:c="4"/></text:span><text:span text:style-name="T4">private</text:span><text:span text:style-name="T6"> </text:span><text:span text:style-name="T4">void</text:span><text:span text:style-name="T6"> resolveSignInError() {</text:span></text:p>
      <text:p text:style-name="P5"><text:span text:style-name="T6"><text:s text:c="8"/></text:span><text:span text:style-name="T4">if</text:span><text:span text:style-name="T6"> (</text:span><text:span text:style-name="T10">mConnectionResult</text:span><text:span text:style-name="T6">.hasResolution()) {</text:span></text:p>
      <text:p text:style-name="P5"><text:span text:style-name="T6"><text:s text:c="12"/></text:span><text:span text:style-name="T4">try</text:span><text:span text:style-name="T6"> {</text:span></text:p>
      <text:p text:style-name="P5"><text:span text:style-name="T6"><text:s text:c="16"/></text:span><text:span text:style-name="T10">mIntentInProgress</text:span><text:span text:style-name="T6"> = </text:span><text:span text:style-name="T4">true</text:span><text:span text:style-name="T6">;</text:span></text:p>
      <text:p text:style-name="P5"><text:span text:style-name="T6"><text:s text:c="16"/></text:span><text:span text:style-name="T10">mConnectionResult</text:span><text:span text:style-name="T6">.startResolutionForResult(</text:span><text:span text:style-name="T4">this</text:span><text:span text:style-name="T6">, </text:span><text:span text:style-name="T9">RC_SIGN_IN</text:span><text:span text:style-name="T6">);</text:span></text:p>
      <text:p text:style-name="P5"><text:span text:style-name="T6"><text:s text:c="12"/>} </text:span><text:span text:style-name="T4">catch</text:span><text:span text:style-name="T6"> (SendIntentException e) {</text:span></text:p>
      <text:p text:style-name="P5"><text:span text:style-name="T6"><text:s text:c="16"/></text:span><text:span text:style-name="T10">mIntentInProgress</text:span><text:span text:style-name="T6"> = </text:span><text:span text:style-name="T4">false</text:span><text:span text:style-name="T6">;</text:span></text:p>
      <text:p text:style-name="P5"><text:span text:style-name="T6"><text:s text:c="16"/></text:span><text:span text:style-name="T10">mGoogleApiClient</text:span><text:span text:style-name="T6">.connect();</text:span></text:p>
      <text:p text:style-name="P5"><text:span text:style-name="T6"><text:s text:c="12"/>}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 text:c="4"/></text:span><text:span text:style-name="T16">@Override</text:span></text:p>
      <text:p text:style-name="P5"><text:span text:style-name="T6"><text:s text:c="4"/></text:span><text:span text:style-name="T4">public</text:span><text:span text:style-name="T6"> </text:span><text:span text:style-name="T4">void</text:span><text:span text:style-name="T6"> onConnectionFailed(ConnectionResult result) {</text:span></text:p>
      <text:p text:style-name="P5"><text:span text:style-name="T6"><text:s text:c="8"/></text:span><text:span text:style-name="T4">if</text:span><text:span text:style-name="T6"> (!result.hasResolution()) {</text:span></text:p>
      <text:p text:style-name="P5"><text:span text:style-name="T6"><text:s text:c="12"/>GooglePlayServicesUtil.</text:span><text:span text:style-name="T7">getErrorDialog</text:span><text:span text:style-name="T6">(result.getErrorCode(), </text:span><text:span text:style-name="T4">this</text:span><text:span text:style-name="T6">,</text:span></text:p>
      <text:p text:style-name="P5"><text:span text:style-name="T6"><text:s text:c="20"/>0).show();</text:span></text:p>
      <text:p text:style-name="P5"><text:span text:style-name="T6"><text:s text:c="12"/></text:span><text:span text:style-name="T4">return</text:span><text:span text:style-name="T6">;</text:span></text:p>
      <text:p text:style-name="P5"><text:span text:style-name="T6"><text:s text:c="8"/>}</text:span></text:p>
      <text:p text:style-name="P5"><text:span text:style-name="T6"><text:s text:c="8"/></text:span><text:span text:style-name="T2">//Method to resolve any </text:span><text:span text:style-name="T3">signin</text:span><text:span text:style-name="T2"> errors</text:span></text:p>
      <text:p text:style-name="P5"><text:span text:style-name="T6"><text:s text:c="8"/></text:span><text:span text:style-name="T4">if</text:span><text:span text:style-name="T6"> (!</text:span><text:span text:style-name="T10">mIntentInProgress</text:span><text:span text:style-name="T6">) {</text:span></text:p>
      <text:p text:style-name="P5"><text:span text:style-name="T6"><text:s text:c="12"/></text:span><text:span text:style-name="T2">// Store the ConnectionResult for later usage</text:span></text:p>
      <text:p text:style-name="P5"><text:span text:style-name="T6"><text:s text:c="12"/></text:span><text:span text:style-name="T10">mConnectionResult</text:span><text:span text:style-name="T6"> = result;</text:span></text:p>
      <text:p text:style-name="P5"><text:span text:style-name="T6"><text:s/></text:span></text:p>
      <text:p text:style-name="P5"><text:span text:style-name="T6"><text:s text:c="12"/></text:span><text:span text:style-name="T4">if</text:span><text:span text:style-name="T6"> (</text:span><text:span text:style-name="T10">mSignInClicked</text:span><text:span text:style-name="T6">) {</text:span></text:p>
      <text:p text:style-name="P5"><text:span text:style-name="T6"><text:s text:c="16"/></text:span><text:span text:style-name="T2">// The user has already clicked 'sign-in' so we attempt to</text:span></text:p>
      <text:p text:style-name="P5"><text:span text:style-name="T6"><text:s text:c="16"/></text:span><text:span text:style-name="T2">// resolve all</text:span></text:p>
      <text:p text:style-name="P5"><text:soft-page-break/><text:span text:style-name="T6"><text:s text:c="16"/></text:span><text:span text:style-name="T2">// errors until the user is signed in, or they cancel.</text:span></text:p>
      <text:p text:style-name="P5"><text:span text:style-name="T6"><text:s text:c="16"/>resolveSignInError();</text:span></text:p>
      <text:p text:style-name="P5"><text:span text:style-name="T6"><text:s text:c="12"/>}</text:span></text:p>
      <text:p text:style-name="P5"><text:span text:style-name="T6"><text:s text:c="8"/>} </text:span></text:p>
      <text:p text:style-name="P5"><text:span text:style-name="T6"><text:s text:c="4"/>}</text:span></text:p>
      <text:p text:style-name="P5"><text:span text:style-name="T6"><text:s/></text:span></text:p>
      <text:p text:style-name="P5"><text:span text:style-name="T6"><text:s text:c="4"/></text:span><text:span text:style-name="T16">@Override</text:span></text:p>
      <text:p text:style-name="P5"><text:span text:style-name="T6"><text:s text:c="4"/></text:span><text:span text:style-name="T4">protected</text:span><text:span text:style-name="T6"> </text:span><text:span text:style-name="T4">void</text:span><text:span text:style-name="T6"> onActivityResult(</text:span><text:span text:style-name="T4">int</text:span><text:span text:style-name="T6"> requestCode, </text:span><text:span text:style-name="T4">int</text:span><text:span text:style-name="T6"> responseCode,</text:span></text:p>
      <text:p text:style-name="P5"><text:span text:style-name="T6"><text:s text:c="12"/>Intent intent) {</text:span></text:p>
      <text:p text:style-name="P5"><text:span text:style-name="T6"><text:s text:c="8"/></text:span><text:span text:style-name="T4">if</text:span><text:span text:style-name="T6"> (requestCode == </text:span><text:span text:style-name="T9">RC_SIGN_IN</text:span><text:span text:style-name="T6">) {</text:span></text:p>
      <text:p text:style-name="P5"><text:span text:style-name="T6"><text:s text:c="12"/></text:span><text:span text:style-name="T4">if</text:span><text:span text:style-name="T6"> (responseCode != </text:span><text:span text:style-name="T9">RESULT_OK</text:span><text:span text:style-name="T6">) {</text:span></text:p>
      <text:p text:style-name="P5"><text:span text:style-name="T6"><text:s text:c="16"/></text:span><text:span text:style-name="T10">mSignInClicked</text:span><text:span text:style-name="T6"> = </text:span><text:span text:style-name="T4">false</text:span><text:span text:style-name="T6">;</text:span></text:p>
      <text:p text:style-name="P5"><text:span text:style-name="T6"><text:s text:c="12"/>} </text:span></text:p>
      <text:p text:style-name="P5"><text:span text:style-name="T6"><text:s text:c="12"/></text:span><text:span text:style-name="T10">mIntentInProgress</text:span><text:span text:style-name="T6"> = </text:span><text:span text:style-name="T4">false</text:span><text:span text:style-name="T6">; </text:span></text:p>
      <text:p text:style-name="P5"><text:span text:style-name="T6"><text:s text:c="12"/></text:span><text:span text:style-name="T4">if</text:span><text:span text:style-name="T6"> (!</text:span><text:span text:style-name="T10">mGoogleApiClient</text:span><text:span text:style-name="T6">.isConnecting()) {</text:span></text:p>
      <text:p text:style-name="P5"><text:span text:style-name="T6"><text:s text:c="16"/></text:span><text:span text:style-name="T10">mGoogleApiClient</text:span><text:span text:style-name="T6">.connect();</text:span></text:p>
      <text:p text:style-name="P5"><text:span text:style-name="T6"><text:s text:c="12"/>}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 text:c="2"/></text:span></text:p>
      <text:p text:style-name="P5"><text:span text:style-name="T6"><text:s text:c="4"/></text:span><text:span text:style-name="T16">@Override</text:span></text:p>
      <text:p text:style-name="P5"><text:span text:style-name="T6"><text:s text:c="4"/></text:span><text:span text:style-name="T4">public</text:span><text:span text:style-name="T6"> </text:span><text:span text:style-name="T4">void</text:span><text:span text:style-name="T6"> onConnected(Bundle arg0) {</text:span></text:p>
      <text:p text:style-name="P5"><text:span text:style-name="T6"><text:s text:c="8"/></text:span><text:span text:style-name="T10">mSignInClicked</text:span><text:span text:style-name="T6"> = </text:span><text:span text:style-name="T4">false</text:span><text:span text:style-name="T6">;</text:span></text:p>
      <text:p text:style-name="P5"><text:span text:style-name="T6"><text:s text:c="8"/>Toast.</text:span><text:span text:style-name="T7">makeText</text:span><text:span text:style-name="T6">(</text:span><text:span text:style-name="T4">this</text:span><text:span text:style-name="T6">, </text:span><text:span text:style-name="T11">"User is connected!"</text:span><text:span text:style-name="T6">, Toast.</text:span><text:span text:style-name="T9">LENGTH_LONG</text:span><text:span text:style-name="T6">).show();</text:span></text:p>
      <text:p text:style-name="P5"><text:span text:style-name="T6"><text:s/></text:span></text:p>
      <text:p text:style-name="P5"><text:span text:style-name="T6"><text:s text:c="8"/></text:span><text:span text:style-name="T2">// Get user's information</text:span></text:p>
      <text:p text:style-name="P5"><text:span text:style-name="T6"><text:s text:c="8"/>getProfileInformation();</text:span></text:p>
      <text:p text:style-name="P5"><text:span text:style-name="T6"><text:s/></text:span></text:p>
      <text:p text:style-name="P5"><text:span text:style-name="T6"><text:s text:c="8"/></text:span><text:span text:style-name="T2">// Update the UI after </text:span><text:span text:style-name="T3">signin</text:span></text:p>
      <text:p text:style-name="P5"><text:span text:style-name="T6"><text:s text:c="8"/>updateUI(</text:span><text:span text:style-name="T4">true</text:span><text:span text:style-name="T6">); </text:span></text:p>
      <text:p text:style-name="P5"><text:span text:style-name="T6"><text:s text:c="4"/>}</text:span></text:p>
      <text:p text:style-name="P5"><text:span text:style-name="T6"><text:s text:c="3"/></text:span></text:p>
      <text:p text:style-name="P5"><text:span text:style-name="T6"><text:s text:c="4"/></text:span><text:span text:style-name="T4">private</text:span><text:span text:style-name="T6"> </text:span><text:span text:style-name="T4">void</text:span><text:span text:style-name="T6"> updateUI(</text:span><text:span text:style-name="T4">boolean</text:span><text:span text:style-name="T6"> isSignedIn) {</text:span></text:p>
      <text:p text:style-name="P5"><text:span text:style-name="T6"><text:s text:c="8"/></text:span><text:span text:style-name="T4">if</text:span><text:span text:style-name="T6"> (isSignedIn) {</text:span></text:p>
      <text:p text:style-name="P5"><text:span text:style-name="T6"><text:s text:c="12"/></text:span><text:span text:style-name="T10">btnSignIn</text:span><text:span text:style-name="T6">.setVisibility(View.</text:span><text:span text:style-name="T9">GONE</text:span><text:span text:style-name="T6">);</text:span></text:p>
      <text:p text:style-name="P5"><text:span text:style-name="T6"><text:s text:c="12"/></text:span><text:span text:style-name="T10">btnSignOut</text:span><text:span text:style-name="T6">.setVisibility(View.</text:span><text:span text:style-name="T9">VISIBLE</text:span><text:span text:style-name="T6">);</text:span></text:p>
      <text:p text:style-name="P5"><text:span text:style-name="T6"><text:s text:c="12"/></text:span><text:span text:style-name="T10">btnRevokeAccess</text:span><text:span text:style-name="T6">.setVisibility(View.</text:span><text:span text:style-name="T9">VISIBLE</text:span><text:span text:style-name="T6">);</text:span></text:p>
      <text:p text:style-name="P5"><text:span text:style-name="T6"><text:s text:c="12"/></text:span><text:span text:style-name="T10">lockcontrol</text:span><text:span text:style-name="T6">.setVisibility(View.</text:span><text:span text:style-name="T9">VISIBLE</text:span><text:span text:style-name="T6">);</text:span></text:p>
      <text:p text:style-name="P5"><text:span text:style-name="T6"><text:s text:c="12"/></text:span><text:span text:style-name="T10">llProfileLayout</text:span><text:span text:style-name="T6">.setVisibility(View.</text:span><text:span text:style-name="T9">VISIBLE</text:span><text:span text:style-name="T6">);</text:span></text:p>
      <text:p text:style-name="P5"><text:span text:style-name="T6"><text:s text:c="12"/></text:span><text:span text:style-name="T10">txtEmail</text:span><text:span text:style-name="T6">.setVisibility(View.</text:span><text:span text:style-name="T9">VISIBLE</text:span><text:span text:style-name="T6">);</text:span></text:p>
      <text:p text:style-name="P5"><text:span text:style-name="T6"><text:s text:c="12"/></text:span><text:span text:style-name="T10">autolock</text:span><text:span text:style-name="T6">.setVisibility(View.</text:span><text:span text:style-name="T9">GONE</text:span><text:span text:style-name="T6">);</text:span></text:p>
      <text:p text:style-name="P5"><text:span text:style-name="T6"><text:s text:c="12"/></text:span><text:span text:style-name="T10">title</text:span><text:span text:style-name="T6">.setVisibility(View.</text:span><text:span text:style-name="T9">VISIBLE</text:span><text:span text:style-name="T6">);</text:span></text:p>
      <text:p text:style-name="P5"><text:span text:style-name="T6"><text:s text:c="8"/>} </text:span><text:span text:style-name="T4">else</text:span><text:span text:style-name="T6"> {</text:span></text:p>
      <text:p text:style-name="P5"><text:span text:style-name="T6"><text:s text:c="12"/></text:span><text:span text:style-name="T10">btnSignIn</text:span><text:span text:style-name="T6">.setVisibility(View.</text:span><text:span text:style-name="T9">VISIBLE</text:span><text:span text:style-name="T6">);</text:span></text:p>
      <text:p text:style-name="P5"><text:span text:style-name="T6"><text:s text:c="12"/></text:span><text:span text:style-name="T10">btnSignOut</text:span><text:span text:style-name="T6">.setVisibility(View.</text:span><text:span text:style-name="T9">GONE</text:span><text:span text:style-name="T6">);</text:span></text:p>
      <text:p text:style-name="P5"><text:span text:style-name="T6"><text:s text:c="12"/></text:span><text:span text:style-name="T10">btnRevokeAccess</text:span><text:span text:style-name="T6">.setVisibility(View.</text:span><text:span text:style-name="T9">GONE</text:span><text:span text:style-name="T6">);</text:span></text:p>
      <text:p text:style-name="P5"><text:span text:style-name="T6"><text:s text:c="12"/></text:span><text:span text:style-name="T10">lockcontrol</text:span><text:span text:style-name="T6">.setVisibility(View.</text:span><text:span text:style-name="T9">GONE</text:span><text:span text:style-name="T6">);</text:span></text:p>
      <text:p text:style-name="P5"><text:span text:style-name="T6"><text:s text:c="12"/></text:span><text:span text:style-name="T10">llProfileLayout</text:span><text:span text:style-name="T6">.setVisibility(View.</text:span><text:span text:style-name="T9">GONE</text:span><text:span text:style-name="T6">);</text:span></text:p>
      <text:p text:style-name="P5"><text:span text:style-name="T6"><text:s text:c="12"/></text:span><text:span text:style-name="T10">txtEmail</text:span><text:span text:style-name="T6">.setVisibility(View.</text:span><text:span text:style-name="T9">GONE</text:span><text:span text:style-name="T6">);</text:span></text:p>
      <text:p text:style-name="P5"><text:span text:style-name="T6"><text:s text:c="12"/></text:span><text:span text:style-name="T10">title</text:span><text:span text:style-name="T6">.setVisibility(View.</text:span><text:span text:style-name="T9">VISIBLE</text:span><text:span text:style-name="T6">);</text:span></text:p>
      <text:p text:style-name="P5"><text:span text:style-name="T6"><text:s text:c="12"/></text:span><text:span text:style-name="T10">autolock</text:span><text:span text:style-name="T6">.setVisibility(View.</text:span><text:span text:style-name="T9">VISIBLE</text:span><text:span text:style-name="T6">);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/></text:span></text:p>
      <text:p text:style-name="P5"><text:span text:style-name="T6"><text:s text:c="4"/></text:span><text:span text:style-name="T14">/**</text:span></text:p>
      <text:p text:style-name="P5"><text:span text:style-name="T14"><text:s text:c="5"/>* Fetching user's information name, email, profile </text:span><text:span text:style-name="T15">pic</text:span></text:p>
      <text:p text:style-name="P5"><text:span text:style-name="T14"><text:s text:c="5"/>* */</text:span></text:p>
      <text:p text:style-name="P5"><text:span text:style-name="T6"><text:s text:c="4"/></text:span><text:span text:style-name="T4">private</text:span><text:span text:style-name="T6"> </text:span><text:span text:style-name="T4">void</text:span><text:span text:style-name="T6"> getProfileInformation() {</text:span></text:p>
      <text:p text:style-name="P5"><text:span text:style-name="T6"><text:s text:c="8"/></text:span><text:span text:style-name="T4">try</text:span><text:span text:style-name="T6"> {</text:span></text:p>
      <text:p text:style-name="P5"><text:span text:style-name="T6"><text:s text:c="12"/></text:span><text:span text:style-name="T4">if</text:span><text:span text:style-name="T6"> (Plus.</text:span><text:span text:style-name="T9">PeopleApi</text:span><text:span text:style-name="T6">.getCurrentPerson(</text:span><text:span text:style-name="T10">mGoogleApiClient</text:span><text:span text:style-name="T6">) != </text:span><text:span text:style-name="T4">null</text:span><text:span text:style-name="T6">) {</text:span></text:p>
      <text:p text:style-name="P5"><text:span text:style-name="T6"><text:s text:c="16"/>Person currentPerson = Plus.</text:span><text:span text:style-name="T9">PeopleApi</text:span></text:p>
      <text:p text:style-name="P5"><text:span text:style-name="T6"><text:s text:c="24"/>.getCurrentPerson(</text:span><text:span text:style-name="T10">mGoogleApiClient</text:span><text:span text:style-name="T6">);</text:span></text:p>
      <text:p text:style-name="P5"><text:span text:style-name="T6"><text:s text:c="16"/>String personName = currentPerson.getDisplayName();</text:span></text:p>
      <text:p text:style-name="P5"><text:span text:style-name="T6"><text:s text:c="16"/>String personPhotoUrl = currentPerson.getImage().getUrl();</text:span></text:p>
      <text:p text:style-name="P5"><text:span text:style-name="T6"><text:s text:c="16"/>String personGooglePlusProfile = currentPerson.getUrl();</text:span></text:p>
      <text:p text:style-name="P5"><text:span text:style-name="T6"><text:s text:c="16"/>String email = Plus.</text:span><text:span text:style-name="T9">AccountApi</text:span><text:span text:style-name="T6">.getAccountName(</text:span><text:span text:style-name="T10">mGoogleApiClient</text:span><text:span text:style-name="T6">);</text:span></text:p>
      <text:p text:style-name="P5"><text:soft-page-break/><text:span text:style-name="T6"><text:s/></text:span></text:p>
      <text:p text:style-name="P5"><text:span text:style-name="T6"><text:s text:c="16"/>Log.</text:span><text:span text:style-name="T7">e</text:span><text:span text:style-name="T6">(</text:span><text:span text:style-name="T9">TAG</text:span><text:span text:style-name="T6">, </text:span><text:span text:style-name="T11">"Name: "</text:span><text:span text:style-name="T6"> + personName + </text:span><text:span text:style-name="T11">", plusProfile: "</text:span></text:p>
      <text:p text:style-name="P5"><text:span text:style-name="T6"><text:s text:c="24"/>+ personGooglePlusProfile + </text:span><text:span text:style-name="T11">", email: "</text:span><text:span text:style-name="T6"> + email</text:span></text:p>
      <text:p text:style-name="P5"><text:span text:style-name="T6"><text:s text:c="24"/>+ </text:span><text:span text:style-name="T11">", Image: "</text:span><text:span text:style-name="T6"> + personPhotoUrl);</text:span></text:p>
      <text:p text:style-name="P5"><text:span text:style-name="T6"><text:s/></text:span></text:p>
      <text:p text:style-name="P5"><text:span text:style-name="T6"><text:s text:c="16"/></text:span><text:span text:style-name="T10">txtName</text:span><text:span text:style-name="T6">.setText(personName);</text:span></text:p>
      <text:p text:style-name="P5"><text:span text:style-name="T6"><text:s text:c="16"/></text:span><text:span text:style-name="T10">txtEmail</text:span><text:span text:style-name="T6">.setText(email);</text:span></text:p>
      <text:p text:style-name="P5"><text:span text:style-name="T6"><text:s/></text:span></text:p>
      <text:p text:style-name="P5"><text:span text:style-name="T6"><text:s text:c="16"/></text:span><text:span text:style-name="T2">// by default the profile </text:span><text:span text:style-name="T3">url</text:span><text:span text:style-name="T2"> gives 50x50 </text:span><text:span text:style-name="T3">px</text:span><text:span text:style-name="T2"> image only</text:span></text:p>
      <text:p text:style-name="P5"><text:span text:style-name="T6"><text:s text:c="16"/></text:span><text:span text:style-name="T2">// we can replace the value with whatever dimension we want by</text:span></text:p>
      <text:p text:style-name="P5"><text:span text:style-name="T6"><text:s text:c="16"/></text:span><text:span text:style-name="T2">// replacing </text:span><text:span text:style-name="T3">sz</text:span><text:span text:style-name="T2">=X</text:span></text:p>
      <text:p text:style-name="P5"><text:span text:style-name="T6"><text:s text:c="16"/>personPhotoUrl = personPhotoUrl.substring(0,</text:span></text:p>
      <text:p text:style-name="P5"><text:span text:style-name="T6"><text:s text:c="24"/>personPhotoUrl.length() - 2)</text:span></text:p>
      <text:p text:style-name="P5"><text:span text:style-name="T6"><text:s text:c="24"/>+ </text:span><text:span text:style-name="T9">PROFILE_PIC_SIZE</text:span><text:span text:style-name="T6">;</text:span></text:p>
      <text:p text:style-name="P5"><text:span text:style-name="T6"><text:s/></text:span></text:p>
      <text:p text:style-name="P5"><text:span text:style-name="T6"><text:s text:c="16"/></text:span><text:span text:style-name="T4">new</text:span><text:span text:style-name="T6"> LoadProfileImage(</text:span><text:span text:style-name="T10">imgProfilePic</text:span><text:span text:style-name="T6">).execute(personPhotoUrl);</text:span></text:p>
      <text:p text:style-name="P5"><text:span text:style-name="T6"><text:s/></text:span></text:p>
      <text:p text:style-name="P5"><text:span text:style-name="T6"><text:s text:c="12"/>} </text:span><text:span text:style-name="T4">else</text:span><text:span text:style-name="T6"> {</text:span></text:p>
      <text:p text:style-name="P5"><text:span text:style-name="T6"><text:s text:c="16"/>Toast.</text:span><text:span text:style-name="T7">makeText</text:span><text:span text:style-name="T6">(getApplicationContext(),</text:span></text:p>
      <text:p text:style-name="P5"><text:span text:style-name="T6"><text:s text:c="24"/></text:span><text:span text:style-name="T11">"Person information is null"</text:span><text:span text:style-name="T6">, Toast.</text:span><text:span text:style-name="T9">LENGTH_LONG</text:span><text:span text:style-name="T6">).show();</text:span></text:p>
      <text:p text:style-name="P5"><text:span text:style-name="T6"><text:s text:c="12"/>}</text:span></text:p>
      <text:p text:style-name="P5"><text:span text:style-name="T6"><text:s text:c="8"/>} </text:span><text:span text:style-name="T4">catch</text:span><text:span text:style-name="T6"> (Exception e) {</text:span></text:p>
      <text:p text:style-name="P5"><text:span text:style-name="T6"><text:s text:c="12"/>e.printStackTrace();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/></text:span></text:p>
      <text:p text:style-name="P5"><text:span text:style-name="T6"><text:s text:c="4"/></text:span><text:span text:style-name="T16">@Override</text:span></text:p>
      <text:p text:style-name="P5"><text:span text:style-name="T6"><text:s text:c="4"/></text:span><text:span text:style-name="T4">public</text:span><text:span text:style-name="T6"> </text:span><text:span text:style-name="T4">void</text:span><text:span text:style-name="T6"> onConnectionSuspended(</text:span><text:span text:style-name="T4">int</text:span><text:span text:style-name="T6"> arg0) {</text:span></text:p>
      <text:p text:style-name="P5"><text:span text:style-name="T6"><text:s text:c="8"/></text:span><text:span text:style-name="T10">mGoogleApiClient</text:span><text:span text:style-name="T6">.connect();</text:span></text:p>
      <text:p text:style-name="P5"><text:span text:style-name="T6"><text:s text:c="8"/>updateUI(</text:span><text:span text:style-name="T4">false</text:span><text:span text:style-name="T6">);</text:span></text:p>
      <text:p text:style-name="P5"><text:span text:style-name="T6"><text:s text:c="4"/>}</text:span></text:p>
      <text:p text:style-name="P5"><text:span text:style-name="T6"><text:s/></text:span></text:p>
      <text:p text:style-name="P5"><text:span text:style-name="T6"><text:s text:c="4"/></text:span><text:span text:style-name="T16">@Override</text:span></text:p>
      <text:p text:style-name="P5"><text:span text:style-name="T6"><text:s text:c="4"/></text:span><text:span text:style-name="T4">public</text:span><text:span text:style-name="T6"> </text:span><text:span text:style-name="T4">boolean</text:span><text:span text:style-name="T6"> onCreateOptionsMenu(Menu menu) {</text:span></text:p>
      <text:p text:style-name="P5"><text:span text:style-name="T6"><text:s text:c="8"/></text:span><text:span text:style-name="T2">// Inflate the menu; this adds items to the action bar if it is present.</text:span></text:p>
      <text:p text:style-name="P5"><text:span text:style-name="T6"><text:s text:c="8"/>getMenuInflater().inflate(R.menu.</text:span><text:span text:style-name="T9">main</text:span><text:span text:style-name="T6">, menu);</text:span></text:p>
      <text:p text:style-name="P5"><text:span text:style-name="T6"><text:s text:c="8"/></text:span><text:span text:style-name="T4">return</text:span><text:span text:style-name="T6"> </text:span><text:span text:style-name="T4">true</text:span><text:span text:style-name="T6">;</text:span></text:p>
      <text:p text:style-name="P5"><text:span text:style-name="T6"><text:s text:c="4"/>}</text:span></text:p>
      <text:p text:style-name="P5"><text:span text:style-name="T6"><text:s/></text:span></text:p>
      <text:p text:style-name="P5"><text:span text:style-name="T6"><text:s text:c="4"/></text:span><text:span text:style-name="T14">/**</text:span></text:p>
      <text:p text:style-name="P5"><text:span text:style-name="T14"><text:s text:c="5"/>* Button on click listener</text:span></text:p>
      <text:p text:style-name="P5"><text:span text:style-name="T14"><text:s text:c="5"/>* */</text:span></text:p>
      <text:p text:style-name="P5"><text:span text:style-name="T6"><text:s text:c="4"/></text:span><text:span text:style-name="T16">@Override</text:span></text:p>
      <text:p text:style-name="P5"><text:span text:style-name="T6"><text:s text:c="4"/></text:span><text:span text:style-name="T4">public</text:span><text:span text:style-name="T6"> </text:span><text:span text:style-name="T4">void</text:span><text:span text:style-name="T6"> onClick(View v) {</text:span></text:p>
      <text:p text:style-name="P5"><text:span text:style-name="T6"><text:s text:c="8"/></text:span><text:span text:style-name="T4">switch</text:span><text:span text:style-name="T6"> (v.getId()) {</text:span></text:p>
      <text:p text:style-name="P5"><text:span text:style-name="T6"><text:s text:c="8"/></text:span><text:span text:style-name="T4">case</text:span><text:span text:style-name="T6"> R.id.</text:span><text:span text:style-name="T9">btn_sign_in</text:span><text:span text:style-name="T6">:</text:span></text:p>
      <text:p text:style-name="P5"><text:span text:style-name="T6"><text:s text:c="12"/></text:span><text:span text:style-name="T2">// </text:span><text:span text:style-name="T3">Signin</text:span><text:span text:style-name="T2"> button clicked</text:span></text:p>
      <text:p text:style-name="P5"><text:span text:style-name="T6"><text:s text:c="12"/>signInWithGplus();</text:span></text:p>
      <text:p text:style-name="P5"><text:span text:style-name="T6"><text:s text:c="12"/></text:span><text:span text:style-name="T4">break</text:span><text:span text:style-name="T6">;</text:span></text:p>
      <text:p text:style-name="P5"><text:span text:style-name="T6"><text:s text:c="8"/></text:span><text:span text:style-name="T4">case</text:span><text:span text:style-name="T6"> R.id.</text:span><text:span text:style-name="T9">btn_sign_out</text:span><text:span text:style-name="T6">:</text:span></text:p>
      <text:p text:style-name="P5"><text:span text:style-name="T6"><text:s text:c="12"/></text:span><text:span text:style-name="T2">// </text:span><text:span text:style-name="T3">Signout</text:span><text:span text:style-name="T2"> button clicked</text:span></text:p>
      <text:p text:style-name="P5"><text:span text:style-name="T6"><text:s text:c="12"/>signOutFromGplus();</text:span></text:p>
      <text:p text:style-name="P5"><text:span text:style-name="T6"><text:s text:c="12"/></text:span><text:span text:style-name="T4">break</text:span><text:span text:style-name="T6">;</text:span></text:p>
      <text:p text:style-name="P5"><text:span text:style-name="T6"><text:s text:c="8"/></text:span><text:span text:style-name="T4">case</text:span><text:span text:style-name="T6"> R.id.</text:span><text:span text:style-name="T9">btn_revoke_access</text:span><text:span text:style-name="T6">:</text:span></text:p>
      <text:p text:style-name="P5"><text:span text:style-name="T6"><text:s text:c="12"/></text:span><text:span text:style-name="T2">// Revoke access button clicked</text:span></text:p>
      <text:p text:style-name="P5"><text:span text:style-name="T6"><text:s text:c="12"/>revokeGplusAccess();</text:span></text:p>
      <text:p text:style-name="P5"><text:span text:style-name="T6"><text:s text:c="12"/></text:span><text:span text:style-name="T4">break</text:span><text:span text:style-name="T6">;</text:span></text:p>
      <text:p text:style-name="P5"><text:span text:style-name="T6"><text:s text:c="8"/></text:span><text:span text:style-name="T4">case</text:span><text:span text:style-name="T6"> R.id.</text:span><text:span text:style-name="T9">lockcontrol</text:span><text:span text:style-name="T6">:</text:span></text:p>
      <text:p text:style-name="P5"><text:span text:style-name="T6"><text:s text:c="8"/><text:tab/></text:span><text:span text:style-name="T2">//Actual Revoke</text:span></text:p>
      <text:p text:style-name="P5"><text:span text:style-name="T6"><text:s text:c="8"/><text:tab/>lockcontrol();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/></text:span></text:p>
      <text:p text:style-name="P5"><text:span text:style-name="T6"><text:s text:c="4"/></text:span><text:span text:style-name="T14">/**</text:span></text:p>
      <text:p text:style-name="P5"><text:span text:style-name="T14"><text:s text:c="5"/>* Sign</text:span><text:span text:style-name="T17">-</text:span><text:span text:style-name="T14">in into google</text:span></text:p>
      <text:p text:style-name="P5"><text:soft-page-break/><text:span text:style-name="T14"><text:s text:c="5"/>* */</text:span></text:p>
      <text:p text:style-name="P5"><text:span text:style-name="T6"><text:s text:c="4"/></text:span><text:span text:style-name="T4">private</text:span><text:span text:style-name="T6"> </text:span><text:span text:style-name="T4">void</text:span><text:span text:style-name="T6"> signInWithGplus() {</text:span></text:p>
      <text:p text:style-name="P5"><text:span text:style-name="T6"><text:s text:c="8"/></text:span><text:span text:style-name="T4">if</text:span><text:span text:style-name="T6"> (!</text:span><text:span text:style-name="T10">mGoogleApiClient</text:span><text:span text:style-name="T6">.isConnecting()) {</text:span></text:p>
      <text:p text:style-name="P5"><text:span text:style-name="T6"><text:s text:c="12"/></text:span><text:span text:style-name="T10">mSignInClicked</text:span><text:span text:style-name="T6"> = </text:span><text:span text:style-name="T4">true</text:span><text:span text:style-name="T6">;</text:span></text:p>
      <text:p text:style-name="P5"><text:span text:style-name="T6"><text:s text:c="12"/>resolveSignInError();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/></text:span></text:p>
      <text:p text:style-name="P5"><text:span text:style-name="T6"><text:s text:c="4"/></text:span><text:span text:style-name="T14">/**</text:span></text:p>
      <text:p text:style-name="P5"><text:span text:style-name="T14"><text:s text:c="5"/>* Sign</text:span><text:span text:style-name="T17">-</text:span><text:span text:style-name="T14">out from google</text:span></text:p>
      <text:p text:style-name="P5"><text:span text:style-name="T14"><text:s text:c="5"/>* */</text:span></text:p>
      <text:p text:style-name="P5"><text:span text:style-name="T6"><text:s text:c="4"/></text:span><text:span text:style-name="T4">private</text:span><text:span text:style-name="T6"> </text:span><text:span text:style-name="T4">void</text:span><text:span text:style-name="T6"> signOutFromGplus() {</text:span></text:p>
      <text:p text:style-name="P5"><text:span text:style-name="T6"><text:s text:c="8"/></text:span><text:span text:style-name="T4">if</text:span><text:span text:style-name="T6"> (</text:span><text:span text:style-name="T10">mGoogleApiClient</text:span><text:span text:style-name="T6">.isConnected()) {</text:span></text:p>
      <text:p text:style-name="P5"><text:span text:style-name="T6"><text:s text:c="12"/>Plus.</text:span><text:span text:style-name="T9">AccountApi</text:span><text:span text:style-name="T6">.clearDefaultAccount(</text:span><text:span text:style-name="T10">mGoogleApiClient</text:span><text:span text:style-name="T6">);</text:span></text:p>
      <text:p text:style-name="P5"><text:span text:style-name="T6"><text:s text:c="12"/></text:span><text:span text:style-name="T10">mGoogleApiClient</text:span><text:span text:style-name="T6">.disconnect();</text:span></text:p>
      <text:p text:style-name="P5"><text:span text:style-name="T6"><text:s text:c="12"/></text:span><text:span text:style-name="T10">mGoogleApiClient</text:span><text:span text:style-name="T6">.connect();</text:span></text:p>
      <text:p text:style-name="P5"><text:span text:style-name="T6"><text:s text:c="12"/>updateUI(</text:span><text:span text:style-name="T4">false</text:span><text:span text:style-name="T6">);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 text:c="4"/></text:span><text:span text:style-name="T14">/**</text:span></text:p>
      <text:p text:style-name="P5"><text:span text:style-name="T14"><text:s text:c="5"/>* Lock control page</text:span></text:p>
      <text:p text:style-name="P5"><text:span text:style-name="T14"><text:s text:c="5"/>* */</text:span></text:p>
      <text:p text:style-name="P5"><text:span text:style-name="T6"><text:s text:c="4"/></text:span><text:span text:style-name="T4">private</text:span><text:span text:style-name="T6"> </text:span><text:span text:style-name="T4">void</text:span><text:span text:style-name="T6"> lockcontrol() {</text:span></text:p>
      <text:p text:style-name="P5"><text:span text:style-name="T6"><text:s text:c="8"/></text:span><text:span text:style-name="T4">if</text:span><text:span text:style-name="T6"> (</text:span><text:span text:style-name="T10">mGoogleApiClient</text:span><text:span text:style-name="T6">.isConnected()) {</text:span></text:p>
      <text:p text:style-name="P5"><text:span text:style-name="T6"><text:s text:c="8"/><text:tab/></text:span><text:span text:style-name="T2">// get prompts.xml view</text:span></text:p>
      <text:p text:style-name="P5"><text:span text:style-name="T6"><text:tab/><text:tab/><text:tab/>LayoutInflater li = LayoutInflater.from(</text:span><text:span text:style-name="T8">context</text:span><text:span text:style-name="T6">);</text:span></text:p>
      <text:p text:style-name="P5"><text:span text:style-name="T6"><text:tab/><text:tab/><text:tab/>View promptsView = li.inflate(R.layout.</text:span><text:span text:style-name="T9">prompts</text:span><text:span text:style-name="T6">, </text:span><text:span text:style-name="T4">null</text:span><text:span text:style-name="T6">);</text:span></text:p>
      <text:p text:style-name="P4"/>
      <text:p text:style-name="P5"><text:span text:style-name="T6"><text:tab/><text:tab/><text:tab/>AlertDialog.Builder alertDialogBuilder = </text:span><text:span text:style-name="T4">new</text:span><text:span text:style-name="T6"> AlertDialog.Builder(</text:span></text:p>
      <text:p text:style-name="P5"><text:span text:style-name="T6"><text:tab/><text:tab/><text:tab/><text:tab/><text:tab/></text:span><text:span text:style-name="T8">context</text:span><text:span text:style-name="T6">);</text:span></text:p>
      <text:p text:style-name="P4"/>
      <text:p text:style-name="P5"><text:span text:style-name="T6"><text:tab/><text:tab/><text:tab/></text:span><text:span text:style-name="T2">// set prompts.xml to </text:span><text:span text:style-name="T3">alertdialog</text:span><text:span text:style-name="T2"> builder</text:span></text:p>
      <text:p text:style-name="P5"><text:span text:style-name="T6"><text:tab/><text:tab/><text:tab/>alertDialogBuilder.setView(promptsView);</text:span></text:p>
      <text:p text:style-name="P4"/>
      <text:p text:style-name="P5"><text:span text:style-name="T6"><text:tab/><text:tab/><text:tab/></text:span><text:span text:style-name="T4">final</text:span><text:span text:style-name="T6"> EditText userInput = (EditText) promptsView</text:span></text:p>
      <text:p text:style-name="P5"><text:span text:style-name="T6"><text:tab/><text:tab/><text:tab/><text:tab/><text:tab/>.findViewById(R.id.</text:span><text:span text:style-name="T9">editTextDialogUserInput</text:span><text:span text:style-name="T6">);</text:span></text:p>
      <text:p text:style-name="P4"/>
      <text:p text:style-name="P5"><text:span text:style-name="T6"><text:tab/><text:tab/><text:tab/></text:span><text:span text:style-name="T2">// set dialog message</text:span></text:p>
      <text:p text:style-name="P5"><text:span text:style-name="T6"><text:tab/><text:tab/><text:tab/>alertDialogBuilder</text:span></text:p>
      <text:p text:style-name="P5"><text:span text:style-name="T6"><text:tab/><text:tab/><text:tab/><text:tab/>.setCancelable(</text:span><text:span text:style-name="T4">false</text:span><text:span text:style-name="T6">)</text:span></text:p>
      <text:p text:style-name="P5"><text:span text:style-name="T6"><text:tab/><text:tab/><text:tab/><text:tab/>.setPositiveButton(</text:span><text:span text:style-name="T11">"OK"</text:span><text:span text:style-name="T6">,</text:span></text:p>
      <text:p text:style-name="P5"><text:span text:style-name="T6"><text:tab/><text:tab/><text:tab/><text:tab/> <text:s/></text:span><text:span text:style-name="T4">new</text:span><text:span text:style-name="T6"> DialogInterface.OnClickListener() {</text:span></text:p>
      <text:p text:style-name="P5"><text:span text:style-name="T6"><text:tab/><text:tab/><text:tab/><text:tab/> <text:s text:c="3"/></text:span><text:span text:style-name="T4">public</text:span><text:span text:style-name="T6"> </text:span><text:span text:style-name="T4">void</text:span><text:span text:style-name="T6"> onClick(DialogInterface dialog,</text:span><text:span text:style-name="T4">int</text:span><text:span text:style-name="T6"> id) {</text:span></text:p>
      <text:p text:style-name="P5"><text:span text:style-name="T1"><text:tab/><text:tab/><text:tab/><text:tab/><text:tab/></text:span><text:span text:style-name="T18">//User must input “3360” in order to allow access to next screen</text:span></text:p>
      <text:p text:style-name="P5"><text:span text:style-name="T6"><text:tab/><text:tab/><text:tab/><text:tab/> <text:s text:c="3"/><text:tab/></text:span><text:span text:style-name="T4">if</text:span><text:span text:style-name="T6"> (userInput.getText().toString().equals(</text:span><text:span text:style-name="T11">"3360"</text:span><text:span text:style-name="T6">)){</text:span></text:p>
      <text:p text:style-name="P5"><text:span text:style-name="T6"><text:tab/><text:tab/><text:tab/><text:tab/> <text:s text:c="3"/><text:tab/>Intent i = </text:span><text:span text:style-name="T5">new</text:span><text:span text:style-name="T8"> Intent(</text:span><text:span text:style-name="T5">this</text:span><text:span text:style-name="T8">, LockControl.</text:span><text:span text:style-name="T5">class</text:span><text:span text:style-name="T8">)</text:span><text:span text:style-name="T6">;</text:span></text:p>
      <text:p text:style-name="P5"><text:span text:style-name="T6"><text:tab/><text:tab/><text:tab/> <text:s text:c="11"/><text:tab/>startActivity(i);</text:span></text:p>
      <text:p text:style-name="P5"><text:span text:style-name="T6"><text:tab/><text:tab/><text:tab/><text:tab/> <text:s text:c="3"/><text:tab/>}</text:span></text:p>
      <text:p text:style-name="P5"><text:span text:style-name="T6"><text:tab/><text:tab/><text:tab/><text:tab/><text:tab/></text:span><text:span text:style-name="T2">// get user input and set it to result</text:span></text:p>
      <text:p text:style-name="P5"><text:span text:style-name="T6"><text:tab/><text:tab/><text:tab/><text:tab/><text:tab/></text:span><text:span text:style-name="T2">// edit text</text:span></text:p>
      <text:p text:style-name="P5"><text:span text:style-name="T6"><text:tab/><text:tab/><text:tab/><text:tab/> <text:s text:c="3"/>}</text:span></text:p>
      <text:p text:style-name="P5"><text:span text:style-name="T6"><text:tab/><text:tab/><text:tab/><text:tab/> <text:s/>});</text:span></text:p>
      <text:p text:style-name="P5"><text:span text:style-name="T6"><text:tab/><text:tab/><text:tab/><text:tab/></text:span><text:span text:style-name="T8">.setNegativeButton</text:span><text:span text:style-name="T6">(</text:span><text:span text:style-name="T11">"Cancel"</text:span><text:span text:style-name="T6">,</text:span></text:p>
      <text:p text:style-name="P5"><text:span text:style-name="T6"><text:tab/><text:tab/><text:tab/><text:tab/> <text:s/></text:span><text:span text:style-name="T4">new</text:span><text:span text:style-name="T6"> DialogInterface.OnClickListener() {</text:span></text:p>
      <text:p text:style-name="P5"><text:span text:style-name="T6"><text:tab/><text:tab/><text:tab/><text:tab/> <text:s text:c="3"/></text:span><text:span text:style-name="T4">public</text:span><text:span text:style-name="T6"> </text:span><text:span text:style-name="T4">void</text:span><text:span text:style-name="T6"> onClick(DialogInterface dialog,</text:span><text:span text:style-name="T4">int</text:span><text:span text:style-name="T6"> id) {</text:span></text:p>
      <text:p text:style-name="P5"><text:span text:style-name="T6"><text:tab/><text:tab/><text:tab/><text:tab/><text:tab/>dialog.cancel();</text:span></text:p>
      <text:p text:style-name="P5"><text:span text:style-name="T6"><text:tab/><text:tab/><text:tab/><text:tab/> <text:s text:c="3"/>}</text:span></text:p>
      <text:p text:style-name="P5"><text:span text:style-name="T6"><text:tab/><text:tab/><text:tab/><text:tab/> <text:s/>});</text:span></text:p>
      <text:p text:style-name="P4"/>
      <text:p text:style-name="P5"><text:span text:style-name="T6"><text:tab/><text:tab/><text:tab/></text:span><text:span text:style-name="T2">// create alert dialog</text:span></text:p>
      <text:p text:style-name="P5"><text:span text:style-name="T6"><text:tab/><text:tab/><text:tab/>AlertDialog alertDialog = alertDialogBuilder.create();</text:span></text:p>
      <text:p text:style-name="P4"/>
      <text:p text:style-name="P5"><text:span text:style-name="T6"><text:tab/><text:tab/><text:tab/></text:span><text:span text:style-name="T2">// show it</text:span></text:p>
      <text:p text:style-name="P5"><text:span text:style-name="T6"><text:tab/><text:tab/><text:tab/>alertDialog.show();</text:span></text:p>
      <text:p text:style-name="P4"/>
      <text:p text:style-name="P5"><text:span text:style-name="T6"><text:tab/><text:tab/>}</text:span></text:p>
      <text:p text:style-name="P5"><text:span text:style-name="T6"><text:s text:c="8"/><text:tab/></text:span></text:p>
      <text:p text:style-name="P5"><text:span text:style-name="T6"><text:s text:c="12"/><text:tab/></text:span></text:p>
      <text:p text:style-name="P5"><text:soft-page-break/><text:span text:style-name="T6"><text:s text:c="9"/>} <text:s text:c="3"/></text:span><text:span text:style-name="T14">/**</text:span></text:p>
      <text:p text:style-name="P5"><text:span text:style-name="T14"><text:s text:c="5"/>* <text:s/>Revoking access from google</text:span></text:p>
      <text:p text:style-name="P5"><text:span text:style-name="T14"><text:s text:c="5"/>* */</text:span></text:p>
      <text:p text:style-name="P5"><text:span text:style-name="T6"><text:s text:c="4"/></text:span><text:span text:style-name="T4">private</text:span><text:span text:style-name="T6"> </text:span><text:span text:style-name="T4">void</text:span><text:span text:style-name="T6"> revokeGplusAccess() {</text:span></text:p>
      <text:p text:style-name="P5"><text:span text:style-name="T6"><text:s text:c="8"/></text:span><text:span text:style-name="T4">if</text:span><text:span text:style-name="T6"> (</text:span><text:span text:style-name="T10">mGoogleApiClient</text:span><text:span text:style-name="T6">.isConnected()) {</text:span></text:p>
      <text:p text:style-name="P5"><text:span text:style-name="T6"><text:s text:c="8"/><text:tab/>Plus.</text:span><text:span text:style-name="T9">AccountApi</text:span><text:span text:style-name="T6">.clearDefaultAccount(</text:span><text:span text:style-name="T10">mGoogleApiClient</text:span><text:span text:style-name="T6">);</text:span></text:p>
      <text:p text:style-name="P5"><text:span text:style-name="T6"><text:s text:c="12"/>Plus.</text:span><text:span text:style-name="T9">AccountApi</text:span><text:span text:style-name="T6">.revokeAccessAndDisconnect(</text:span><text:span text:style-name="T10">mGoogleApiClient</text:span><text:span text:style-name="T6">)</text:span></text:p>
      <text:p text:style-name="P5"><text:span text:style-name="T6"><text:s text:c="20"/>.setResultCallback(</text:span><text:span text:style-name="T4">new</text:span><text:span text:style-name="T6"> ResultCallback&lt;Status&gt;() {</text:span></text:p>
      <text:p text:style-name="P5"><text:span text:style-name="T6"><text:s text:c="24"/></text:span><text:span text:style-name="T16">@Override</text:span></text:p>
      <text:p text:style-name="P5"><text:span text:style-name="T6"><text:s text:c="24"/></text:span><text:span text:style-name="T4">public</text:span><text:span text:style-name="T6"> </text:span><text:span text:style-name="T4">void</text:span><text:span text:style-name="T6"> onResult(Status arg0) {</text:span></text:p>
      <text:p text:style-name="P5"><text:span text:style-name="T6"><text:s text:c="28"/>Log.</text:span><text:span text:style-name="T7">e</text:span><text:span text:style-name="T6">(</text:span><text:span text:style-name="T9">TAG</text:span><text:span text:style-name="T6">, </text:span><text:span text:style-name="T11">"User access revoked!"</text:span><text:span text:style-name="T6">);</text:span></text:p>
      <text:p text:style-name="P5"><text:span text:style-name="T6"><text:s text:c="28"/></text:span><text:span text:style-name="T10">mGoogleApiClient</text:span><text:span text:style-name="T6">.connect();</text:span></text:p>
      <text:p text:style-name="P5"><text:span text:style-name="T6"><text:s text:c="28"/>updateUI(</text:span><text:span text:style-name="T4">false</text:span><text:span text:style-name="T6">);</text:span></text:p>
      <text:p text:style-name="P5"><text:span text:style-name="T6"><text:s text:c="24"/>}</text:span></text:p>
      <text:p text:style-name="P5"><text:span text:style-name="T6"><text:s/></text:span></text:p>
      <text:p text:style-name="P5"><text:span text:style-name="T6"><text:s text:c="20"/>});</text:span></text:p>
      <text:p text:style-name="P5"><text:span text:style-name="T6"><text:s text:c="8"/>}</text:span></text:p>
      <text:p text:style-name="P5"><text:span text:style-name="T6"><text:s text:c="4"/>}</text:span></text:p>
      <text:p text:style-name="P5"><text:span text:style-name="T6"><text:s text:c="5"/></text:span></text:p>
      <text:p text:style-name="P5"><text:span text:style-name="T6"><text:s text:c="4"/></text:span><text:span text:style-name="T14">/**</text:span></text:p>
      <text:p text:style-name="P5"><text:span text:style-name="T14"><text:s text:c="5"/>* Background </text:span><text:span text:style-name="T15">Async</text:span><text:span text:style-name="T14"> task to load user profile picture from </text:span><text:span text:style-name="T15">url</text:span></text:p>
      <text:p text:style-name="P5"><text:span text:style-name="T14"><text:s text:c="5"/>* */</text:span></text:p>
      <text:p text:style-name="P5"><text:span text:style-name="T6"><text:s text:c="4"/></text:span><text:span text:style-name="T4">private</text:span><text:span text:style-name="T6"> </text:span><text:span text:style-name="T4">class</text:span><text:span text:style-name="T6"> LoadProfileImage </text:span><text:span text:style-name="T4">extends</text:span><text:span text:style-name="T6"> AsyncTask&lt;String, Void, Bitmap&gt; {</text:span></text:p>
      <text:p text:style-name="P5"><text:span text:style-name="T6"><text:s text:c="8"/>ImageView </text:span><text:span text:style-name="T10">bmImage</text:span><text:span text:style-name="T6">;</text:span></text:p>
      <text:p text:style-name="P5"><text:span text:style-name="T6"><text:s/></text:span></text:p>
      <text:p text:style-name="P5"><text:span text:style-name="T6"><text:s text:c="8"/></text:span><text:span text:style-name="T4">public</text:span><text:span text:style-name="T6"> LoadProfileImage(ImageView bmImage) {</text:span></text:p>
      <text:p text:style-name="P5"><text:span text:style-name="T6"><text:s text:c="12"/></text:span><text:span text:style-name="T4">this</text:span><text:span text:style-name="T6">.</text:span><text:span text:style-name="T10">bmImage</text:span><text:span text:style-name="T6"> = bmImage;</text:span></text:p>
      <text:p text:style-name="P5"><text:span text:style-name="T6"><text:s text:c="8"/>}</text:span></text:p>
      <text:p text:style-name="P5"><text:span text:style-name="T6"><text:s/></text:span></text:p>
      <text:p text:style-name="P5"><text:span text:style-name="T6"><text:s text:c="8"/></text:span><text:span text:style-name="T4">protected</text:span><text:span text:style-name="T6"> Bitmap doInBackground(String... urls) {</text:span></text:p>
      <text:p text:style-name="P5"><text:span text:style-name="T6"><text:s text:c="12"/>String urldisplay = urls[0];</text:span></text:p>
      <text:p text:style-name="P5"><text:span text:style-name="T6"><text:s text:c="12"/>Bitmap mIcon11 = </text:span><text:span text:style-name="T4">null</text:span><text:span text:style-name="T6">;</text:span></text:p>
      <text:p text:style-name="P5"><text:span text:style-name="T6"><text:s text:c="12"/></text:span><text:span text:style-name="T4">try</text:span><text:span text:style-name="T6"> {</text:span></text:p>
      <text:p text:style-name="P5"><text:span text:style-name="T6"><text:s text:c="16"/>InputStream in = </text:span><text:span text:style-name="T4">new</text:span><text:span text:style-name="T6"> java.net.URL(urldisplay).openStream();</text:span></text:p>
      <text:p text:style-name="P5"><text:span text:style-name="T6"><text:s text:c="16"/>mIcon11 = BitmapFactory.</text:span><text:span text:style-name="T7">decodeStream</text:span><text:span text:style-name="T6">(in);</text:span></text:p>
      <text:p text:style-name="P5"><text:span text:style-name="T6"><text:s text:c="12"/>} </text:span><text:span text:style-name="T4">catch</text:span><text:span text:style-name="T6"> (Exception e) {</text:span></text:p>
      <text:p text:style-name="P5"><text:span text:style-name="T6"><text:s text:c="16"/>Log.</text:span><text:span text:style-name="T7">e</text:span><text:span text:style-name="T6">(</text:span><text:span text:style-name="T11">"Error"</text:span><text:span text:style-name="T6">, e.getMessage());</text:span></text:p>
      <text:p text:style-name="P5"><text:span text:style-name="T6"><text:s text:c="16"/>e.printStackTrace();</text:span></text:p>
      <text:p text:style-name="P5"><text:span text:style-name="T6"><text:s text:c="12"/>}</text:span></text:p>
      <text:p text:style-name="P5"><text:span text:style-name="T6"><text:s text:c="12"/></text:span><text:span text:style-name="T4">return</text:span><text:span text:style-name="T6"> mIcon11;</text:span></text:p>
      <text:p text:style-name="P5"><text:span text:style-name="T6"><text:s text:c="8"/>}</text:span></text:p>
      <text:p text:style-name="P5"><text:span text:style-name="T6"><text:s/></text:span></text:p>
      <text:p text:style-name="P5"><text:span text:style-name="T6"><text:s text:c="8"/></text:span><text:span text:style-name="T4">protected</text:span><text:span text:style-name="T6"> </text:span><text:span text:style-name="T4">void</text:span><text:span text:style-name="T6"> onPostExecute(Bitmap result) {</text:span></text:p>
      <text:p text:style-name="P5"><text:span text:style-name="T6"><text:s text:c="12"/></text:span><text:span text:style-name="T10">bmImage</text:span><text:span text:style-name="T6">.setImageBitmap(result);</text:span></text:p>
      <text:p text:style-name="P5"><text:span text:style-name="T6"><text:s text:c="8"/>}</text:span></text:p>
      <text:p text:style-name="P5"><text:span text:style-name="T6"><text:s text:c="4"/>} </text:span></text:p>
      <text:p text:style-name="Standard"><text:span text:style-name="T6">}</text:span></text:p>
      <text:p text:style-name="P3"><text:span text:style-name="T1">AUTOLOCK activity_main.mxl</text:span></text:p>
      <text:p text:style-name="P1"/>
      <text:p text:style-name="P5"><text:span text:style-name="T19">&lt;</text:span><text:span text:style-name="T21">LinearLayout</text:span><text:span text:style-name="T1"> </text:span><text:span text:style-name="T23">xmlns:android</text:span><text:span text:style-name="T6">=</text:span><text:span text:style-name="T12">"http://schemas.android.com/apk/res/android"</text:span></text:p>
      <text:p text:style-name="P5"><text:span text:style-name="T1"><text:s text:c="4"/></text:span><text:span text:style-name="T23">xmlns:tools</text:span><text:span text:style-name="T6">=</text:span><text:span text:style-name="T12">"http://schemas.android.com/tools"</text:span></text:p>
      <text:p text:style-name="P5"><text:span text:style-name="T1"><text:s text:c="4"/></text:span><text:span text:style-name="T23">android:layout_width</text:span><text:span text:style-name="T6">=</text:span><text:span text:style-name="T12">"match_parent"</text:span></text:p>
      <text:p text:style-name="P5"><text:span text:style-name="T1"><text:s text:c="4"/></text:span><text:span text:style-name="T23">android:layout_height</text:span><text:span text:style-name="T6">=</text:span><text:span text:style-name="T12">"match_parent"</text:span></text:p>
      <text:p text:style-name="P5"><text:span text:style-name="T1"><text:s text:c="4"/></text:span><text:span text:style-name="T23">android:background</text:span><text:span text:style-name="T6">=</text:span><text:span text:style-name="T12">"@drawable/wood"</text:span></text:p>
      <text:p text:style-name="P5"><text:span text:style-name="T1"><text:s text:c="4"/></text:span><text:span text:style-name="T23">android:orientation</text:span><text:span text:style-name="T6">=</text:span><text:span text:style-name="T12">"vertical"</text:span></text:p>
      <text:p text:style-name="P5"><text:span text:style-name="T1"><text:s text:c="4"/></text:span><text:span text:style-name="T23">android:padding</text:span><text:span text:style-name="T6">=</text:span><text:span text:style-name="T12">"16dp"</text:span></text:p>
      <text:p text:style-name="P5"><text:span text:style-name="T1"><text:s text:c="4"/></text:span><text:span text:style-name="T23">tools:context</text:span><text:span text:style-name="T6">=</text:span><text:span text:style-name="T12">".MainActivity"</text:span><text:span text:style-name="T1"> </text:span><text:span text:style-name="T19">&gt;</text:span></text:p>
      <text:p text:style-name="P5"><text:span text:style-name="T6"><text:s/></text:span></text:p>
      <text:p text:style-name="P5"><text:span text:style-name="T6"><text:s text:c="4"/></text:span><text:span text:style-name="T19">&lt;</text:span><text:span text:style-name="T21">LinearLayout</text:span></text:p>
      <text:p text:style-name="P5"><text:span text:style-name="T1"><text:s text:c="8"/></text:span><text:span text:style-name="T23">android:id</text:span><text:span text:style-name="T6">=</text:span><text:span text:style-name="T12">"@+id/llProfile"</text:span></text:p>
      <text:p text:style-name="P5"><text:span text:style-name="T1"><text:s text:c="8"/></text:span><text:span text:style-name="T23">android:layout_width</text:span><text:span text:style-name="T6">=</text:span><text:span text:style-name="T12">"fill_par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layout_marginBottom</text:span><text:span text:style-name="T6">=</text:span><text:span text:style-name="T12">"20dp"</text:span></text:p>
      <text:p text:style-name="P5"><text:span text:style-name="T1"><text:s text:c="8"/></text:span><text:span text:style-name="T23">android:orientation</text:span><text:span text:style-name="T6">=</text:span><text:span text:style-name="T12">"horizontal"</text:span></text:p>
      <text:p text:style-name="P5"><text:soft-page-break/><text:span text:style-name="T1"><text:s text:c="8"/></text:span><text:span text:style-name="T23">android:weightSum</text:span><text:span text:style-name="T6">=</text:span><text:span text:style-name="T12">"3"</text:span></text:p>
      <text:p text:style-name="P5"><text:span text:style-name="T1"><text:s text:c="8"/></text:span><text:span text:style-name="T23">android:visibility</text:span><text:span text:style-name="T6">=</text:span><text:span text:style-name="T12">"gone"</text:span><text:span text:style-name="T19">&gt;</text:span></text:p>
      <text:p text:style-name="P5"><text:span text:style-name="T6"><text:s/></text:span></text:p>
      <text:p text:style-name="P5"><text:span text:style-name="T6"><text:s text:c="8"/></text:span><text:span text:style-name="T20">&lt;</text:span><text:span text:style-name="T22">ImageView</text:span></text:p>
      <text:p text:style-name="P5"><text:span text:style-name="T1"><text:s text:c="12"/></text:span><text:span text:style-name="T23">android:id</text:span><text:span text:style-name="T6">=</text:span><text:span text:style-name="T12">"@+id/imgProfilePic"</text:span></text:p>
      <text:p text:style-name="P5"><text:span text:style-name="T1"><text:s text:c="12"/></text:span><text:span text:style-name="T23">android:layout_width</text:span><text:span text:style-name="T6">=</text:span><text:span text:style-name="T12">"80dp"</text:span></text:p>
      <text:p text:style-name="P5"><text:span text:style-name="T1"><text:s text:c="12"/></text:span><text:span text:style-name="T23">android:visibility</text:span><text:span text:style-name="T6">=</text:span><text:span text:style-name="T12">"gone"</text:span></text:p>
      <text:p text:style-name="P5"><text:span text:style-name="T1"><text:s text:c="12"/></text:span><text:span text:style-name="T23">android:layout_height</text:span><text:span text:style-name="T6">=</text:span><text:span text:style-name="T12">"wrap_content"</text:span></text:p>
      <text:p text:style-name="P5"><text:span text:style-name="T1"><text:s text:c="12"/></text:span><text:span text:style-name="T23">android:layout_weight</text:span><text:span text:style-name="T6">=</text:span><text:span text:style-name="T12">"1"</text:span><text:span text:style-name="T19">/&gt;</text:span></text:p>
      <text:p text:style-name="P5"><text:span text:style-name="T6"><text:s/></text:span></text:p>
      <text:p text:style-name="P5"><text:span text:style-name="T6"><text:s text:c="8"/></text:span><text:span text:style-name="T19">&lt;</text:span><text:span text:style-name="T21">LinearLayout</text:span></text:p>
      <text:p text:style-name="P5"><text:span text:style-name="T1"><text:s text:c="12"/></text:span><text:span text:style-name="T23">android:layout_width</text:span><text:span text:style-name="T6">=</text:span><text:span text:style-name="T12">"wrap_content"</text:span></text:p>
      <text:p text:style-name="P5"><text:span text:style-name="T1"><text:s text:c="12"/></text:span><text:span text:style-name="T23">android:layout_height</text:span><text:span text:style-name="T6">=</text:span><text:span text:style-name="T12">"wrap_content"</text:span></text:p>
      <text:p text:style-name="P5"><text:span text:style-name="T1"><text:s text:c="12"/></text:span><text:span text:style-name="T23">android:layout_marginLeft</text:span><text:span text:style-name="T6">=</text:span><text:span text:style-name="T12">"10dp"</text:span></text:p>
      <text:p text:style-name="P5"><text:span text:style-name="T1"><text:s text:c="12"/></text:span><text:span text:style-name="T23">android:orientation</text:span><text:span text:style-name="T6">=</text:span><text:span text:style-name="T12">"vertical"</text:span></text:p>
      <text:p text:style-name="P5"><text:span text:style-name="T1"><text:s text:c="12"/></text:span><text:span text:style-name="T23">android:layout_weight</text:span><text:span text:style-name="T6">=</text:span><text:span text:style-name="T12">"2"</text:span><text:span text:style-name="T1"> </text:span><text:span text:style-name="T19">&gt;</text:span></text:p>
      <text:p text:style-name="P5"><text:span text:style-name="T6"><text:s/></text:span></text:p>
      <text:p text:style-name="P5"><text:span text:style-name="T6"><text:s text:c="12"/></text:span><text:span text:style-name="T19">&lt;</text:span><text:span text:style-name="T21">TextView</text:span></text:p>
      <text:p text:style-name="P5"><text:span text:style-name="T1"><text:s text:c="16"/></text:span><text:span text:style-name="T23">android:id</text:span><text:span text:style-name="T6">=</text:span><text:span text:style-name="T12">"@+id/title"</text:span></text:p>
      <text:p text:style-name="P5"><text:span text:style-name="T1"><text:s text:c="16"/></text:span><text:span text:style-name="T23">android:layout_width</text:span><text:span text:style-name="T6">=</text:span><text:span text:style-name="T12">"wrap_content"</text:span></text:p>
      <text:p text:style-name="P5"><text:span text:style-name="T1"><text:s text:c="16"/></text:span><text:span text:style-name="T23">android:layout_height</text:span><text:span text:style-name="T6">=</text:span><text:span text:style-name="T12">"wrap_content"</text:span></text:p>
      <text:p text:style-name="P5"><text:span text:style-name="T1"><text:s text:c="7"/><text:tab/><text:tab/><text:tab/></text:span><text:span text:style-name="T24">android:text</text:span><text:span text:style-name="T8">=</text:span><text:span text:style-name="T13">"AUTOLOCK"</text:span></text:p>
      <text:p text:style-name="P5"><text:span text:style-name="T1"><text:s text:c="7"/><text:tab/><text:tab/><text:tab/></text:span><text:span text:style-name="T23">android:layout_marginLeft</text:span><text:span text:style-name="T6">=</text:span><text:span text:style-name="T12">"20dp"</text:span></text:p>
      <text:p text:style-name="P5"><text:span text:style-name="T1"><text:s text:c="16"/></text:span><text:span text:style-name="T23">android:layout_gravity</text:span><text:span text:style-name="T6">=</text:span><text:span text:style-name="T12">"center"</text:span></text:p>
      <text:p text:style-name="P5"><text:span text:style-name="T1"><text:s text:c="16"/></text:span><text:span text:style-name="T23">android:textSize</text:span><text:span text:style-name="T6">=</text:span><text:span text:style-name="T12">"70sp"</text:span></text:p>
      <text:p text:style-name="P5"><text:span text:style-name="T1"><text:s text:c="16"/></text:span><text:span text:style-name="T23">android:textStyle</text:span><text:span text:style-name="T6">=</text:span><text:span text:style-name="T12">"bold"</text:span></text:p>
      <text:p text:style-name="P5"><text:span text:style-name="T1"><text:s text:c="7"/><text:tab/><text:tab/><text:tab/></text:span><text:span text:style-name="T23">android:typeface</text:span><text:span text:style-name="T6">=</text:span><text:span text:style-name="T12">"serif"</text:span><text:span text:style-name="T1"> </text:span><text:span text:style-name="T19">/&gt;</text:span></text:p>
      <text:p text:style-name="P5"><text:span text:style-name="T6"><text:s/></text:span></text:p>
      <text:p text:style-name="P5"><text:span text:style-name="T6"><text:s text:c="12"/></text:span><text:span text:style-name="T19">&lt;</text:span><text:span text:style-name="T21">TextView</text:span></text:p>
      <text:p text:style-name="P5"><text:span text:style-name="T1"><text:s text:c="16"/></text:span><text:span text:style-name="T23">android:id</text:span><text:span text:style-name="T6">=</text:span><text:span text:style-name="T12">"@+id/txtName"</text:span></text:p>
      <text:p text:style-name="P5"><text:span text:style-name="T1"><text:s text:c="16"/></text:span><text:span text:style-name="T23">android:layout_width</text:span><text:span text:style-name="T6">=</text:span><text:span text:style-name="T12">"wrap_content"</text:span></text:p>
      <text:p text:style-name="P5"><text:span text:style-name="T1"><text:s text:c="16"/></text:span><text:span text:style-name="T23">android:layout_height</text:span><text:span text:style-name="T6">=</text:span><text:span text:style-name="T12">"wrap_content"</text:span></text:p>
      <text:p text:style-name="P5"><text:span text:style-name="T1"><text:s text:c="16"/></text:span><text:span text:style-name="T23">android:padding</text:span><text:span text:style-name="T6">=</text:span><text:span text:style-name="T12">"5dp"</text:span></text:p>
      <text:p text:style-name="P5"><text:span text:style-name="T1"><text:s text:c="16"/></text:span><text:span text:style-name="T23">android:layout_marginLeft</text:span><text:span text:style-name="T6">=</text:span><text:span text:style-name="T12">"5dp"</text:span></text:p>
      <text:p text:style-name="P5"><text:span text:style-name="T1"><text:s text:c="16"/></text:span><text:span text:style-name="T23">android:layout_gravity</text:span><text:span text:style-name="T6">=</text:span><text:span text:style-name="T12">"center"</text:span></text:p>
      <text:p text:style-name="P5"><text:span text:style-name="T1"><text:s text:c="16"/></text:span><text:span text:style-name="T23">android:textSize</text:span><text:span text:style-name="T6">=</text:span><text:span text:style-name="T12">"40sp"</text:span></text:p>
      <text:p text:style-name="P5"><text:span text:style-name="T1"><text:s text:c="16"/></text:span><text:span text:style-name="T23">android:textStyle</text:span><text:span text:style-name="T6">=</text:span><text:span text:style-name="T12">"bold"</text:span><text:span text:style-name="T1"> </text:span><text:span text:style-name="T19">/&gt;</text:span></text:p>
      <text:p text:style-name="P5"><text:span text:style-name="T6"><text:s text:c="8"/></text:span><text:span text:style-name="T19">&lt;/</text:span><text:span text:style-name="T21">LinearLayout</text:span><text:span text:style-name="T19">&gt;</text:span></text:p>
      <text:p text:style-name="P5"><text:span text:style-name="T6"><text:s text:c="4"/></text:span><text:span text:style-name="T19">&lt;/</text:span><text:span text:style-name="T21">LinearLayout</text:span><text:span text:style-name="T19">&gt;</text:span></text:p>
      <text:p text:style-name="P5"><text:span text:style-name="T6"><text:s text:c="4"/></text:span></text:p>
      <text:p text:style-name="P5"><text:span text:style-name="T6"><text:s text:c="4"/></text:span><text:span text:style-name="T19">&lt;</text:span><text:span text:style-name="T21">TextView</text:span></text:p>
      <text:p text:style-name="P5"><text:span text:style-name="T1"><text:s text:c="8"/></text:span><text:span text:style-name="T23">android:id</text:span><text:span text:style-name="T6">=</text:span><text:span text:style-name="T12">"@+id/txtEmail"</text:span></text:p>
      <text:p text:style-name="P5"><text:span text:style-name="T1"><text:s text:c="8"/></text:span><text:span text:style-name="T23">android:layout_width</text:span><text:span text:style-name="T6">=</text:span><text:span text:style-name="T12">"wrap_cont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padding</text:span><text:span text:style-name="T6">=</text:span><text:span text:style-name="T12">"15dp"</text:span></text:p>
      <text:p text:style-name="P5"><text:span text:style-name="T1"><text:s text:c="8"/></text:span><text:span text:style-name="T23">android:layout_gravity</text:span><text:span text:style-name="T6">=</text:span><text:span text:style-name="T12">"center"</text:span></text:p>
      <text:p text:style-name="P5"><text:span text:style-name="T1"><text:s text:c="8"/></text:span><text:span text:style-name="T23">android:textSize</text:span><text:span text:style-name="T6">=</text:span><text:span text:style-name="T12">"30sp"</text:span></text:p>
      <text:p text:style-name="P5"><text:span text:style-name="T1"><text:s text:c="8"/></text:span><text:span text:style-name="T23">android:textStyle</text:span><text:span text:style-name="T6">=</text:span><text:span text:style-name="T12">"bold"</text:span><text:span text:style-name="T1"> </text:span><text:span text:style-name="T19">/&gt;</text:span></text:p>
      <text:p text:style-name="P5"><text:span text:style-name="T6"><text:s text:c="4"/></text:span></text:p>
      <text:p text:style-name="P5"><text:span text:style-name="T6"><text:s text:c="4"/></text:span><text:span text:style-name="T19">&lt;</text:span><text:span text:style-name="T21">TextView</text:span></text:p>
      <text:p text:style-name="P5"><text:span text:style-name="T1"><text:s text:c="8"/></text:span><text:span text:style-name="T23">android:id</text:span><text:span text:style-name="T6">=</text:span><text:span text:style-name="T12">"@+id/autolock"</text:span></text:p>
      <text:p text:style-name="P5"><text:span text:style-name="T1"><text:s text:c="8"/></text:span><text:span text:style-name="T23">android:layout_width</text:span><text:span text:style-name="T6">=</text:span><text:span text:style-name="T12">"wrap_cont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padding</text:span><text:span text:style-name="T6">=</text:span><text:span text:style-name="T12">"15dp"</text:span></text:p>
      <text:p text:style-name="P5"><text:span text:style-name="T1"><text:s text:c="8"/></text:span><text:span text:style-name="T23">android:layout_gravity</text:span><text:span text:style-name="T6">=</text:span><text:span text:style-name="T12">"center"</text:span></text:p>
      <text:p text:style-name="P5"><text:span text:style-name="T1"><text:s text:c="8"/></text:span><text:span text:style-name="T24">android:text</text:span><text:span text:style-name="T8">=</text:span><text:span text:style-name="T13">"Autolock"</text:span></text:p>
      <text:p text:style-name="P5"><text:span text:style-name="T1"><text:s text:c="8"/></text:span><text:span text:style-name="T23">android:textSize</text:span><text:span text:style-name="T6">=</text:span><text:span text:style-name="T12">"70sp"</text:span></text:p>
      <text:p text:style-name="P5"><text:span text:style-name="T1"><text:s text:c="8"/></text:span><text:span text:style-name="T23">android:textStyle</text:span><text:span text:style-name="T6">=</text:span><text:span text:style-name="T12">"bold"</text:span></text:p>
      <text:p text:style-name="P5"><text:span text:style-name="T1"><text:s text:c="7"/><text:tab/></text:span><text:span text:style-name="T23">android:typeface</text:span><text:span text:style-name="T6">=</text:span><text:span text:style-name="T12">"serif"</text:span></text:p>
      <text:p text:style-name="P5"><text:span text:style-name="T1"><text:s text:c="9"/></text:span><text:span text:style-name="T19">/&gt;</text:span></text:p>
      <text:p text:style-name="P5"><text:span text:style-name="T6"><text:s/></text:span></text:p>
      <text:p text:style-name="P5"><text:span text:style-name="T6"><text:s text:c="4"/></text:span><text:span text:style-name="T19">&lt;</text:span><text:span text:style-name="T21">com.google.android.gms.common.SignInButton</text:span></text:p>
      <text:p text:style-name="P5"><text:span text:style-name="T1"><text:s text:c="8"/></text:span><text:span text:style-name="T23">android:id</text:span><text:span text:style-name="T6">=</text:span><text:span text:style-name="T12">"@+id/btn_sign_in"</text:span></text:p>
      <text:p text:style-name="P5"><text:span text:style-name="T1"><text:s text:c="8"/></text:span><text:span text:style-name="T23">android:layout_width</text:span><text:span text:style-name="T6">=</text:span><text:span text:style-name="T12">"fill_parent"</text:span></text:p>
      <text:p text:style-name="P5"><text:span text:style-name="T1"><text:s text:c="8"/></text:span><text:span text:style-name="T23">android:layout_marginTop</text:span><text:span text:style-name="T6">=</text:span><text:span text:style-name="T12">"150dp"</text:span></text:p>
      <text:p text:style-name="P5"><text:span text:style-name="T1"><text:s text:c="8"/></text:span><text:span text:style-name="T23">android:layout_height</text:span><text:span text:style-name="T6">=</text:span><text:span text:style-name="T12">"70dp"</text:span></text:p>
      <text:p text:style-name="P5"><text:soft-page-break/><text:span text:style-name="T1"><text:s text:c="8"/></text:span><text:span text:style-name="T24">android:text</text:span><text:span text:style-name="T8">=</text:span><text:span text:style-name="T13">"Sign in with Google Plus"</text:span></text:p>
      <text:p text:style-name="P5"><text:span text:style-name="T1"><text:s text:c="8"/></text:span><text:span text:style-name="T23">android:layout_marginBottom</text:span><text:span text:style-name="T6">=</text:span><text:span text:style-name="T12">"20dp"</text:span><text:span text:style-name="T19">/&gt;</text:span></text:p>
      <text:p text:style-name="P5"><text:span text:style-name="T6"><text:s/></text:span></text:p>
      <text:p text:style-name="P5"><text:span text:style-name="T6"><text:s text:c="4"/></text:span><text:span text:style-name="T19">&lt;</text:span><text:span text:style-name="T21">Button</text:span></text:p>
      <text:p text:style-name="P5"><text:span text:style-name="T1"><text:s text:c="8"/></text:span><text:span text:style-name="T23">android:id</text:span><text:span text:style-name="T6">=</text:span><text:span text:style-name="T12">"@+id/lockcontrol"</text:span></text:p>
      <text:p text:style-name="P5"><text:span text:style-name="T1"><text:s text:c="8"/></text:span><text:span text:style-name="T23">android:layout_marginTop</text:span><text:span text:style-name="T6">=</text:span><text:span text:style-name="T12">"100dp"</text:span></text:p>
      <text:p text:style-name="P5"><text:span text:style-name="T1"><text:s text:c="8"/></text:span><text:span text:style-name="T23">android:layout_width</text:span><text:span text:style-name="T6">=</text:span><text:span text:style-name="T12">"fill_par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4">android:text</text:span><text:span text:style-name="T8">=</text:span><text:span text:style-name="T13">"Lock Control"</text:span></text:p>
      <text:p text:style-name="P5"><text:span text:style-name="T1"><text:s text:c="8"/></text:span><text:span text:style-name="T23">android:visibility</text:span><text:span text:style-name="T6">=</text:span><text:span text:style-name="T12">"gone"</text:span></text:p>
      <text:p text:style-name="P5"><text:span text:style-name="T1"><text:s text:c="8"/></text:span><text:span text:style-name="T23">android:layout_marginBottom</text:span><text:span text:style-name="T6">=</text:span><text:span text:style-name="T12">"10dp"</text:span><text:span text:style-name="T19">/&gt;</text:span></text:p>
      <text:p text:style-name="P5"><text:span text:style-name="T6"><text:s/></text:span></text:p>
      <text:p text:style-name="P5"><text:span text:style-name="T6"><text:s text:c="4"/></text:span><text:span text:style-name="T19">&lt;</text:span><text:span text:style-name="T21">Button</text:span></text:p>
      <text:p text:style-name="P5"><text:span text:style-name="T1"><text:s text:c="8"/></text:span><text:span text:style-name="T23">android:id</text:span><text:span text:style-name="T6">=</text:span><text:span text:style-name="T12">"@+id/btn_sign_out"</text:span></text:p>
      <text:p text:style-name="P5"><text:span text:style-name="T1"><text:s text:c="8"/></text:span><text:span text:style-name="T23">android:layout_width</text:span><text:span text:style-name="T6">=</text:span><text:span text:style-name="T12">"fill_parent"</text:span></text:p>
      <text:p text:style-name="P5"><text:span text:style-name="T1"><text:s text:c="8"/></text:span><text:span text:style-name="T23">android:layout_marginTop</text:span><text:span text:style-name="T6">=</text:span><text:span text:style-name="T12">"80dp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text</text:span><text:span text:style-name="T6">=</text:span><text:span text:style-name="T12">"@string/btn_logout_from_google"</text:span></text:p>
      <text:p text:style-name="P5"><text:span text:style-name="T1"><text:s text:c="8"/></text:span><text:span text:style-name="T23">android:visibility</text:span><text:span text:style-name="T6">=</text:span><text:span text:style-name="T12">"gone"</text:span><text:span text:style-name="T1"> </text:span><text:span text:style-name="T19">/&gt;</text:span></text:p>
      <text:p text:style-name="P5"><text:span text:style-name="T6"><text:s text:c="4"/></text:span></text:p>
      <text:p text:style-name="P5"><text:span text:style-name="T6"><text:s text:c="4"/></text:span><text:span text:style-name="T19">&lt;</text:span><text:span text:style-name="T21">Button</text:span></text:p>
      <text:p text:style-name="P5"><text:span text:style-name="T1"><text:s text:c="8"/></text:span><text:span text:style-name="T23">android:id</text:span><text:span text:style-name="T6">=</text:span><text:span text:style-name="T12">"@+id/btn_revoke_access"</text:span></text:p>
      <text:p text:style-name="P5"><text:span text:style-name="T1"><text:s text:c="8"/></text:span><text:span text:style-name="T23">android:layout_width</text:span><text:span text:style-name="T6">=</text:span><text:span text:style-name="T12">"fill_par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4">android:text</text:span><text:span text:style-name="T8">=</text:span><text:span text:style-name="T13">"Revoke Access"</text:span></text:p>
      <text:p text:style-name="P5"><text:span text:style-name="T1"><text:s text:c="8"/></text:span><text:span text:style-name="T23">android:visibility</text:span><text:span text:style-name="T6">=</text:span><text:span text:style-name="T12">"gone"</text:span><text:span text:style-name="T1"> </text:span><text:span text:style-name="T19">/&gt;</text:span></text:p>
      <text:p text:style-name="P4"/>
      <text:p text:style-name="P5"><text:span text:style-name="T6"><text:s text:c="4"/></text:span><text:span text:style-name="T20">&lt;</text:span><text:span text:style-name="T22">EditText</text:span></text:p>
      <text:p text:style-name="P5"><text:span text:style-name="T1"><text:s text:c="8"/></text:span><text:span text:style-name="T23">android:id</text:span><text:span text:style-name="T6">=</text:span><text:span text:style-name="T12">"@+id/editTextResult"</text:span></text:p>
      <text:p text:style-name="P5"><text:span text:style-name="T1"><text:s text:c="8"/></text:span><text:span text:style-name="T23">android:layout_width</text:span><text:span text:style-name="T6">=</text:span><text:span text:style-name="T12">"wrap_cont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visibility</text:span><text:span text:style-name="T6">=</text:span><text:span text:style-name="T12">"gone"</text:span><text:span text:style-name="T1"> </text:span><text:span text:style-name="T19">/&gt;</text:span></text:p>
      <text:p text:style-name="P5"><text:span text:style-name="T6"><text:s/></text:span></text:p>
      <text:p text:style-name="Standard"><text:span text:style-name="T19">&lt;/</text:span><text:span text:style-name="T21">LinearLayout</text:span><text:span text:style-name="T19">&gt;</text:span></text:p>
      <text:p text:style-name="P9"><text:span text:style-name="T1">AUTOLOCK Prompts.xml</text:span></text:p>
      <text:p text:style-name="P5"><text:span text:style-name="T19">&lt;?</text:span><text:span text:style-name="T21">xml</text:span><text:span text:style-name="T1"> </text:span><text:span text:style-name="T23">version</text:span><text:span text:style-name="T6">=</text:span><text:span text:style-name="T12">"1.0"</text:span><text:span text:style-name="T1"> </text:span><text:span text:style-name="T23">encoding</text:span><text:span text:style-name="T6">=</text:span><text:span text:style-name="T12">"utf-8"</text:span><text:span text:style-name="T19">?&gt;</text:span></text:p>
      <text:p text:style-name="P5"><text:span text:style-name="T19">&lt;</text:span><text:span text:style-name="T21">LinearLayout</text:span><text:span text:style-name="T1"> </text:span><text:span text:style-name="T23">xmlns:android</text:span><text:span text:style-name="T6">=</text:span><text:span text:style-name="T12">"http://schemas.android.com/apk/res/android"</text:span></text:p>
      <text:p text:style-name="P5"><text:span text:style-name="T1"><text:s text:c="4"/></text:span><text:span text:style-name="T23">android:id</text:span><text:span text:style-name="T6">=</text:span><text:span text:style-name="T12">"@+id/layout_root"</text:span></text:p>
      <text:p text:style-name="P5"><text:span text:style-name="T1"><text:s text:c="4"/></text:span><text:span text:style-name="T23">android:layout_width</text:span><text:span text:style-name="T6">=</text:span><text:span text:style-name="T12">"fill_parent"</text:span></text:p>
      <text:p text:style-name="P5"><text:span text:style-name="T1"><text:s text:c="4"/></text:span><text:span text:style-name="T23">android:layout_height</text:span><text:span text:style-name="T6">=</text:span><text:span text:style-name="T12">"fill_parent"</text:span></text:p>
      <text:p text:style-name="P5"><text:span text:style-name="T1"><text:s text:c="4"/></text:span><text:span text:style-name="T23">android:orientation</text:span><text:span text:style-name="T6">=</text:span><text:span text:style-name="T12">"vertical"</text:span></text:p>
      <text:p text:style-name="P5"><text:span text:style-name="T1"><text:s text:c="4"/></text:span><text:span text:style-name="T23">android:padding</text:span><text:span text:style-name="T6">=</text:span><text:span text:style-name="T12">"10dp"</text:span><text:span text:style-name="T1"> </text:span><text:span text:style-name="T19">&gt;</text:span></text:p>
      <text:p text:style-name="P5"><text:span text:style-name="T6"><text:s/></text:span></text:p>
      <text:p text:style-name="P5"><text:span text:style-name="T6"><text:s text:c="4"/></text:span><text:span text:style-name="T19">&lt;</text:span><text:span text:style-name="T21">TextView</text:span></text:p>
      <text:p text:style-name="P5"><text:span text:style-name="T1"><text:s text:c="8"/></text:span><text:span text:style-name="T23">android:id</text:span><text:span text:style-name="T6">=</text:span><text:span text:style-name="T12">"@+id/textView1"</text:span></text:p>
      <text:p text:style-name="P5"><text:span text:style-name="T1"><text:s text:c="8"/></text:span><text:span text:style-name="T23">android:layout_width</text:span><text:span text:style-name="T6">=</text:span><text:span text:style-name="T12">"wrap_cont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4">android:text</text:span><text:span text:style-name="T8">=</text:span><text:span text:style-name="T13">"Type Your Message : "</text:span></text:p>
      <text:p text:style-name="P5"><text:span text:style-name="T1"><text:s text:c="8"/></text:span><text:span text:style-name="T23">android:textAppearance</text:span><text:span text:style-name="T6">=</text:span><text:span text:style-name="T12">"?android:attr/textAppearanceLarge"</text:span><text:span text:style-name="T1"> </text:span><text:span text:style-name="T19">/&gt;</text:span></text:p>
      <text:p text:style-name="P5"><text:span text:style-name="T6"><text:s/></text:span></text:p>
      <text:p text:style-name="P5"><text:span text:style-name="T6"><text:s text:c="4"/></text:span><text:span text:style-name="T19">&lt;</text:span><text:span text:style-name="T21">EditText</text:span></text:p>
      <text:p text:style-name="P5"><text:span text:style-name="T1"><text:s text:c="8"/></text:span><text:span text:style-name="T23">android:id</text:span><text:span text:style-name="T6">=</text:span><text:span text:style-name="T12">"@+id/editTextDialogUserInput"</text:span></text:p>
      <text:p text:style-name="P5"><text:span text:style-name="T1"><text:s text:c="8"/></text:span><text:span text:style-name="T23">android:layout_width</text:span><text:span text:style-name="T6">=</text:span><text:span text:style-name="T12">"match_par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inputType</text:span><text:span text:style-name="T6">=</text:span><text:span text:style-name="T12">"number"</text:span><text:span text:style-name="T1"> </text:span><text:span text:style-name="T19">&gt;</text:span></text:p>
      <text:p text:style-name="P5"><text:span text:style-name="T6"><text:s/></text:span></text:p>
      <text:p text:style-name="P5"><text:span text:style-name="T6"><text:s text:c="8"/></text:span><text:span text:style-name="T19">&lt;</text:span><text:span text:style-name="T21">requestFocus</text:span><text:span text:style-name="T1"> </text:span><text:span text:style-name="T19">/&gt;</text:span></text:p>
      <text:p text:style-name="P5"><text:span text:style-name="T6"><text:s/></text:span></text:p>
      <text:p text:style-name="P5"><text:span text:style-name="T6"><text:s text:c="4"/></text:span><text:span text:style-name="T19">&lt;/</text:span><text:span text:style-name="T21">EditText</text:span><text:span text:style-name="T19">&gt;</text:span></text:p>
      <text:p text:style-name="P5"><text:span text:style-name="T6"><text:s/></text:span></text:p>
      <text:p text:style-name="Standard"><text:span text:style-name="T19">&lt;/</text:span><text:span text:style-name="T21">LinearLayout</text:span><text:span text:style-name="T19">&gt;</text:span></text:p>
      <text:p text:style-name="P3"><text:soft-page-break/><text:span text:style-name="T1">AUTOLOCK LockControl.java</text:span></text:p>
      <text:p text:style-name="P5"><text:span text:style-name="T2">//</text:span><text:span text:style-name="T3">Autolock</text:span><text:span text:style-name="T2"> LockControl.java</text:span></text:p>
      <text:p text:style-name="P5"><text:span text:style-name="T2">//Performs the functions of the user lock control screen</text:span></text:p>
      <text:p text:style-name="P5"><text:span text:style-name="T2">//Coded on 4/25/2014</text:span></text:p>
      <text:p text:style-name="P5"><text:span text:style-name="T4">package</text:span><text:span text:style-name="T6"> com.example.autolock;</text:span></text:p>
      <text:p text:style-name="P5"><text:span text:style-name="T6"><text:s/></text:span></text:p>
      <text:p text:style-name="P5"><text:span text:style-name="T4">import</text:span><text:span text:style-name="T6"> java.io.IOException;</text:span></text:p>
      <text:p text:style-name="P5"><text:span text:style-name="T4">import</text:span><text:span text:style-name="T6"> java.io.InputStream;</text:span></text:p>
      <text:p text:style-name="P5"><text:span text:style-name="T4">import</text:span><text:span text:style-name="T6"> java.io.OutputStream;</text:span></text:p>
      <text:p text:style-name="P5"><text:span text:style-name="T4">import</text:span><text:span text:style-name="T6"> java.lang.reflect.Method;</text:span></text:p>
      <text:p text:style-name="P5"><text:span text:style-name="T4">import</text:span><text:span text:style-name="T6"> java.util.UUID;</text:span></text:p>
      <text:p text:style-name="P4"/>
      <text:p text:style-name="P5"><text:span text:style-name="T4">import</text:span><text:span text:style-name="T6"> android.app.Activity;</text:span></text:p>
      <text:p text:style-name="P5"><text:span text:style-name="T4">import</text:span><text:span text:style-name="T6"> android.bluetooth.BluetoothAdapter;</text:span></text:p>
      <text:p text:style-name="P5"><text:span text:style-name="T4">import</text:span><text:span text:style-name="T6"> android.bluetooth.BluetoothDevice;</text:span></text:p>
      <text:p text:style-name="P5"><text:span text:style-name="T4">import</text:span><text:span text:style-name="T6"> android.bluetooth.BluetoothSocket;</text:span></text:p>
      <text:p text:style-name="P5"><text:span text:style-name="T4">import</text:span><text:span text:style-name="T6"> android.content.Intent;</text:span></text:p>
      <text:p text:style-name="P5"><text:span text:style-name="T4">import</text:span><text:span text:style-name="T6"> android.os.Build;</text:span></text:p>
      <text:p text:style-name="P5"><text:span text:style-name="T4">import</text:span><text:span text:style-name="T6"> android.os.Bundle;</text:span></text:p>
      <text:p text:style-name="P5"><text:span text:style-name="T4">import</text:span><text:span text:style-name="T6"> android.os.Handler;</text:span></text:p>
      <text:p text:style-name="P5"><text:span text:style-name="T4">import</text:span><text:span text:style-name="T6"> android.util.Log;</text:span></text:p>
      <text:p text:style-name="P5"><text:span text:style-name="T4">import</text:span><text:span text:style-name="T6"> android.view.View;</text:span></text:p>
      <text:p text:style-name="P5"><text:span text:style-name="T4">import</text:span><text:span text:style-name="T6"> android.view.View.OnClickListener;</text:span></text:p>
      <text:p text:style-name="P5"><text:span text:style-name="T4">import</text:span><text:span text:style-name="T6"> android.widget.Button;</text:span></text:p>
      <text:p text:style-name="P5"><text:span text:style-name="T4">import</text:span><text:span text:style-name="T6"> android.widget.TextView;</text:span></text:p>
      <text:p text:style-name="P5"><text:span text:style-name="T4">import</text:span><text:span text:style-name="T6"> android.widget.Toast;</text:span></text:p>
      <text:p text:style-name="P5"><text:span text:style-name="T6"><text:s text:c="2"/></text:span></text:p>
      <text:p text:style-name="P5"><text:span text:style-name="T4">public</text:span><text:span text:style-name="T6"> </text:span><text:span text:style-name="T4">class</text:span><text:span text:style-name="T6"> LogIn </text:span><text:span text:style-name="T4">extends</text:span><text:span text:style-name="T6"> Activity {</text:span></text:p>
      <text:p text:style-name="P5"><text:span text:style-name="T6"><text:s text:c="2"/></text:span><text:span text:style-name="T4">private</text:span><text:span text:style-name="T6"> </text:span><text:span text:style-name="T4">static</text:span><text:span text:style-name="T6"> </text:span><text:span text:style-name="T4">final</text:span><text:span text:style-name="T6"> String </text:span><text:span text:style-name="T9">TAG</text:span><text:span text:style-name="T6"> = </text:span><text:span text:style-name="T11">"bluetooth2"</text:span><text:span text:style-name="T6">;</text:span></text:p>
      <text:p text:style-name="P5"><text:span text:style-name="T6"><text:s text:c="4"/></text:span></text:p>
      <text:p text:style-name="P5"><text:span text:style-name="T6"><text:s text:c="2"/>Button </text:span><text:span text:style-name="T10">lock</text:span><text:span text:style-name="T6">, </text:span><text:span text:style-name="T10">unlock</text:span><text:span text:style-name="T6">;</text:span></text:p>
      <text:p text:style-name="P5"><text:span text:style-name="T6"><text:s text:c="2"/>TextView </text:span><text:span text:style-name="T10">status</text:span><text:span text:style-name="T6">;</text:span></text:p>
      <text:p text:style-name="P5"><text:span text:style-name="T6"><text:s text:c="2"/>Handler </text:span><text:span text:style-name="T10">h</text:span><text:span text:style-name="T6">;</text:span></text:p>
      <text:p text:style-name="P5"><text:span text:style-name="T6"><text:s text:c="4"/></text:span></text:p>
      <text:p text:style-name="P5"><text:span text:style-name="T6"><text:s text:c="2"/></text:span><text:span text:style-name="T4">final</text:span><text:span text:style-name="T6"> </text:span><text:span text:style-name="T4">int</text:span><text:span text:style-name="T6"> </text:span><text:span text:style-name="T10">RECIEVE_MESSAGE</text:span><text:span text:style-name="T6"> = 1; <text:s text:c="7"/></text:span><text:span text:style-name="T2">// Status <text:s/>for Handler</text:span></text:p>
      <text:p text:style-name="P5"><text:span text:style-name="T6"><text:s text:c="2"/></text:span><text:span text:style-name="T4">private</text:span><text:span text:style-name="T6"> BluetoothAdapter </text:span><text:span text:style-name="T10">btAdapter</text:span><text:span text:style-name="T6"> = </text:span><text:span text:style-name="T4">null</text:span><text:span text:style-name="T6">;</text:span></text:p>
      <text:p text:style-name="P5"><text:span text:style-name="T6"><text:s text:c="2"/></text:span><text:span text:style-name="T4">private</text:span><text:span text:style-name="T6"> BluetoothSocket </text:span><text:span text:style-name="T10">btSocket</text:span><text:span text:style-name="T6"> = </text:span><text:span text:style-name="T4">null</text:span><text:span text:style-name="T6">;</text:span></text:p>
      <text:p text:style-name="P5"><text:span text:style-name="T6"><text:s text:c="2"/></text:span><text:span text:style-name="T4">private</text:span><text:span text:style-name="T6"> StringBuilder </text:span><text:span text:style-name="T10">sb</text:span><text:span text:style-name="T6"> = </text:span><text:span text:style-name="T4">new</text:span><text:span text:style-name="T6"> StringBuilder();</text:span></text:p>
      <text:p text:style-name="P5"><text:span text:style-name="T6"><text:s text:c="3"/></text:span></text:p>
      <text:p text:style-name="P5"><text:span text:style-name="T6"><text:s text:c="2"/></text:span><text:span text:style-name="T4">private</text:span><text:span text:style-name="T6"> ConnectedThread </text:span><text:span text:style-name="T10">mConnectedThread</text:span><text:span text:style-name="T6">;</text:span></text:p>
      <text:p text:style-name="P5"><text:span text:style-name="T6"><text:s text:c="4"/></text:span></text:p>
      <text:p text:style-name="P5"><text:span text:style-name="T6"><text:s text:c="2"/></text:span><text:span text:style-name="T2">// SPP UUID service</text:span></text:p>
      <text:p text:style-name="P5"><text:span text:style-name="T6"><text:s text:c="2"/></text:span><text:span text:style-name="T4">private</text:span><text:span text:style-name="T6"> </text:span><text:span text:style-name="T4">static</text:span><text:span text:style-name="T6"> </text:span><text:span text:style-name="T4">final</text:span><text:span text:style-name="T6"> UUID </text:span><text:span text:style-name="T9">MY_UUID</text:span><text:span text:style-name="T6"> = UUID.</text:span><text:span text:style-name="T7">fromString</text:span><text:span text:style-name="T6">(</text:span><text:span text:style-name="T11">"00001101-0000-1000-8000-00805F9B34FB"</text:span><text:span text:style-name="T6">);</text:span></text:p>
      <text:p text:style-name="P5"><text:span text:style-name="T6"><text:s text:c="2"/></text:span></text:p>
      <text:p text:style-name="P5"><text:span text:style-name="T6"><text:s text:c="2"/></text:span><text:span text:style-name="T2">// MAC-address of </text:span><text:span text:style-name="T3">Bluetooth</text:span><text:span text:style-name="T2"> module</text:span></text:p>
      <text:p text:style-name="P5"><text:span text:style-name="T6"><text:s text:c="2"/></text:span><text:span text:style-name="T4">private</text:span><text:span text:style-name="T6"> </text:span><text:span text:style-name="T4">static</text:span><text:span text:style-name="T6"> String </text:span><text:span text:style-name="T9">address</text:span><text:span text:style-name="T6"> = </text:span><text:span text:style-name="T11">"00:13:12:06:48:79"</text:span><text:span text:style-name="T6">;</text:span></text:p>
      <text:p text:style-name="P5"><text:span text:style-name="T6"><text:s text:c="4"/></text:span></text:p>
      <text:p text:style-name="P5"><text:span text:style-name="T6"><text:s text:c="2"/></text:span><text:span text:style-name="T14">/** Called when the activity is first created. */</text:span></text:p>
      <text:p text:style-name="P5"><text:span text:style-name="T6"><text:s text:c="2"/></text:span><text:span text:style-name="T16">@Override</text:span></text:p>
      <text:p text:style-name="P5"><text:span text:style-name="T6"><text:s text:c="2"/></text:span><text:span text:style-name="T4">public</text:span><text:span text:style-name="T6"> </text:span><text:span text:style-name="T4">void</text:span><text:span text:style-name="T6"> onCreate(Bundle savedInstanceState) {</text:span></text:p>
      <text:p text:style-name="P5"><text:span text:style-name="T6"><text:s text:c="4"/></text:span><text:span text:style-name="T4">super</text:span><text:span text:style-name="T6">.onCreate(savedInstanceState);</text:span></text:p>
      <text:p text:style-name="P5"><text:span text:style-name="T6"><text:s text:c="4"/>setContentView(R.layout.</text:span><text:span text:style-name="T9">lockcontrolscreen</text:span><text:span text:style-name="T6">);</text:span></text:p>
      <text:p text:style-name="P5"><text:span text:style-name="T6"><text:s text:c="2"/></text:span></text:p>
      <text:p text:style-name="P5"><text:span text:style-name="T6"><text:s text:c="4"/></text:span><text:span text:style-name="T10">lock</text:span><text:span text:style-name="T6"> = (Button) findViewById(R.id.</text:span><text:span text:style-name="T8">lock</text:span><text:span text:style-name="T6">); <text:s text:c="15"/></text:span></text:p>
      <text:p text:style-name="P5"><text:span text:style-name="T6"><text:s text:c="4"/></text:span><text:span text:style-name="T10">unlock</text:span><text:span text:style-name="T6"> = (Button) findViewById(R.id.</text:span><text:span text:style-name="T8">unlock</text:span><text:span text:style-name="T6">); <text:s text:c="14"/></text:span></text:p>
      <text:p text:style-name="P5"><text:span text:style-name="T6"><text:s text:c="4"/></text:span><text:span text:style-name="T10">status</text:span><text:span text:style-name="T6"> = (TextView) findViewById(R.id.</text:span><text:span text:style-name="T9">status</text:span><text:span text:style-name="T6">);</text:span></text:p>
      <text:p text:style-name="P5"><text:span text:style-name="T6"><text:s text:c="4"/></text:span></text:p>
      <text:p text:style-name="P5"><text:span text:style-name="T6"><text:s text:c="4"/></text:span><text:span text:style-name="T10">h</text:span><text:span text:style-name="T6"> = </text:span><text:span text:style-name="T4">new</text:span><text:span text:style-name="T6"> Handler() {</text:span></text:p>
      <text:p text:style-name="P5"><text:span text:style-name="T6"><text:s text:c="8"/></text:span><text:span text:style-name="T4">public</text:span><text:span text:style-name="T6"> </text:span><text:span text:style-name="T4">void</text:span><text:span text:style-name="T6"> handleMessage(android.os.Message msg) {</text:span></text:p>
      <text:p text:style-name="P5"><text:span text:style-name="T6"><text:s text:c="12"/></text:span><text:span text:style-name="T4">switch</text:span><text:span text:style-name="T6"> (msg.</text:span><text:span text:style-name="T10">what</text:span><text:span text:style-name="T6">) {</text:span></text:p>
      <text:p text:style-name="P5"><text:span text:style-name="T6"><text:s text:c="12"/></text:span><text:span text:style-name="T4">case</text:span><text:span text:style-name="T6"> </text:span><text:span text:style-name="T10">RECIEVE_MESSAGE</text:span><text:span text:style-name="T6">: <text:s text:c="50"/></text:span><text:span text:style-name="T2">// if receive massage</text:span></text:p>
      <text:p text:style-name="P5"><text:span text:style-name="T6"><text:s text:c="16"/></text:span><text:span text:style-name="T4">byte</text:span><text:span text:style-name="T6">[] readBuf = (</text:span><text:span text:style-name="T4">byte</text:span><text:span text:style-name="T6">[]) msg.</text:span><text:span text:style-name="T10">obj</text:span><text:span text:style-name="T6">;</text:span></text:p>
      <text:p text:style-name="P5"><text:span text:style-name="T6"><text:s text:c="16"/>String strIncom = </text:span><text:span text:style-name="T4">new</text:span><text:span text:style-name="T6"> String(readBuf, 0, msg.</text:span><text:span text:style-name="T10">arg1</text:span><text:span text:style-name="T6">); <text:s text:c="16"/></text:span><text:span text:style-name="T2">// create string from bytes array</text:span></text:p>
      <text:p text:style-name="P5"><text:span text:style-name="T6"><text:s text:c="16"/></text:span><text:span text:style-name="T10">sb</text:span><text:span text:style-name="T6">.append(strIncom); <text:s text:c="47"/></text:span><text:span text:style-name="T2">// append string</text:span></text:p>
      <text:p text:style-name="P5"><text:span text:style-name="T6"><text:s text:c="16"/></text:span><text:span text:style-name="T4">int</text:span><text:span text:style-name="T6"> endOfLineIndex = </text:span><text:span text:style-name="T10">sb</text:span><text:span text:style-name="T6">.indexOf(</text:span><text:span text:style-name="T11">"\r\n"</text:span><text:span text:style-name="T6">); <text:s text:c="27"/></text:span><text:span text:style-name="T2">// determine the end-of-line</text:span></text:p>
      <text:p text:style-name="P5"><text:soft-page-break/><text:span text:style-name="T6"><text:s text:c="16"/></text:span><text:span text:style-name="T4">if</text:span><text:span text:style-name="T6"> (endOfLineIndex &gt; 0) { <text:s text:c="43"/></text:span><text:span text:style-name="T2">// if end-of-line,</text:span></text:p>
      <text:p text:style-name="P5"><text:span text:style-name="T6"><text:s text:c="20"/>String sbprint = </text:span><text:span text:style-name="T10">sb</text:span><text:span text:style-name="T6">.substring(0, endOfLineIndex); <text:s text:c="14"/></text:span><text:span text:style-name="T2">// extract string</text:span></text:p>
      <text:p text:style-name="P5"><text:span text:style-name="T6"><text:s text:c="20"/></text:span><text:span text:style-name="T10">sb</text:span><text:span text:style-name="T6">.delete(0, </text:span><text:span text:style-name="T10">sb</text:span><text:span text:style-name="T6">.length()); <text:s text:c="37"/></text:span><text:span text:style-name="T2">// and clear</text:span></text:p>
      <text:p text:style-name="P4"/>
      <text:p text:style-name="P5"><text:span text:style-name="T6"><text:s text:c="20"/></text:span><text:span text:style-name="T10">unlock</text:span><text:span text:style-name="T6">.setEnabled(</text:span><text:span text:style-name="T4">true</text:span><text:span text:style-name="T6">);</text:span></text:p>
      <text:p text:style-name="P5"><text:span text:style-name="T6"><text:s text:c="20"/></text:span><text:span text:style-name="T10">lock</text:span><text:span text:style-name="T6">.setEnabled(</text:span><text:span text:style-name="T4">true</text:span><text:span text:style-name="T6">); </text:span></text:p>
      <text:p text:style-name="P5"><text:span text:style-name="T6"><text:s text:c="16"/>}</text:span></text:p>
      <text:p text:style-name="P5"><text:span text:style-name="T6"><text:s text:c="16"/></text:span><text:span text:style-name="T2">//Log.d(TAG, "...String:"+ sb.toString() + <text:s/>"Byte:" + msg.arg1 + "...");</text:span></text:p>
      <text:p text:style-name="P5"><text:span text:style-name="T6"><text:s text:c="16"/></text:span><text:span text:style-name="T4">break</text:span><text:span text:style-name="T6">;</text:span></text:p>
      <text:p text:style-name="P5"><text:span text:style-name="T6"><text:s text:c="12"/>}</text:span></text:p>
      <text:p text:style-name="P5"><text:span text:style-name="T6"><text:s text:c="8"/>};</text:span></text:p>
      <text:p text:style-name="P5"><text:span text:style-name="T6"><text:s text:c="4"/>};</text:span></text:p>
      <text:p text:style-name="P5"><text:span text:style-name="T6"><text:s text:c="6"/></text:span></text:p>
      <text:p text:style-name="P5"><text:span text:style-name="T6"><text:s text:c="4"/></text:span><text:span text:style-name="T10">btAdapter</text:span><text:span text:style-name="T6"> = BluetoothAdapter.</text:span><text:span text:style-name="T7">getDefaultAdapter</text:span><text:span text:style-name="T6">(); <text:s text:c="6"/></text:span><text:span text:style-name="T2">// get </text:span><text:span text:style-name="T3">Bluetooth</text:span><text:span text:style-name="T2"> adapter</text:span></text:p>
      <text:p text:style-name="P5"><text:span text:style-name="T6"><text:s text:c="4"/>checkBTState();</text:span></text:p>
      <text:p text:style-name="P5"><text:span text:style-name="T6"><text:s text:c="4"/></text:span></text:p>
      <text:p text:style-name="P5"><text:span text:style-name="T6"><text:s text:c="4"/></text:span><text:span text:style-name="T2">//TO LOCK DOOR</text:span></text:p>
      <text:p text:style-name="P5"><text:span text:style-name="T6"><text:s text:c="4"/></text:span><text:span text:style-name="T10">lock</text:span><text:span text:style-name="T6">.setOnClickListener(</text:span><text:span text:style-name="T4">new</text:span><text:span text:style-name="T6"> OnClickListener() {</text:span></text:p>
      <text:p text:style-name="P5"><text:span text:style-name="T6"><text:s text:c="6"/></text:span><text:span text:style-name="T4">public</text:span><text:span text:style-name="T6"> </text:span><text:span text:style-name="T4">void</text:span><text:span text:style-name="T6"> onClick(View v) {</text:span></text:p>
      <text:p text:style-name="P5"><text:span text:style-name="T2">// <text:s text:c="7"/>lock.setEnabled(true);</text:span></text:p>
      <text:p text:style-name="P5"><text:span text:style-name="T6"><text:s text:c="8"/></text:span><text:span text:style-name="T10">mConnectedThread</text:span><text:span text:style-name="T6">.write(</text:span><text:span text:style-name="T11">"1"</text:span><text:span text:style-name="T6">); <text:s text:c="3"/></text:span><text:span text:style-name="T2">// Send "1" via </text:span><text:span text:style-name="T3">Bluetooth</text:span></text:p>
      <text:p text:style-name="P5"><text:span text:style-name="T6"><text:s text:c="8"/>Toast.</text:span><text:span text:style-name="T7">makeText</text:span><text:span text:style-name="T6">(getBaseContext(), </text:span><text:span text:style-name="T11">"Door is locked"</text:span><text:span text:style-name="T6">, Toast.</text:span><text:span text:style-name="T9">LENGTH_SHORT</text:span><text:span text:style-name="T6">).show();</text:span></text:p>
      <text:p text:style-name="P5"><text:span text:style-name="T6"><text:s text:c="8"/></text:span><text:span text:style-name="T10">status</text:span><text:span text:style-name="T6">.setText(</text:span><text:span text:style-name="T11">"LOCKED"</text:span><text:span text:style-name="T6">);</text:span></text:p>
      <text:p text:style-name="P5"><text:span text:style-name="T6"><text:s text:c="8"/></text:span></text:p>
      <text:p text:style-name="P5"><text:span text:style-name="T6"><text:s text:c="6"/>}</text:span></text:p>
      <text:p text:style-name="P5"><text:span text:style-name="T6"><text:s text:c="4"/>});</text:span></text:p>
      <text:p text:style-name="P5"><text:span text:style-name="T6"><text:s text:c="4"/></text:span><text:span text:style-name="T2">//TO UNLOCK DOOR</text:span></text:p>
      <text:p text:style-name="P5"><text:span text:style-name="T6"><text:s text:c="4"/></text:span><text:span text:style-name="T10">unlock</text:span><text:span text:style-name="T6">.setOnClickListener(</text:span><text:span text:style-name="T4">new</text:span><text:span text:style-name="T6"> OnClickListener() {</text:span></text:p>
      <text:p text:style-name="P5"><text:span text:style-name="T6"><text:s text:c="6"/></text:span><text:span text:style-name="T4">public</text:span><text:span text:style-name="T6"> </text:span><text:span text:style-name="T4">void</text:span><text:span text:style-name="T6"> onClick(View v) {</text:span></text:p>
      <text:p text:style-name="P5"><text:span text:style-name="T2">// <text:s text:c="7"/>unlock.setEnabled(true); <text:s/></text:span></text:p>
      <text:p text:style-name="P5"><text:span text:style-name="T6"><text:s text:c="8"/></text:span><text:span text:style-name="T10">mConnectedThread</text:span><text:span text:style-name="T6">.write(</text:span><text:span text:style-name="T11">"0"</text:span><text:span text:style-name="T6">); <text:s text:c="3"/></text:span><text:span text:style-name="T2">// Send "0" via </text:span><text:span text:style-name="T3">Bluetooth</text:span></text:p>
      <text:p text:style-name="P5"><text:span text:style-name="T6"><text:s text:c="8"/>Toast.</text:span><text:span text:style-name="T7">makeText</text:span><text:span text:style-name="T6">(getBaseContext(), </text:span><text:span text:style-name="T11">"Door is unlocked"</text:span><text:span text:style-name="T6">, Toast.</text:span><text:span text:style-name="T9">LENGTH_SHORT</text:span><text:span text:style-name="T6">).show();</text:span></text:p>
      <text:p text:style-name="P5"><text:span text:style-name="T6"><text:s text:c="8"/></text:span><text:span text:style-name="T10">status</text:span><text:span text:style-name="T6">.setText(</text:span><text:span text:style-name="T11">"UNLOCKED"</text:span><text:span text:style-name="T6">);</text:span></text:p>
      <text:p text:style-name="P5"><text:span text:style-name="T6"><text:s text:c="6"/>}</text:span></text:p>
      <text:p text:style-name="P5"><text:span text:style-name="T6"><text:s text:c="4"/>});</text:span></text:p>
      <text:p text:style-name="P5"><text:span text:style-name="T6"><text:s text:c="2"/>}</text:span></text:p>
      <text:p text:style-name="P5"><text:span text:style-name="T6"><text:s text:c="3"/></text:span></text:p>
      <text:p text:style-name="P5"><text:span text:style-name="T6"><text:s text:c="2"/></text:span><text:span text:style-name="T4">private</text:span><text:span text:style-name="T6"> BluetoothSocket createBluetoothSocket(BluetoothDevice device) </text:span><text:span text:style-name="T4">throws</text:span><text:span text:style-name="T6"> IOException {</text:span></text:p>
      <text:p text:style-name="P5"><text:span text:style-name="T6"><text:s text:c="6"/></text:span><text:span text:style-name="T4">if</text:span><text:span text:style-name="T6">(Build.VERSION.</text:span><text:span text:style-name="T9">SDK_INT</text:span><text:span text:style-name="T6"> &gt;= 10){</text:span></text:p>
      <text:p text:style-name="P5"><text:span text:style-name="T6"><text:s text:c="10"/></text:span><text:span text:style-name="T4">try</text:span><text:span text:style-name="T6"> {</text:span></text:p>
      <text:p text:style-name="P5"><text:span text:style-name="T6"><text:s text:c="14"/></text:span><text:span text:style-name="T4">final</text:span><text:span text:style-name="T6"> Method <text:s/>m = device.getClass().getMethod(</text:span><text:span text:style-name="T11">"createInsecureRfcommSocketToServiceRecord"</text:span><text:span text:style-name="T6">, </text:span><text:span text:style-name="T4">new</text:span><text:span text:style-name="T6"> Class[] { UUID.</text:span><text:span text:style-name="T4">class</text:span><text:span text:style-name="T6"> });</text:span></text:p>
      <text:p text:style-name="P5"><text:span text:style-name="T6"><text:s text:c="14"/></text:span><text:span text:style-name="T4">return</text:span><text:span text:style-name="T6"> (BluetoothSocket) m.invoke(device, </text:span><text:span text:style-name="T9">MY_UUID</text:span><text:span text:style-name="T6">);</text:span></text:p>
      <text:p text:style-name="P5"><text:span text:style-name="T6"><text:s text:c="10"/>} </text:span><text:span text:style-name="T4">catch</text:span><text:span text:style-name="T6"> (Exception e) {</text:span></text:p>
      <text:p text:style-name="P5"><text:span text:style-name="T6"><text:s text:c="14"/>Log.</text:span><text:span text:style-name="T7">e</text:span><text:span text:style-name="T6">(</text:span><text:span text:style-name="T9">TAG</text:span><text:span text:style-name="T6">, </text:span><text:span text:style-name="T11">"Could not create Insecure RFComm Connection"</text:span><text:span text:style-name="T6">,e);</text:span></text:p>
      <text:p text:style-name="P5"><text:span text:style-name="T6"><text:s text:c="10"/>}</text:span></text:p>
      <text:p text:style-name="P5"><text:span text:style-name="T6"><text:s text:c="6"/>}</text:span></text:p>
      <text:p text:style-name="P5"><text:span text:style-name="T6"><text:s text:c="6"/></text:span><text:span text:style-name="T4">return</text:span><text:span text:style-name="T6"> <text:s/>device.createRfcommSocketToServiceRecord(</text:span><text:span text:style-name="T9">MY_UUID</text:span><text:span text:style-name="T6">);</text:span></text:p>
      <text:p text:style-name="P5"><text:span text:style-name="T6"><text:s text:c="2"/>}</text:span></text:p>
      <text:p text:style-name="P5"><text:span text:style-name="T6"><text:s text:c="4"/></text:span></text:p>
      <text:p text:style-name="P5"><text:span text:style-name="T6"><text:s text:c="2"/></text:span><text:span text:style-name="T16">@Override</text:span></text:p>
      <text:p text:style-name="P5"><text:span text:style-name="T6"><text:s text:c="2"/></text:span><text:span text:style-name="T4">public</text:span><text:span text:style-name="T6"> </text:span><text:span text:style-name="T4">void</text:span><text:span text:style-name="T6"> onResume() {</text:span></text:p>
      <text:p text:style-name="P5"><text:span text:style-name="T6"><text:s text:c="4"/></text:span><text:span text:style-name="T4">super</text:span><text:span text:style-name="T6">.onResume();</text:span></text:p>
      <text:p text:style-name="P5"><text:span text:style-name="T6"><text:s text:c="2"/></text:span></text:p>
      <text:p text:style-name="P5"><text:span text:style-name="T6"><text:s text:c="4"/>Log.</text:span><text:span text:style-name="T7">d</text:span><text:span text:style-name="T6">(</text:span><text:span text:style-name="T9">TAG</text:span><text:span text:style-name="T6">, </text:span><text:span text:style-name="T11">"...onResume - try connect..."</text:span><text:span text:style-name="T6">);</text:span></text:p>
      <text:p text:style-name="P5"><text:span text:style-name="T6"><text:s text:c="4"/></text:span></text:p>
      <text:p text:style-name="P5"><text:span text:style-name="T6"><text:s text:c="4"/></text:span><text:span text:style-name="T2">// Set up a pointer to the remote node using it's address.</text:span></text:p>
      <text:p text:style-name="P5"><text:span text:style-name="T6"><text:s text:c="4"/>BluetoothDevice device = </text:span><text:span text:style-name="T10">btAdapter</text:span><text:span text:style-name="T6">.getRemoteDevice(</text:span><text:span text:style-name="T9">address</text:span><text:span text:style-name="T6">);</text:span></text:p>
      <text:p text:style-name="P5"><text:span text:style-name="T6"><text:s text:c="4"/></text:span></text:p>
      <text:p text:style-name="P5"><text:span text:style-name="T6"><text:s text:c="4"/></text:span><text:span text:style-name="T2">// Two things are needed to make a connection:</text:span></text:p>
      <text:p text:style-name="P5"><text:span text:style-name="T6"><text:s text:c="4"/></text:span><text:span text:style-name="T2">// <text:s text:c="2"/>A MAC address, which we got above.</text:span></text:p>
      <text:p text:style-name="P5"><text:span text:style-name="T6"><text:s text:c="4"/></text:span><text:span text:style-name="T2">// <text:s text:c="2"/>A Service ID or UUID. <text:s/>In this case we are using the</text:span></text:p>
      <text:p text:style-name="P5"><text:span text:style-name="T6"><text:s text:c="4"/></text:span><text:span text:style-name="T2">// <text:s text:c="4"/>UUID for SPP.</text:span></text:p>
      <text:p text:style-name="P5"><text:span text:style-name="T6"><text:s text:c="5"/></text:span></text:p>
      <text:p text:style-name="P5"><text:span text:style-name="T6"><text:s text:c="4"/></text:span><text:span text:style-name="T4">try</text:span><text:span text:style-name="T6"> {</text:span></text:p>
      <text:p text:style-name="P5"><text:soft-page-break/><text:span text:style-name="T6"><text:s text:c="8"/></text:span><text:span text:style-name="T10">btSocket</text:span><text:span text:style-name="T6"> = createBluetoothSocket(device);</text:span></text:p>
      <text:p text:style-name="P5"><text:span text:style-name="T6"><text:s text:c="4"/>} </text:span><text:span text:style-name="T4">catch</text:span><text:span text:style-name="T6"> (IOException e) {</text:span></text:p>
      <text:p text:style-name="P5"><text:span text:style-name="T6"><text:s text:c="8"/>errorExit(</text:span><text:span text:style-name="T11">"Fatal Error"</text:span><text:span text:style-name="T6">, </text:span><text:span text:style-name="T11">"In onResume() and socket create failed: "</text:span><text:span text:style-name="T6"> + e.getMessage() + </text:span><text:span text:style-name="T11">"."</text:span><text:span text:style-name="T6">);</text:span></text:p>
      <text:p text:style-name="P5"><text:span text:style-name="T6"><text:s text:c="4"/>}</text:span></text:p>
      <text:p text:style-name="P5"><text:span text:style-name="T6"><text:s text:c="4"/></text:span></text:p>
      <text:p text:style-name="P5"><text:span text:style-name="T6"><text:s text:c="4"/></text:span><text:span text:style-name="T2">// Discovery is resource intensive. <text:s/></text:span></text:p>
      <text:p text:style-name="P5"><text:span text:style-name="T6"><text:s text:c="4"/></text:span><text:span text:style-name="T10">btAdapter</text:span><text:span text:style-name="T6">.cancelDiscovery();</text:span></text:p>
      <text:p text:style-name="P5"><text:span text:style-name="T6"><text:s text:c="4"/></text:span></text:p>
      <text:p text:style-name="P5"><text:span text:style-name="T6"><text:s text:c="4"/></text:span><text:span text:style-name="T2">// Establish the connection. <text:s/></text:span></text:p>
      <text:p text:style-name="P5"><text:span text:style-name="T6"><text:s text:c="4"/>Log.</text:span><text:span text:style-name="T7">d</text:span><text:span text:style-name="T6">(</text:span><text:span text:style-name="T9">TAG</text:span><text:span text:style-name="T6">, </text:span><text:span text:style-name="T11">"...Connecting..."</text:span><text:span text:style-name="T6">);</text:span></text:p>
      <text:p text:style-name="P5"><text:span text:style-name="T6"><text:s text:c="4"/></text:span><text:span text:style-name="T4">try</text:span><text:span text:style-name="T6"> {</text:span></text:p>
      <text:p text:style-name="P5"><text:span text:style-name="T6"><text:s text:c="6"/></text:span><text:span text:style-name="T10">btSocket</text:span><text:span text:style-name="T6">.connect();</text:span></text:p>
      <text:p text:style-name="P5"><text:span text:style-name="T6"><text:s text:c="6"/>Log.</text:span><text:span text:style-name="T7">d</text:span><text:span text:style-name="T6">(</text:span><text:span text:style-name="T9">TAG</text:span><text:span text:style-name="T6">, </text:span><text:span text:style-name="T11">"....Connection ok..."</text:span><text:span text:style-name="T6">);</text:span></text:p>
      <text:p text:style-name="P5"><text:span text:style-name="T6"><text:s text:c="4"/>} </text:span><text:span text:style-name="T4">catch</text:span><text:span text:style-name="T6"> (IOException e) {</text:span></text:p>
      <text:p text:style-name="P5"><text:span text:style-name="T6"><text:s text:c="6"/></text:span><text:span text:style-name="T4">try</text:span><text:span text:style-name="T6"> {</text:span></text:p>
      <text:p text:style-name="P5"><text:span text:style-name="T6"><text:s text:c="8"/></text:span><text:span text:style-name="T10">btSocket</text:span><text:span text:style-name="T6">.close();</text:span></text:p>
      <text:p text:style-name="P5"><text:span text:style-name="T6"><text:s text:c="6"/>} </text:span><text:span text:style-name="T4">catch</text:span><text:span text:style-name="T6"> (IOException e2) {</text:span></text:p>
      <text:p text:style-name="P5"><text:span text:style-name="T6"><text:s text:c="8"/>errorExit(</text:span><text:span text:style-name="T11">"Fatal Error"</text:span><text:span text:style-name="T6">, </text:span><text:span text:style-name="T11">"In onResume() and unable to close socket during connection failure"</text:span><text:span text:style-name="T6"> + e2.getMessage() + </text:span><text:span text:style-name="T11">"."</text:span><text:span text:style-name="T6">);</text:span></text:p>
      <text:p text:style-name="P5"><text:span text:style-name="T6"><text:s text:c="6"/>}</text:span></text:p>
      <text:p text:style-name="P5"><text:span text:style-name="T6"><text:s text:c="4"/>}</text:span></text:p>
      <text:p text:style-name="P5"><text:span text:style-name="T6"><text:s text:c="6"/></text:span></text:p>
      <text:p text:style-name="P5"><text:span text:style-name="T6"><text:s text:c="4"/></text:span><text:span text:style-name="T2">// Create a data stream so we can talk to server.</text:span></text:p>
      <text:p text:style-name="P5"><text:span text:style-name="T6"><text:s text:c="4"/>Log.</text:span><text:span text:style-name="T7">d</text:span><text:span text:style-name="T6">(</text:span><text:span text:style-name="T9">TAG</text:span><text:span text:style-name="T6">, </text:span><text:span text:style-name="T11">"...Create Socket..."</text:span><text:span text:style-name="T6">);</text:span></text:p>
      <text:p text:style-name="P5"><text:span text:style-name="T6"><text:s text:c="4"/></text:span></text:p>
      <text:p text:style-name="P5"><text:span text:style-name="T6"><text:s text:c="4"/></text:span><text:span text:style-name="T10">mConnectedThread</text:span><text:span text:style-name="T6"> = </text:span><text:span text:style-name="T4">new</text:span><text:span text:style-name="T6"> ConnectedThread(</text:span><text:span text:style-name="T10">btSocket</text:span><text:span text:style-name="T6">);</text:span></text:p>
      <text:p text:style-name="P5"><text:span text:style-name="T6"><text:s text:c="4"/></text:span><text:span text:style-name="T10">mConnectedThread</text:span><text:span text:style-name="T6">.start();</text:span></text:p>
      <text:p text:style-name="P5"><text:span text:style-name="T6"><text:s text:c="2"/>}</text:span></text:p>
      <text:p text:style-name="P5"><text:span text:style-name="T6"><text:s text:c="2"/></text:span></text:p>
      <text:p text:style-name="P5"><text:span text:style-name="T6"><text:s text:c="2"/></text:span><text:span text:style-name="T16">@Override</text:span></text:p>
      <text:p text:style-name="P5"><text:span text:style-name="T6"><text:s text:c="2"/></text:span><text:span text:style-name="T4">public</text:span><text:span text:style-name="T6"> </text:span><text:span text:style-name="T4">void</text:span><text:span text:style-name="T6"> onPause() {</text:span></text:p>
      <text:p text:style-name="P5"><text:span text:style-name="T6"><text:s text:c="4"/></text:span><text:span text:style-name="T4">super</text:span><text:span text:style-name="T6">.onPause();</text:span></text:p>
      <text:p text:style-name="P5"><text:span text:style-name="T6"><text:s text:c="2"/></text:span></text:p>
      <text:p text:style-name="P5"><text:span text:style-name="T6"><text:s text:c="4"/>Log.</text:span><text:span text:style-name="T7">d</text:span><text:span text:style-name="T6">(</text:span><text:span text:style-name="T9">TAG</text:span><text:span text:style-name="T6">, </text:span><text:span text:style-name="T11">"...In onPause()..."</text:span><text:span text:style-name="T6">);</text:span></text:p>
      <text:p text:style-name="P5"><text:span text:style-name="T6"><text:s text:c="3"/></text:span></text:p>
      <text:p text:style-name="P5"><text:span text:style-name="T6"><text:s text:c="4"/></text:span><text:span text:style-name="T4">try</text:span><text:span text:style-name="T6"> <text:s text:c="4"/>{</text:span></text:p>
      <text:p text:style-name="P5"><text:span text:style-name="T6"><text:s text:c="6"/></text:span><text:span text:style-name="T10">btSocket</text:span><text:span text:style-name="T6">.close();</text:span></text:p>
      <text:p text:style-name="P5"><text:span text:style-name="T6"><text:s text:c="4"/>} </text:span><text:span text:style-name="T4">catch</text:span><text:span text:style-name="T6"> (IOException e2) {</text:span></text:p>
      <text:p text:style-name="P5"><text:span text:style-name="T6"><text:s text:c="6"/>errorExit(</text:span><text:span text:style-name="T11">"Fatal Error"</text:span><text:span text:style-name="T6">, </text:span><text:span text:style-name="T11">"In onPause() and failed to close socket."</text:span><text:span text:style-name="T6"> + e2.getMessage() + </text:span><text:span text:style-name="T11">"."</text:span><text:span text:style-name="T6">);</text:span></text:p>
      <text:p text:style-name="P5"><text:span text:style-name="T6"><text:s text:c="4"/>}</text:span></text:p>
      <text:p text:style-name="P5"><text:span text:style-name="T6"><text:s text:c="2"/>}</text:span></text:p>
      <text:p text:style-name="P5"><text:span text:style-name="T6"><text:s text:c="4"/></text:span></text:p>
      <text:p text:style-name="P5"><text:span text:style-name="T6"><text:s text:c="2"/></text:span><text:span text:style-name="T4">private</text:span><text:span text:style-name="T6"> </text:span><text:span text:style-name="T4">void</text:span><text:span text:style-name="T6"> checkBTState() {</text:span></text:p>
      <text:p text:style-name="P5"><text:span text:style-name="T6"><text:s text:c="4"/></text:span><text:span text:style-name="T4">if</text:span><text:span text:style-name="T6">(</text:span><text:span text:style-name="T10">btAdapter</text:span><text:span text:style-name="T6">==</text:span><text:span text:style-name="T4">null</text:span><text:span text:style-name="T6">) { </text:span></text:p>
      <text:p text:style-name="P5"><text:span text:style-name="T6"><text:s text:c="6"/>errorExit(</text:span><text:span text:style-name="T11">"Fatal Error"</text:span><text:span text:style-name="T6">, </text:span><text:span text:style-name="T11">"Bluetooth not support"</text:span><text:span text:style-name="T6">);</text:span></text:p>
      <text:p text:style-name="P5"><text:span text:style-name="T6"><text:s text:c="4"/>} </text:span><text:span text:style-name="T4">else</text:span><text:span text:style-name="T6"> {</text:span></text:p>
      <text:p text:style-name="P5"><text:span text:style-name="T6"><text:s text:c="6"/></text:span><text:span text:style-name="T4">if</text:span><text:span text:style-name="T6"> (</text:span><text:span text:style-name="T10">btAdapter</text:span><text:span text:style-name="T6">.isEnabled()) {</text:span></text:p>
      <text:p text:style-name="P5"><text:span text:style-name="T6"><text:s text:c="8"/>Log.</text:span><text:span text:style-name="T7">d</text:span><text:span text:style-name="T6">(</text:span><text:span text:style-name="T9">TAG</text:span><text:span text:style-name="T6">, </text:span><text:span text:style-name="T11">"...Bluetooth ON..."</text:span><text:span text:style-name="T6">);</text:span></text:p>
      <text:p text:style-name="P5"><text:span text:style-name="T6"><text:s text:c="6"/>} </text:span><text:span text:style-name="T4">else</text:span><text:span text:style-name="T6"> {</text:span></text:p>
      <text:p text:style-name="P5"><text:span text:style-name="T6"><text:s text:c="8"/></text:span><text:span text:style-name="T2">//Prompt user to turn on </text:span><text:span text:style-name="T3">Bluetooth</text:span></text:p>
      <text:p text:style-name="P5"><text:span text:style-name="T6"><text:s text:c="8"/>Intent enableBtIntent = </text:span><text:span text:style-name="T4">new</text:span><text:span text:style-name="T6"> Intent(BluetoothAdapter.</text:span><text:span text:style-name="T9">ACTION_REQUEST_ENABLE</text:span><text:span text:style-name="T6">);</text:span></text:p>
      <text:p text:style-name="P5"><text:span text:style-name="T6"><text:s text:c="8"/>startActivityForResult(enableBtIntent, 1);</text:span></text:p>
      <text:p text:style-name="P5"><text:span text:style-name="T6"><text:s text:c="6"/>}</text:span></text:p>
      <text:p text:style-name="P5"><text:span text:style-name="T6"><text:s text:c="4"/>}</text:span></text:p>
      <text:p text:style-name="P5"><text:span text:style-name="T6"><text:s text:c="2"/>}</text:span></text:p>
      <text:p text:style-name="P5"><text:span text:style-name="T6"><text:s text:c="2"/></text:span></text:p>
      <text:p text:style-name="P5"><text:span text:style-name="T6"><text:s text:c="2"/></text:span><text:span text:style-name="T4">private</text:span><text:span text:style-name="T6"> </text:span><text:span text:style-name="T4">void</text:span><text:span text:style-name="T6"> errorExit(String title, String message){</text:span></text:p>
      <text:p text:style-name="P5"><text:span text:style-name="T6"><text:s text:c="4"/>Toast.</text:span><text:span text:style-name="T7">makeText</text:span><text:span text:style-name="T6">(getBaseContext(), title + </text:span><text:span text:style-name="T11">" - "</text:span><text:span text:style-name="T6"> + message, Toast.</text:span><text:span text:style-name="T9">LENGTH_LONG</text:span><text:span text:style-name="T6">).show();</text:span></text:p>
      <text:p text:style-name="P5"><text:span text:style-name="T6"><text:s text:c="4"/>finish();</text:span></text:p>
      <text:p text:style-name="P5"><text:span text:style-name="T6"><text:s text:c="2"/>}</text:span></text:p>
      <text:p text:style-name="P5"><text:span text:style-name="T6"><text:s text:c="2"/></text:span></text:p>
      <text:p text:style-name="P5"><text:span text:style-name="T6"><text:s text:c="2"/></text:span><text:span text:style-name="T4">private</text:span><text:span text:style-name="T6"> </text:span><text:span text:style-name="T4">class</text:span><text:span text:style-name="T6"> ConnectedThread </text:span><text:span text:style-name="T4">extends</text:span><text:span text:style-name="T6"> Thread {</text:span></text:p>
      <text:p text:style-name="P5"><text:span text:style-name="T6"><text:s text:c="8"/></text:span><text:span text:style-name="T4">private</text:span><text:span text:style-name="T6"> </text:span><text:span text:style-name="T4">final</text:span><text:span text:style-name="T6"> InputStream </text:span><text:span text:style-name="T10">mmInStream</text:span><text:span text:style-name="T6">;</text:span></text:p>
      <text:p text:style-name="P5"><text:span text:style-name="T6"><text:s text:c="8"/></text:span><text:span text:style-name="T4">private</text:span><text:span text:style-name="T6"> </text:span><text:span text:style-name="T4">final</text:span><text:span text:style-name="T6"> OutputStream </text:span><text:span text:style-name="T10">mmOutStream</text:span><text:span text:style-name="T6">;</text:span></text:p>
      <text:p text:style-name="P5"><text:span text:style-name="T6"><text:s text:c="6"/></text:span></text:p>
      <text:p text:style-name="P5"><text:soft-page-break/><text:span text:style-name="T6"><text:s text:c="8"/></text:span><text:span text:style-name="T4">public</text:span><text:span text:style-name="T6"> ConnectedThread(BluetoothSocket socket) {</text:span></text:p>
      <text:p text:style-name="P5"><text:span text:style-name="T6"><text:s text:c="12"/>InputStream tmpIn = </text:span><text:span text:style-name="T4">null</text:span><text:span text:style-name="T6">;</text:span></text:p>
      <text:p text:style-name="P5"><text:span text:style-name="T6"><text:s text:c="12"/>OutputStream tmpOut = </text:span><text:span text:style-name="T4">null</text:span><text:span text:style-name="T6">;</text:span></text:p>
      <text:p text:style-name="P5"><text:span text:style-name="T6"><text:s text:c="6"/></text:span></text:p>
      <text:p text:style-name="P5"><text:span text:style-name="T6"><text:s text:c="12"/></text:span><text:span text:style-name="T2">// Get the input and output streams, using </text:span><text:span text:style-name="T3">temp</text:span><text:span text:style-name="T2"> objects because</text:span></text:p>
      <text:p text:style-name="P5"><text:span text:style-name="T6"><text:s text:c="12"/></text:span><text:span text:style-name="T2">// member streams are final</text:span></text:p>
      <text:p text:style-name="P5"><text:span text:style-name="T6"><text:s text:c="12"/></text:span><text:span text:style-name="T4">try</text:span><text:span text:style-name="T6"> {</text:span></text:p>
      <text:p text:style-name="P5"><text:span text:style-name="T6"><text:s text:c="16"/>tmpIn = socket.getInputStream();</text:span></text:p>
      <text:p text:style-name="P5"><text:span text:style-name="T6"><text:s text:c="16"/>tmpOut = socket.getOutputStream();</text:span></text:p>
      <text:p text:style-name="P5"><text:span text:style-name="T6"><text:s text:c="12"/>} </text:span><text:span text:style-name="T4">catch</text:span><text:span text:style-name="T6"> (IOException e) { }</text:span></text:p>
      <text:p text:style-name="P5"><text:span text:style-name="T6"><text:s text:c="6"/></text:span></text:p>
      <text:p text:style-name="P5"><text:span text:style-name="T6"><text:s text:c="12"/></text:span><text:span text:style-name="T10">mmInStream</text:span><text:span text:style-name="T6"> = tmpIn;</text:span></text:p>
      <text:p text:style-name="P5"><text:span text:style-name="T6"><text:s text:c="12"/></text:span><text:span text:style-name="T10">mmOutStream</text:span><text:span text:style-name="T6"> = tmpOut;</text:span></text:p>
      <text:p text:style-name="P5"><text:span text:style-name="T6"><text:s text:c="8"/>}</text:span></text:p>
      <text:p text:style-name="P5"><text:span text:style-name="T6"><text:s text:c="6"/></text:span></text:p>
      <text:p text:style-name="P5"><text:span text:style-name="T6"><text:s text:c="8"/></text:span><text:span text:style-name="T4">public</text:span><text:span text:style-name="T6"> </text:span><text:span text:style-name="T4">void</text:span><text:span text:style-name="T6"> run() {</text:span></text:p>
      <text:p text:style-name="P5"><text:span text:style-name="T6"><text:s text:c="12"/></text:span><text:span text:style-name="T4">byte</text:span><text:span text:style-name="T6">[] buffer = </text:span><text:span text:style-name="T4">new</text:span><text:span text:style-name="T6"> </text:span><text:span text:style-name="T4">byte</text:span><text:span text:style-name="T6">[256]; <text:s/></text:span><text:span text:style-name="T2">// buffer store for the stream</text:span></text:p>
      <text:p text:style-name="P5"><text:span text:style-name="T6"><text:s text:c="12"/></text:span><text:span text:style-name="T4">int</text:span><text:span text:style-name="T6"> bytes; </text:span><text:span text:style-name="T2">// bytes returned from read()</text:span></text:p>
      <text:p text:style-name="P5"><text:span text:style-name="T6"><text:s/></text:span></text:p>
      <text:p text:style-name="P5"><text:span text:style-name="T6"><text:s text:c="12"/></text:span><text:span text:style-name="T2">// Keep listening to the InputStream until an exception occurs</text:span></text:p>
      <text:p text:style-name="P5"><text:span text:style-name="T6"><text:s text:c="12"/></text:span><text:span text:style-name="T4">while</text:span><text:span text:style-name="T6"> (</text:span><text:span text:style-name="T4">true</text:span><text:span text:style-name="T6">) {</text:span></text:p>
      <text:p text:style-name="P5"><text:span text:style-name="T6"><text:s text:c="16"/></text:span><text:span text:style-name="T4">try</text:span><text:span text:style-name="T6"> {</text:span></text:p>
      <text:p text:style-name="P5"><text:span text:style-name="T6"><text:s text:c="20"/></text:span><text:span text:style-name="T2">// Read from the InputStream</text:span></text:p>
      <text:p text:style-name="P5"><text:span text:style-name="T6"><text:s text:c="20"/>bytes = </text:span><text:span text:style-name="T10">mmInStream</text:span><text:span text:style-name="T6">.read(buffer); <text:s text:c="7"/></text:span><text:span text:style-name="T2">// Get number of bytes and message in "buffer"</text:span></text:p>
      <text:p text:style-name="P5"><text:span text:style-name="T6"><text:s text:c="20"/></text:span><text:span text:style-name="T10">h</text:span><text:span text:style-name="T6">.obtainMessage(</text:span><text:span text:style-name="T10">RECIEVE_MESSAGE</text:span><text:span text:style-name="T6">, bytes, -1, buffer).sendToTarget(); <text:s text:c="4"/></text:span><text:span text:style-name="T2">// Send to message queue Handler</text:span></text:p>
      <text:p text:style-name="P5"><text:span text:style-name="T6"><text:s text:c="16"/>} </text:span><text:span text:style-name="T4">catch</text:span><text:span text:style-name="T6"> (IOException e) {</text:span></text:p>
      <text:p text:style-name="P5"><text:span text:style-name="T6"><text:s text:c="20"/></text:span><text:span text:style-name="T4">break</text:span><text:span text:style-name="T6">;</text:span></text:p>
      <text:p text:style-name="P5"><text:span text:style-name="T6"><text:s text:c="16"/>}</text:span></text:p>
      <text:p text:style-name="P5"><text:span text:style-name="T6"><text:s text:c="12"/>}</text:span></text:p>
      <text:p text:style-name="P5"><text:span text:style-name="T6"><text:s text:c="8"/>}</text:span></text:p>
      <text:p text:style-name="P5"><text:span text:style-name="T6"><text:s text:c="6"/></text:span></text:p>
      <text:p text:style-name="P5"><text:span text:style-name="T6"><text:s text:c="8"/></text:span><text:span text:style-name="T2">/* Call this from the main activity to send data to the remote device */</text:span></text:p>
      <text:p text:style-name="P5"><text:span text:style-name="T6"><text:s text:c="8"/></text:span><text:span text:style-name="T4">public</text:span><text:span text:style-name="T6"> </text:span><text:span text:style-name="T4">void</text:span><text:span text:style-name="T6"> write(String message) {</text:span></text:p>
      <text:p text:style-name="P5"><text:span text:style-name="T6"><text:s text:c="12"/>Log.</text:span><text:span text:style-name="T7">d</text:span><text:span text:style-name="T6">(</text:span><text:span text:style-name="T9">TAG</text:span><text:span text:style-name="T6">, </text:span><text:span text:style-name="T11">"...Data to send: "</text:span><text:span text:style-name="T6"> + message + </text:span><text:span text:style-name="T11">"..."</text:span><text:span text:style-name="T6">);</text:span></text:p>
      <text:p text:style-name="P5"><text:span text:style-name="T6"><text:s text:c="12"/></text:span><text:span text:style-name="T4">byte</text:span><text:span text:style-name="T6">[] msgBuffer = message.getBytes();</text:span></text:p>
      <text:p text:style-name="P5"><text:span text:style-name="T6"><text:s text:c="12"/></text:span><text:span text:style-name="T4">try</text:span><text:span text:style-name="T6"> {</text:span></text:p>
      <text:p text:style-name="P5"><text:span text:style-name="T6"><text:s text:c="16"/></text:span><text:span text:style-name="T10">mmOutStream</text:span><text:span text:style-name="T6">.write(msgBuffer);</text:span></text:p>
      <text:p text:style-name="P5"><text:span text:style-name="T6"><text:s text:c="12"/>} </text:span><text:span text:style-name="T4">catch</text:span><text:span text:style-name="T6"> (IOException e) {</text:span></text:p>
      <text:p text:style-name="P5"><text:span text:style-name="T6"><text:s text:c="16"/>Log.</text:span><text:span text:style-name="T7">d</text:span><text:span text:style-name="T6">(</text:span><text:span text:style-name="T9">TAG</text:span><text:span text:style-name="T6">, </text:span><text:span text:style-name="T11">"...Error data send: "</text:span><text:span text:style-name="T6"> + e.getMessage() + </text:span><text:span text:style-name="T11">"..."</text:span><text:span text:style-name="T6">); <text:s text:c="4"/></text:span></text:p>
      <text:p text:style-name="P5"><text:span text:style-name="T6"><text:s text:c="14"/>}</text:span></text:p>
      <text:p text:style-name="P5"><text:span text:style-name="T6"><text:s text:c="8"/>}</text:span></text:p>
      <text:p text:style-name="P5"><text:span text:style-name="T6"><text:s text:c="4"/>}</text:span></text:p>
      <text:p text:style-name="Standard"><text:span text:style-name="T6">}</text:span></text:p>
      <text:p text:style-name="P3"><text:span text:style-name="T1">AUTOLOCK lockcontrolscreen.xml</text:span></text:p>
      <text:p text:style-name="P5"><text:span text:style-name="T19">&lt;?</text:span><text:span text:style-name="T21">xml</text:span><text:span text:style-name="T1"> </text:span><text:span text:style-name="T23">version</text:span><text:span text:style-name="T6">=</text:span><text:span text:style-name="T12">"1.0"</text:span><text:span text:style-name="T1"> </text:span><text:span text:style-name="T23">encoding</text:span><text:span text:style-name="T6">=</text:span><text:span text:style-name="T12">"utf-8"</text:span><text:span text:style-name="T19">?&gt;</text:span></text:p>
      <text:p text:style-name="P5"><text:span text:style-name="T19">&lt;</text:span><text:span text:style-name="T21">LinearLayout</text:span><text:span text:style-name="T1"> </text:span><text:span text:style-name="T23">xmlns:android</text:span><text:span text:style-name="T6">=</text:span><text:span text:style-name="T12">"http://schemas.android.com/apk/res/android"</text:span></text:p>
      <text:p text:style-name="P5"><text:span text:style-name="T1"><text:s text:c="4"/></text:span><text:span text:style-name="T23">xmlns:tools</text:span><text:span text:style-name="T6">=</text:span><text:span text:style-name="T12">"http://schemas.android.com/tools"</text:span></text:p>
      <text:p text:style-name="P5"><text:span text:style-name="T1"><text:s text:c="4"/></text:span><text:span text:style-name="T23">android:layout_width</text:span><text:span text:style-name="T6">=</text:span><text:span text:style-name="T12">"match_parent"</text:span></text:p>
      <text:p text:style-name="P5"><text:span text:style-name="T1"><text:s text:c="4"/></text:span><text:span text:style-name="T23">android:layout_height</text:span><text:span text:style-name="T6">=</text:span><text:span text:style-name="T12">"match_parent"</text:span></text:p>
      <text:p text:style-name="P5"><text:span text:style-name="T1"><text:s text:c="4"/></text:span><text:span text:style-name="T23">android:orientation</text:span><text:span text:style-name="T6">=</text:span><text:span text:style-name="T12">"vertical"</text:span></text:p>
      <text:p text:style-name="P5"><text:span text:style-name="T1"><text:s text:c="4"/></text:span><text:span text:style-name="T23">android:background</text:span><text:span text:style-name="T6">=</text:span><text:span text:style-name="T12">"@drawable/wood"</text:span></text:p>
      <text:p text:style-name="P5"><text:span text:style-name="T1"><text:s text:c="4"/></text:span><text:span text:style-name="T23">android:padding</text:span><text:span text:style-name="T6">=</text:span><text:span text:style-name="T12">"20dp"</text:span></text:p>
      <text:p text:style-name="P5"><text:span text:style-name="T1"><text:s text:c="4"/></text:span><text:span text:style-name="T23">android:paddingBottom</text:span><text:span text:style-name="T6">=</text:span><text:span text:style-name="T12">"@dimen/activity_vertical_margin"</text:span></text:p>
      <text:p text:style-name="P5"><text:span text:style-name="T1"><text:s text:c="4"/></text:span><text:span text:style-name="T23">android:paddingLeft</text:span><text:span text:style-name="T6">=</text:span><text:span text:style-name="T12">"@dimen/activity_horizontal_margin"</text:span></text:p>
      <text:p text:style-name="P5"><text:span text:style-name="T1"><text:s text:c="4"/></text:span><text:span text:style-name="T23">android:paddingRight</text:span><text:span text:style-name="T6">=</text:span><text:span text:style-name="T12">"@dimen/activity_horizontal_margin"</text:span></text:p>
      <text:p text:style-name="P5"><text:span text:style-name="T1"><text:s text:c="4"/></text:span><text:span text:style-name="T23">android:paddingTop</text:span><text:span text:style-name="T6">=</text:span><text:span text:style-name="T12">"@dimen/activity_vertical_margin"</text:span></text:p>
      <text:p text:style-name="P5"><text:span text:style-name="T1"><text:s text:c="4"/></text:span><text:span text:style-name="T23">tools:context</text:span><text:span text:style-name="T6">=</text:span><text:span text:style-name="T12">".login"</text:span><text:span text:style-name="T1"> </text:span><text:span text:style-name="T19">&gt;</text:span></text:p>
      <text:p text:style-name="P4"/>
      <text:p text:style-name="P5"><text:span text:style-name="T6"><text:s text:c="4"/></text:span><text:span text:style-name="T19">&lt;</text:span><text:span text:style-name="T21">TextView</text:span></text:p>
      <text:p text:style-name="P5"><text:span text:style-name="T1"><text:s text:c="8"/></text:span><text:span text:style-name="T23">android:id</text:span><text:span text:style-name="T6">=</text:span><text:span text:style-name="T12">"@+id/textView1"</text:span></text:p>
      <text:p text:style-name="P5"><text:span text:style-name="T1"><text:s text:c="8"/></text:span><text:span text:style-name="T23">android:layout_width</text:span><text:span text:style-name="T6">=</text:span><text:span text:style-name="T12">"wrap_cont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layout_gravity</text:span><text:span text:style-name="T6">=</text:span><text:span text:style-name="T12">"center"</text:span></text:p>
      <text:p text:style-name="P5"><text:span text:style-name="T1"><text:s text:c="8"/></text:span><text:span text:style-name="T24">android:text</text:span><text:span text:style-name="T8">=</text:span><text:span text:style-name="T13">"AUTOLOCK"</text:span></text:p>
      <text:p text:style-name="P5"><text:span text:style-name="T1"><text:s text:c="8"/></text:span><text:span text:style-name="T23">android:textStyle</text:span><text:span text:style-name="T6">=</text:span><text:span text:style-name="T12">"bold"</text:span></text:p>
      <text:p text:style-name="P5"><text:soft-page-break/><text:span text:style-name="T1"><text:s text:c="8"/></text:span><text:span text:style-name="T23">android:typeface</text:span><text:span text:style-name="T6">=</text:span><text:span text:style-name="T12">"serif"</text:span></text:p>
      <text:p text:style-name="P5"><text:span text:style-name="T1"><text:s text:c="8"/></text:span><text:span text:style-name="T23">android:textSize</text:span><text:span text:style-name="T6">=</text:span><text:span text:style-name="T12">"65sp"</text:span></text:p>
      <text:p text:style-name="P5"><text:span text:style-name="T1"><text:s text:c="8"/></text:span><text:span text:style-name="T23">android:textAppearance</text:span><text:span text:style-name="T6">=</text:span><text:span text:style-name="T12">"?android:attr/textAppearanceLarge"</text:span><text:span text:style-name="T1"> </text:span><text:span text:style-name="T19">/&gt;</text:span></text:p>
      <text:p text:style-name="P4"/>
      <text:p text:style-name="P5"><text:span text:style-name="T6"><text:s text:c="4"/></text:span><text:span text:style-name="T19">&lt;</text:span><text:span text:style-name="T21">TextView</text:span></text:p>
      <text:p text:style-name="P5"><text:span text:style-name="T1"><text:s text:c="8"/></text:span><text:span text:style-name="T23">android:id</text:span><text:span text:style-name="T6">=</text:span><text:span text:style-name="T12">"@+id/textView2"</text:span></text:p>
      <text:p text:style-name="P5"><text:span text:style-name="T1"><text:s text:c="8"/></text:span><text:span text:style-name="T23">android:layout_width</text:span><text:span text:style-name="T6">=</text:span><text:span text:style-name="T12">"wrap_cont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layout_gravity</text:span><text:span text:style-name="T6">=</text:span><text:span text:style-name="T12">"center"</text:span></text:p>
      <text:p text:style-name="P5"><text:span text:style-name="T1"><text:s text:c="8"/></text:span><text:span text:style-name="T23">android:layout_marginTop</text:span><text:span text:style-name="T6">=</text:span><text:span text:style-name="T12">"75dp"</text:span></text:p>
      <text:p text:style-name="P5"><text:span text:style-name="T1"><text:s text:c="8"/></text:span><text:span text:style-name="T24">android:text</text:span><text:span text:style-name="T8">=</text:span><text:span text:style-name="T13">"Your door is:"</text:span></text:p>
      <text:p text:style-name="P5"><text:span text:style-name="T1"><text:s text:c="8"/></text:span><text:span text:style-name="T23">android:textSize</text:span><text:span text:style-name="T6">=</text:span><text:span text:style-name="T12">"40sp"</text:span></text:p>
      <text:p text:style-name="P5"><text:span text:style-name="T1"><text:s text:c="8"/></text:span><text:span text:style-name="T23">android:textAppearance</text:span><text:span text:style-name="T6">=</text:span><text:span text:style-name="T12">"?android:attr/textAppearanceLarge"</text:span><text:span text:style-name="T1"> </text:span><text:span text:style-name="T19">/&gt;</text:span></text:p>
      <text:p text:style-name="P5"><text:span text:style-name="T6"><text:s text:c="4"/></text:span></text:p>
      <text:p text:style-name="P5"><text:span text:style-name="T6"><text:s text:c="4"/></text:span><text:span text:style-name="T19">&lt;</text:span><text:span text:style-name="T21">TextView</text:span></text:p>
      <text:p text:style-name="P5"><text:span text:style-name="T1"><text:s text:c="8"/></text:span><text:span text:style-name="T23">android:id</text:span><text:span text:style-name="T6">=</text:span><text:span text:style-name="T12">"@+id/status"</text:span></text:p>
      <text:p text:style-name="P5"><text:span text:style-name="T1"><text:s text:c="8"/></text:span><text:span text:style-name="T23">android:layout_width</text:span><text:span text:style-name="T6">=</text:span><text:span text:style-name="T12">"wrap_content"</text:span></text:p>
      <text:p text:style-name="P5"><text:span text:style-name="T1"><text:s text:c="8"/></text:span><text:span text:style-name="T23">android:layout_height</text:span><text:span text:style-name="T6">=</text:span><text:span text:style-name="T12">"wrap_content"</text:span></text:p>
      <text:p text:style-name="P5"><text:span text:style-name="T1"><text:s text:c="8"/></text:span><text:span text:style-name="T23">android:layout_gravity</text:span><text:span text:style-name="T6">=</text:span><text:span text:style-name="T12">"center"</text:span></text:p>
      <text:p text:style-name="P5"><text:span text:style-name="T1"><text:s text:c="8"/></text:span><text:span text:style-name="T23">android:layout_marginTop</text:span><text:span text:style-name="T6">=</text:span><text:span text:style-name="T12">"75dp"</text:span></text:p>
      <text:p text:style-name="P5"><text:span text:style-name="T1"><text:s text:c="8"/></text:span><text:span text:style-name="T23">android:textStyle</text:span><text:span text:style-name="T6">=</text:span><text:span text:style-name="T12">"bold"</text:span></text:p>
      <text:p text:style-name="P5"><text:span text:style-name="T1"><text:s text:c="8"/></text:span><text:span text:style-name="T24">android:text</text:span><text:span text:style-name="T8">=</text:span><text:span text:style-name="T13">"LOCKED"</text:span></text:p>
      <text:p text:style-name="P5"><text:span text:style-name="T1"><text:s text:c="8"/></text:span><text:span text:style-name="T23">android:textSize</text:span><text:span text:style-name="T6">=</text:span><text:span text:style-name="T12">"65sp"</text:span></text:p>
      <text:p text:style-name="P5"><text:span text:style-name="T1"><text:s text:c="8"/></text:span><text:span text:style-name="T23">android:textAppearance</text:span><text:span text:style-name="T6">=</text:span><text:span text:style-name="T12">"?android:attr/textAppearanceLarge"</text:span><text:span text:style-name="T1"> </text:span><text:span text:style-name="T19">/&gt;</text:span></text:p>
      <text:p text:style-name="P4"/>
      <text:p text:style-name="P5"><text:span text:style-name="T6"><text:s text:c="4"/></text:span><text:span text:style-name="T19">&lt;</text:span><text:span text:style-name="T21">Button</text:span></text:p>
      <text:p text:style-name="P5"><text:span text:style-name="T1"><text:s text:c="8"/></text:span><text:span text:style-name="T23">android:id</text:span><text:span text:style-name="T6">=</text:span><text:span text:style-name="T12">"@+id/lock"</text:span></text:p>
      <text:p text:style-name="P5"><text:span text:style-name="T1"><text:s text:c="8"/></text:span><text:span text:style-name="T23">android:layout_width</text:span><text:span text:style-name="T6">=</text:span><text:span text:style-name="T12">"400dp"</text:span></text:p>
      <text:p text:style-name="P5"><text:span text:style-name="T1"><text:s text:c="8"/></text:span><text:span text:style-name="T23">android:layout_height</text:span><text:span text:style-name="T6">=</text:span><text:span text:style-name="T12">"75dp"</text:span></text:p>
      <text:p text:style-name="P5"><text:span text:style-name="T1"><text:s text:c="8"/></text:span><text:span text:style-name="T23">android:background</text:span><text:span text:style-name="T6">=</text:span><text:span text:style-name="T12">"#FFE0B0"</text:span></text:p>
      <text:p text:style-name="P5"><text:span text:style-name="T1"><text:s text:c="8"/></text:span><text:span text:style-name="T23">android:textSize</text:span><text:span text:style-name="T6">=</text:span><text:span text:style-name="T12">"40sp"</text:span></text:p>
      <text:p text:style-name="P5"><text:span text:style-name="T1"><text:s text:c="8"/></text:span><text:span text:style-name="T23">android:textStyle</text:span><text:span text:style-name="T6">=</text:span><text:span text:style-name="T12">"bold"</text:span></text:p>
      <text:p text:style-name="P5"><text:span text:style-name="T1"><text:s text:c="8"/></text:span><text:span text:style-name="T23">android:layout_marginTop</text:span><text:span text:style-name="T6">=</text:span><text:span text:style-name="T12">"300dp"</text:span></text:p>
      <text:p text:style-name="P5"><text:span text:style-name="T1"><text:s text:c="8"/></text:span><text:span text:style-name="T23">android:layout_gravity</text:span><text:span text:style-name="T6">=</text:span><text:span text:style-name="T12">"center"</text:span></text:p>
      <text:p text:style-name="P5"><text:span text:style-name="T1"><text:s text:c="8"/></text:span><text:span text:style-name="T24">android:text</text:span><text:span text:style-name="T8">=</text:span><text:span text:style-name="T13">"Lock"</text:span><text:span text:style-name="T1"> </text:span><text:span text:style-name="T19">/&gt;</text:span></text:p>
      <text:p text:style-name="P4"/>
      <text:p text:style-name="P5"><text:span text:style-name="T6"><text:s text:c="4"/></text:span><text:span text:style-name="T19">&lt;</text:span><text:span text:style-name="T21">Button</text:span></text:p>
      <text:p text:style-name="P5"><text:span text:style-name="T1"><text:s text:c="8"/></text:span><text:span text:style-name="T23">android:id</text:span><text:span text:style-name="T6">=</text:span><text:span text:style-name="T12">"@+id/unlock"</text:span></text:p>
      <text:p text:style-name="P5"><text:span text:style-name="T1"><text:s text:c="8"/></text:span><text:span text:style-name="T23">android:layout_width</text:span><text:span text:style-name="T6">=</text:span><text:span text:style-name="T12">"400dp"</text:span></text:p>
      <text:p text:style-name="P5"><text:span text:style-name="T1"><text:s text:c="8"/></text:span><text:span text:style-name="T23">android:background</text:span><text:span text:style-name="T6">=</text:span><text:span text:style-name="T12">"#FFE0B0"</text:span></text:p>
      <text:p text:style-name="P5"><text:span text:style-name="T1"><text:s text:c="8"/></text:span><text:span text:style-name="T23">android:textSize</text:span><text:span text:style-name="T6">=</text:span><text:span text:style-name="T12">"40sp"</text:span></text:p>
      <text:p text:style-name="P5"><text:span text:style-name="T1"><text:s text:c="8"/></text:span><text:span text:style-name="T23">android:textStyle</text:span><text:span text:style-name="T6">=</text:span><text:span text:style-name="T12">"bold"</text:span></text:p>
      <text:p text:style-name="P5"><text:span text:style-name="T1"><text:s text:c="8"/></text:span><text:span text:style-name="T23">android:layout_height</text:span><text:span text:style-name="T6">=</text:span><text:span text:style-name="T12">"75dp"</text:span></text:p>
      <text:p text:style-name="P5"><text:span text:style-name="T1"><text:s text:c="8"/></text:span><text:span text:style-name="T23">android:layout_marginTop</text:span><text:span text:style-name="T6">=</text:span><text:span text:style-name="T12">"10dp"</text:span></text:p>
      <text:p text:style-name="P5"><text:span text:style-name="T1"><text:s text:c="8"/></text:span><text:span text:style-name="T23">android:layout_gravity</text:span><text:span text:style-name="T6">=</text:span><text:span text:style-name="T12">"center"</text:span></text:p>
      <text:p text:style-name="P5"><text:span text:style-name="T1"><text:s text:c="8"/></text:span><text:span text:style-name="T23">android:layout_marginBottom</text:span><text:span text:style-name="T6">=</text:span><text:span text:style-name="T12">"11dp"</text:span></text:p>
      <text:p text:style-name="P5"><text:span text:style-name="T1"><text:s text:c="8"/></text:span><text:span text:style-name="T24">android:text</text:span><text:span text:style-name="T8">=</text:span><text:span text:style-name="T13">"Unlock"</text:span><text:span text:style-name="T1"> </text:span><text:span text:style-name="T19">/&gt;</text:span></text:p>
      <text:p text:style-name="P6"><text:span text:style-name="T1"><text:tab/></text:span></text:p>
      <text:p text:style-name="Standard"><text:span text:style-name="T19">&lt;/</text:span><text:span text:style-name="T21">LinearLayout</text:span><text:span text:style-name="T19">&gt;</text:span></text:p>
      <text:p text:style-name="P3"><text:span text:style-name="T1">AUTOLOCK AndroidManifest.XML</text:span></text:p>
      <text:p text:style-name="P5"><text:span text:style-name="T19">&lt;?</text:span><text:span text:style-name="T21">xml</text:span><text:span text:style-name="T1"> </text:span><text:span text:style-name="T23">version</text:span><text:span text:style-name="T6">=</text:span><text:span text:style-name="T12">"1.0"</text:span><text:span text:style-name="T1"> </text:span><text:span text:style-name="T23">encoding</text:span><text:span text:style-name="T6">=</text:span><text:span text:style-name="T12">"utf-8"</text:span><text:span text:style-name="T19">?&gt;</text:span></text:p>
      <text:p text:style-name="P5"><text:span text:style-name="T19">&lt;</text:span><text:span text:style-name="T21">manifest</text:span><text:span text:style-name="T1"> </text:span><text:span text:style-name="T23">xmlns:android</text:span><text:span text:style-name="T6">=</text:span><text:span text:style-name="T12">"http://schemas.android.com/apk/res/android"</text:span></text:p>
      <text:p text:style-name="P5"><text:span text:style-name="T1"><text:s text:c="4"/></text:span><text:span text:style-name="T23">package</text:span><text:span text:style-name="T6">=</text:span><text:span text:style-name="T12">"com.example.autolock"</text:span></text:p>
      <text:p text:style-name="P5"><text:span text:style-name="T1"><text:s text:c="4"/></text:span><text:span text:style-name="T23">android:versionCode</text:span><text:span text:style-name="T6">=</text:span><text:span text:style-name="T12">"1"</text:span></text:p>
      <text:p text:style-name="P5"><text:span text:style-name="T1"><text:s text:c="4"/></text:span><text:span text:style-name="T23">android:versionName</text:span><text:span text:style-name="T6">=</text:span><text:span text:style-name="T12">"1.0"</text:span><text:span text:style-name="T1"> </text:span><text:span text:style-name="T19">&gt;</text:span></text:p>
      <text:p text:style-name="P4"/>
      <text:p text:style-name="P5"><text:span text:style-name="T6"><text:s text:c="4"/></text:span><text:span text:style-name="T19">&lt;</text:span><text:span text:style-name="T21">uses-permission</text:span><text:span text:style-name="T1"> </text:span><text:span text:style-name="T23">android:name</text:span><text:span text:style-name="T6">=</text:span><text:span text:style-name="T12">"android.permission.BLUETOOTH"</text:span><text:span text:style-name="T19">/&gt;</text:span></text:p>
      <text:p text:style-name="P5"><text:span text:style-name="T6"><text:tab/></text:span><text:span text:style-name="T19">&lt;</text:span><text:span text:style-name="T21">uses-permission</text:span><text:span text:style-name="T1"> </text:span><text:span text:style-name="T23">android:name</text:span><text:span text:style-name="T6">=</text:span><text:span text:style-name="T12">"android.permission.BLUETOOTH_ADMIN"</text:span><text:span text:style-name="T19">/&gt;</text:span></text:p>
      <text:p text:style-name="P5"><text:span text:style-name="T6"><text:s text:c="4"/></text:span><text:span text:style-name="T19">&lt;</text:span><text:span text:style-name="T21">uses-permission</text:span><text:span text:style-name="T1"> </text:span><text:span text:style-name="T23">android:name</text:span><text:span text:style-name="T6">=</text:span><text:span text:style-name="T12">"android.permission.INTERNET"</text:span><text:span text:style-name="T1"> </text:span><text:span text:style-name="T19">/&gt;</text:span></text:p>
      <text:p text:style-name="P5"><text:span text:style-name="T6"><text:s text:c="4"/></text:span><text:span text:style-name="T19">&lt;</text:span><text:span text:style-name="T21">uses-permission</text:span><text:span text:style-name="T1"> </text:span><text:span text:style-name="T23">android:name</text:span><text:span text:style-name="T6">=</text:span><text:span text:style-name="T12">"android.permission.GET_ACCOUNTS"</text:span><text:span text:style-name="T1"> </text:span><text:span text:style-name="T19">/&gt;</text:span></text:p>
      <text:p text:style-name="P5"><text:span text:style-name="T6"><text:s text:c="4"/></text:span><text:span text:style-name="T19">&lt;</text:span><text:span text:style-name="T21">uses-permission</text:span><text:span text:style-name="T1"> </text:span><text:span text:style-name="T23">android:name</text:span><text:span text:style-name="T6">=</text:span><text:span text:style-name="T12">"android.permission.USE_CREDENTIALS"</text:span><text:span text:style-name="T1"> </text:span><text:span text:style-name="T19">/&gt;</text:span></text:p>
      <text:p text:style-name="P5"><text:span text:style-name="T6"><text:s text:c="5"/></text:span></text:p>
      <text:p text:style-name="P5"><text:span text:style-name="T6"><text:s text:c="4"/></text:span><text:span text:style-name="T19">&lt;</text:span><text:span text:style-name="T21">uses-sdk</text:span></text:p>
      <text:p text:style-name="P5"><text:span text:style-name="T1"><text:s text:c="8"/></text:span><text:span text:style-name="T23">android:minSdkVersion</text:span><text:span text:style-name="T6">=</text:span><text:span text:style-name="T12">"9"</text:span></text:p>
      <text:p text:style-name="P5"><text:span text:style-name="T1"><text:s text:c="8"/></text:span><text:span text:style-name="T23">android:targetSdkVersion</text:span><text:span text:style-name="T6">=</text:span><text:span text:style-name="T12">"18"</text:span><text:span text:style-name="T1"> </text:span><text:span text:style-name="T19">/&gt;</text:span></text:p>
      <text:p text:style-name="P4"/>
      <text:p text:style-name="P5"><text:soft-page-break/><text:span text:style-name="T6"><text:s text:c="4"/></text:span><text:span text:style-name="T19">&lt;</text:span><text:span text:style-name="T21">application</text:span></text:p>
      <text:p text:style-name="P5"><text:span text:style-name="T1"><text:s text:c="8"/></text:span><text:span text:style-name="T23">android:allowBackup</text:span><text:span text:style-name="T6">=</text:span><text:span text:style-name="T12">"true"</text:span></text:p>
      <text:p text:style-name="P5"><text:span text:style-name="T1"><text:s text:c="8"/></text:span><text:span text:style-name="T23">android:icon</text:span><text:span text:style-name="T6">=</text:span><text:span text:style-name="T12">"@drawable/ic_launcher"</text:span></text:p>
      <text:p text:style-name="P5"><text:span text:style-name="T1"><text:s text:c="8"/></text:span><text:span text:style-name="T23">android:label</text:span><text:span text:style-name="T6">=</text:span><text:span text:style-name="T12">"@string/app_name"</text:span></text:p>
      <text:p text:style-name="P5"><text:span text:style-name="T1"><text:s text:c="8"/></text:span><text:span text:style-name="T23">android:theme</text:span><text:span text:style-name="T6">=</text:span><text:span text:style-name="T12">"@style/AppTheme"</text:span><text:span text:style-name="T1"> </text:span><text:span text:style-name="T19">&gt;</text:span></text:p>
      <text:p text:style-name="P5"><text:span text:style-name="T6"><text:s text:c="8"/></text:span><text:span text:style-name="T19">&lt;</text:span><text:span text:style-name="T21">meta-data</text:span></text:p>
      <text:p text:style-name="P5"><text:span text:style-name="T1"><text:s text:c="12"/></text:span><text:span text:style-name="T23">android:name</text:span><text:span text:style-name="T6">=</text:span><text:span text:style-name="T12">"com.google.android.gms.version"</text:span></text:p>
      <text:p text:style-name="P5"><text:span text:style-name="T1"><text:s text:c="12"/></text:span><text:span text:style-name="T23">android:value</text:span><text:span text:style-name="T6">=</text:span><text:span text:style-name="T12">"@integer/google_play_services_version"</text:span><text:span text:style-name="T1"> </text:span><text:span text:style-name="T19">/&gt;</text:span></text:p>
      <text:p text:style-name="P5"><text:span text:style-name="T6"><text:s text:c="8"/></text:span><text:span text:style-name="T19">&lt;</text:span><text:span text:style-name="T21">activity</text:span></text:p>
      <text:p text:style-name="P5"><text:span text:style-name="T1"><text:s text:c="12"/></text:span><text:span text:style-name="T23">android:name</text:span><text:span text:style-name="T6">=</text:span><text:span text:style-name="T12">"com.example.autolock.MainActivity"</text:span></text:p>
      <text:p text:style-name="P5"><text:span text:style-name="T1"><text:s text:c="12"/></text:span><text:span text:style-name="T23">android:label</text:span><text:span text:style-name="T6">=</text:span><text:span text:style-name="T12">"@string/app_name"</text:span><text:span text:style-name="T1"> </text:span><text:span text:style-name="T19">&gt;</text:span></text:p>
      <text:p text:style-name="P5"><text:span text:style-name="T6"><text:s text:c="12"/></text:span><text:span text:style-name="T19">&lt;</text:span><text:span text:style-name="T21">intent-filter</text:span><text:span text:style-name="T19">&gt;</text:span></text:p>
      <text:p text:style-name="P5"><text:span text:style-name="T6"><text:s text:c="16"/></text:span><text:span text:style-name="T19">&lt;</text:span><text:span text:style-name="T21">action</text:span><text:span text:style-name="T1"> </text:span><text:span text:style-name="T23">android:name</text:span><text:span text:style-name="T6">=</text:span><text:span text:style-name="T12">"android.intent.action.MAIN"</text:span><text:span text:style-name="T1"> </text:span><text:span text:style-name="T19">/&gt;</text:span></text:p>
      <text:p text:style-name="P4"/>
      <text:p text:style-name="P5"><text:span text:style-name="T6"><text:s text:c="16"/></text:span><text:span text:style-name="T19">&lt;</text:span><text:span text:style-name="T21">category</text:span><text:span text:style-name="T1"> </text:span><text:span text:style-name="T23">android:name</text:span><text:span text:style-name="T6">=</text:span><text:span text:style-name="T12">"android.intent.category.LAUNCHER"</text:span><text:span text:style-name="T1"> </text:span><text:span text:style-name="T19">/&gt;</text:span></text:p>
      <text:p text:style-name="P5"><text:span text:style-name="T6"><text:s text:c="12"/></text:span><text:span text:style-name="T19">&lt;/</text:span><text:span text:style-name="T21">intent-filter</text:span><text:span text:style-name="T19">&gt;</text:span></text:p>
      <text:p text:style-name="P5"><text:span text:style-name="T6"><text:s text:c="8"/></text:span><text:span text:style-name="T19">&lt;/</text:span><text:span text:style-name="T21">activity</text:span><text:span text:style-name="T19">&gt;</text:span></text:p>
      <text:p text:style-name="P5"><text:span text:style-name="T6"><text:s text:c="9"/></text:span><text:span text:style-name="T19">&lt;</text:span><text:span text:style-name="T21">activity</text:span></text:p>
      <text:p text:style-name="P5"><text:span text:style-name="T1"><text:s text:c="12"/></text:span><text:span text:style-name="T23">android:name</text:span><text:span text:style-name="T6">=</text:span><text:span text:style-name="T12">"com.example.autolock.LogIn"</text:span></text:p>
      <text:p text:style-name="P5"><text:span text:style-name="T1"><text:s text:c="12"/></text:span><text:span text:style-name="T23">android:label</text:span><text:span text:style-name="T6">=</text:span><text:span text:style-name="T12">"AUTOLOCK"</text:span></text:p>
      <text:p text:style-name="P5"><text:span text:style-name="T1"><text:s text:c="8"/><text:tab/> </text:span><text:span text:style-name="T19">/&gt;</text:span></text:p>
      <text:p text:style-name="P5"><text:span text:style-name="T6"><text:s text:c="8"/></text:span><text:span text:style-name="T19">&lt;</text:span><text:span text:style-name="T21">activity</text:span></text:p>
      <text:p text:style-name="P5"><text:span text:style-name="T1"><text:s text:c="12"/></text:span><text:span text:style-name="T23">android:name</text:span><text:span text:style-name="T6">=</text:span><text:span text:style-name="T12">"com.example.autolock.SignUp"</text:span></text:p>
      <text:p text:style-name="P5"><text:span text:style-name="T1"><text:s text:c="12"/></text:span><text:span text:style-name="T23">android:label</text:span><text:span text:style-name="T6">=</text:span><text:span text:style-name="T12">"AUTOLOCK"</text:span></text:p>
      <text:p text:style-name="P5"><text:span text:style-name="T1"><text:s text:c="8"/><text:tab/> </text:span><text:span text:style-name="T19">/&gt;</text:span></text:p>
      <text:p text:style-name="P5"><text:span text:style-name="T6"><text:s text:c="8"/></text:span><text:span text:style-name="T19">&lt;</text:span><text:span text:style-name="T21">activity</text:span></text:p>
      <text:p text:style-name="P5"><text:span text:style-name="T1"><text:s text:c="12"/></text:span><text:span text:style-name="T23">android:name</text:span><text:span text:style-name="T6">=</text:span><text:span text:style-name="T12">"com.example.autolock.Devices"</text:span></text:p>
      <text:p text:style-name="P5"><text:span text:style-name="T1"><text:s text:c="12"/></text:span><text:span text:style-name="T23">android:label</text:span><text:span text:style-name="T6">=</text:span><text:span text:style-name="T12">"AUTOLOCK"</text:span></text:p>
      <text:p text:style-name="P5"><text:span text:style-name="T1"><text:s text:c="8"/><text:tab/> </text:span><text:span text:style-name="T19">/&gt;</text:span></text:p>
      <text:p text:style-name="P5"><text:span text:style-name="T6"><text:s text:c="8"/></text:span><text:span text:style-name="T19">&lt;</text:span><text:span text:style-name="T21">activity</text:span></text:p>
      <text:p text:style-name="P5"><text:span text:style-name="T1"><text:s text:c="12"/></text:span><text:span text:style-name="T23">android:name</text:span><text:span text:style-name="T6">=</text:span><text:span text:style-name="T12">"com.example.autolock.EXTRA"</text:span></text:p>
      <text:p text:style-name="P5"><text:span text:style-name="T1"><text:s text:c="12"/></text:span><text:span text:style-name="T23">android:label</text:span><text:span text:style-name="T6">=</text:span><text:span text:style-name="T12">"AUTOLOCK"</text:span></text:p>
      <text:p text:style-name="P5"><text:span text:style-name="T1"><text:s text:c="8"/><text:tab/> </text:span><text:span text:style-name="T19">/&gt;</text:span></text:p>
      <text:p text:style-name="P5"><text:span text:style-name="T6"><text:s text:c="8"/></text:span><text:span text:style-name="T19">&lt;</text:span><text:span text:style-name="T21">activity</text:span></text:p>
      <text:p text:style-name="P5"><text:span text:style-name="T1"><text:s text:c="12"/></text:span><text:span text:style-name="T23">android:name</text:span><text:span text:style-name="T6">=</text:span><text:span text:style-name="T12">"com.example.autolock.NewScreen"</text:span></text:p>
      <text:p text:style-name="P5"><text:span text:style-name="T1"><text:s text:c="12"/></text:span><text:span text:style-name="T23">android:label</text:span><text:span text:style-name="T6">=</text:span><text:span text:style-name="T12">"AUTOLOCK"</text:span></text:p>
      <text:p text:style-name="P5"><text:span text:style-name="T1"><text:s text:c="8"/><text:tab/> </text:span><text:span text:style-name="T19">/&gt;</text:span></text:p>
      <text:p text:style-name="P5"><text:span text:style-name="T6"><text:s text:c="4"/></text:span><text:span text:style-name="T19">&lt;/</text:span><text:span text:style-name="T21">application</text:span><text:span text:style-name="T19">&gt;</text:span></text:p>
      <text:p text:style-name="P4"/>
      <text:p text:style-name="P5"><text:span text:style-name="T19">&lt;/</text:span><text:span text:style-name="T21">manifest</text:span><text:span text:style-name="T19">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text:soft-page-break/></text:p>
      <text:p text:style-name="P5"><text:bookmark text:name="_GoBack"/><text:span text:style-name="T25">/**** DDL-Final Arduino Code ****/</text:span></text:p>
      <text:p text:style-name="P5"><text:span text:style-name="T25">/**** Josh Bowen ****/</text:span></text:p>
      <text:p text:style-name="P5"><text:span text:style-name="T25">/**** May 8 2014 ****/</text:span></text:p>
      <text:p text:style-name="P5"><text:span text:style-name="T25">/**** DDL Final ****/</text:span></text:p>
      <text:p text:style-name="P5"><text:span text:style-name="T25">/**** Servo Setup ****/</text:span></text:p>
      <text:p text:style-name="P7"/>
      <text:p text:style-name="P5"><text:span text:style-name="T26">#include &lt;Servo.h&gt; </text:span><text:span text:style-name="T25">//Import Servo Library</text:span></text:p>
      <text:p text:style-name="P7"/>
      <text:p text:style-name="P5"><text:span text:style-name="T26">Servo myservo; </text:span><text:span text:style-name="T25">//Create Servo Object</text:span></text:p>
      <text:p text:style-name="P7"/>
      <text:p text:style-name="P5"><text:span text:style-name="T26">char val; </text:span><text:span text:style-name="T25">//Store ascii characters</text:span></text:p>
      <text:p text:style-name="P5"><text:span text:style-name="T26">int led = 13; </text:span><text:span text:style-name="T25">// Onboard LED is pin 13</text:span></text:p>
      <text:p text:style-name="P5"><text:span text:style-name="T26">int TX = 1; </text:span><text:span text:style-name="T25">// TX is pin 1</text:span></text:p>
      <text:p text:style-name="P5"><text:span text:style-name="T26">int RX = 2; </text:span><text:span text:style-name="T25">// RX is pin 2</text:span></text:p>
      <text:p text:style-name="P7"/>
      <text:p text:style-name="P5"><text:span text:style-name="T26">void setup() { </text:span></text:p>
      <text:p text:style-name="P5"><text:span text:style-name="T26"><text:s text:c="2"/></text:span></text:p>
      <text:p text:style-name="P5"><text:span text:style-name="T26"><text:s text:c="2"/>Serial.begin(9600); </text:span><text:span text:style-name="T25">//Setting Serial Communication Rate (BlueSmirf is default set to 9600)</text:span></text:p>
      <text:p text:style-name="P5"><text:span text:style-name="T26"><text:s text:c="2"/></text:span></text:p>
      <text:p text:style-name="P5"><text:span text:style-name="T26"><text:s text:c="2"/>pinMode(TX, OUTPUT); </text:span><text:span text:style-name="T25">//Set TX as output</text:span></text:p>
      <text:p text:style-name="P5"><text:span text:style-name="T26"><text:s text:c="2"/>pinMode(RX, INPUT); </text:span><text:span text:style-name="T25">//Set RX as input </text:span></text:p>
      <text:p text:style-name="P5"><text:span text:style-name="T26"><text:s text:c="2"/>pinMode(led, OUTPUT); </text:span><text:span text:style-name="T25">//Set LED as output </text:span></text:p>
      <text:p text:style-name="P5"><text:span text:style-name="T26"><text:s text:c="2"/></text:span></text:p>
      <text:p text:style-name="P5"><text:span text:style-name="T26"><text:s/></text:span><text:span text:style-name="T25"><text:s/>//Send Current State (Locked/Unlocked) to Android</text:span></text:p>
      <text:p text:style-name="P5"><text:span text:style-name="T26"><text:s text:c="2"/>Serial.write("\nCurrent State is: ");</text:span></text:p>
      <text:p text:style-name="P5"><text:span text:style-name="T26"><text:s text:c="2"/>val = Serial.read(); </text:span><text:span text:style-name="T25">//Retrieve Servo Position</text:span></text:p>
      <text:p text:style-name="P5"><text:span text:style-name="T26"><text:s text:c="2"/>if (val &lt; 50) </text:span><text:span text:style-name="T25">//If Less than Threshold</text:span></text:p>
      <text:p text:style-name="P5"><text:span text:style-name="T26"><text:s text:c="2"/>{</text:span></text:p>
      <text:p text:style-name="P5"><text:span text:style-name="T26"><text:s text:c="4"/>Serial.write("Unlocked");</text:span></text:p>
      <text:p text:style-name="P5"><text:span text:style-name="T26"><text:s text:c="2"/>}</text:span></text:p>
      <text:p text:style-name="P5"><text:span text:style-name="T26"><text:s text:c="2"/>else if (val &gt;= 50) </text:span><text:span text:style-name="T25">//If Greater than Equal to Threshold</text:span></text:p>
      <text:p text:style-name="P5"><text:span text:style-name="T26"><text:s text:c="2"/>{</text:span></text:p>
      <text:p text:style-name="P5"><text:span text:style-name="T26"><text:s text:c="4"/>Serial.write("Locked");</text:span></text:p>
      <text:p text:style-name="P5"><text:span text:style-name="T26"><text:s text:c="2"/>}</text:span></text:p>
      <text:p text:style-name="P5"><text:span text:style-name="T26">}</text:span></text:p>
      <text:p text:style-name="P7"/>
      <text:p text:style-name="P5"><text:span text:style-name="T25">// the loop routine runs over and over again forever:</text:span></text:p>
      <text:p text:style-name="P5"><text:span text:style-name="T26">void loop() {</text:span></text:p>
      <text:p text:style-name="P5"><text:span text:style-name="T26"><text:s text:c="2"/></text:span></text:p>
      <text:p text:style-name="P5"><text:span text:style-name="T26"><text:s text:c="2"/></text:span><text:span text:style-name="T25">//Read in the value sent from android phone</text:span></text:p>
      <text:p text:style-name="P5"><text:span text:style-name="T26"><text:s text:c="2"/>if (Serial.available() &gt; 0) </text:span></text:p>
      <text:p text:style-name="P5"><text:span text:style-name="T26"><text:s text:c="2"/>{</text:span></text:p>
      <text:p text:style-name="P5"><text:span text:style-name="T26"><text:s text:c="4"/>val = Serial.read();</text:span></text:p>
      <text:p text:style-name="P5"><text:span text:style-name="T26"><text:s text:c="4"/></text:span></text:p>
      <text:p text:style-name="P5"><text:span text:style-name="T26"><text:s text:c="4"/>if (val == '0') </text:span><text:span text:style-name="T25">//Locked</text:span></text:p>
      <text:p text:style-name="P5"><text:span text:style-name="T26"><text:s text:c="4"/>{</text:span></text:p>
      <text:p text:style-name="P5"><text:span text:style-name="T26"><text:s text:c="6"/>myservo.attach(9); </text:span><text:span text:style-name="T25">//Engage Servo</text:span></text:p>
      <text:p text:style-name="P5"><text:span text:style-name="T26"><text:s text:c="6"/>digitalWrite(led, HIGH); </text:span><text:span text:style-name="T25">//LED is HIGH when Locked</text:span></text:p>
      <text:p text:style-name="P5"><text:span text:style-name="T26"><text:s text:c="6"/>myservo.write(100); </text:span><text:span text:style-name="T25">//Value of 100 corresponds to Locked</text:span></text:p>
      <text:p text:style-name="P5"><text:span text:style-name="T26"><text:s text:c="6"/>Serial.write("\nLocked"); </text:span><text:span text:style-name="T25">//Send State to Terminal (Testing)</text:span></text:p>
      <text:p text:style-name="P5"><text:span text:style-name="T26"><text:s text:c="6"/>delay(500); </text:span><text:span text:style-name="T25">//Delay so Servo has time to move</text:span></text:p>
      <text:p text:style-name="P5"><text:span text:style-name="T26"><text:s text:c="6"/>myservo.detach(); </text:span><text:span text:style-name="T25">//Disengage Servo so lock can still be turned manually</text:span></text:p>
      <text:p text:style-name="P5"><text:span text:style-name="T26"><text:s text:c="4"/>}</text:span></text:p>
      <text:p text:style-name="P5"><text:span text:style-name="T26"><text:s text:c="4"/>else </text:span><text:span text:style-name="T25">//Unlocked</text:span></text:p>
      <text:p text:style-name="P5"><text:span text:style-name="T26"><text:s text:c="4"/>{</text:span></text:p>
      <text:p text:style-name="P5"><text:span text:style-name="T26"><text:s text:c="6"/>myservo.attach(9); </text:span><text:span text:style-name="T25">//Engage Servo</text:span></text:p>
      <text:p text:style-name="P5"><text:span text:style-name="T26"><text:s text:c="6"/>digitalWrite(led, LOW); </text:span><text:span text:style-name="T25">// LED is LOW when Unlocked</text:span></text:p>
      <text:p text:style-name="P5"><text:span text:style-name="T26"><text:s text:c="6"/>myservo.write(20); </text:span><text:span text:style-name="T25">//Value of 20 corresponds to Unlocked</text:span></text:p>
      <text:p text:style-name="P5"><text:span text:style-name="T26"><text:s text:c="6"/>Serial.write("\nUnlocked"); </text:span><text:span text:style-name="T25">//Send State to Terminal (Testing)</text:span></text:p>
      <text:p text:style-name="P5"><text:span text:style-name="T26"><text:s text:c="6"/>delay(500); </text:span><text:span text:style-name="T25">//Delay so Servo has time to move</text:span></text:p>
      <text:p text:style-name="P5"><text:span text:style-name="T26"><text:s text:c="6"/>myservo.detach(); </text:span><text:span text:style-name="T25">//Disengage Servo so lock can still be turned manually</text:span></text:p>
      <text:p text:style-name="P5"><text:span text:style-name="T26"><text:s text:c="4"/>}</text:span></text:p>
      <text:p text:style-name="P5"><text:span text:style-name="T26"><text:s text:c="4"/>}</text:span></text:p>
      <text:p text:style-name="P5"><text:span text:style-name="T26">}</text:span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6</meta:editing-cycles>
    <meta:creation-date>2014-05-08T18:54:00</meta:creation-date>
    <dc:date>2015-09-23T14:01:17.566318670</dc:date>
    <meta:editing-duration>PT40S</meta:editing-duration>
    <meta:generator>LibreOffice/4.2.8.2$Linux_X86_64 LibreOffice_project/420m0$Build-2</meta:generator>
    <meta:document-statistic meta:table-count="0" meta:image-count="0" meta:object-count="0" meta:page-count="15" meta:paragraph-count="920" meta:word-count="2283" meta:character-count="31338" meta:non-whitespace-character-count="23279"/>
    <meta:user-defined meta:name="AppVersion">15.0000</meta:user-defined>
    <meta:user-defined meta:name="Company">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